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fo:background-color="#FFFF00"/>
      <style:text-properties fo:color="#467886" style:text-underline-style="solid" style:text-underline-type="single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Hyperlink" style:data-style-name="N0">
      <style:text-properties fo:color="#467886" style:text-underline-style="solid" style:text-underline-type="single"/>
    </style:style>
    <style:style style:name="ce5" style:family="table-cell" style:parent-style-name="Hyperlink" style:data-style-name="N0">
      <style:table-cell-properties fo:background-color="#FF0000"/>
      <style:text-properties fo:color="#467886" style:text-underline-style="solid" style:text-underline-type="single"/>
    </style:style>
    <style:style style:name="ce6" style:family="table-cell" style:parent-style-name="Default" style:data-style-name="N30">
      <style:text-properties fo:font-size="10pt" style:font-size-asian="10pt" style:font-size-complex="10pt"/>
    </style:style>
    <style:style style:name="ce7" style:family="table-cell" style:parent-style-name="Hyperlink" style:data-style-name="N0">
      <style:table-cell-properties fo:background-color="#FFFF00"/>
      <style:text-properties fo:color="#467886" style:text-underline-style="solid" style:text-underline-type="single"/>
    </style:style>
    <style:style style:name="ce8" style:family="table-cell" style:parent-style-name="Hyperlink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6.40291666666667cm"/>
    </style:style>
    <style:style style:name="co5" style:family="table-column">
      <style:table-column-properties fo:break-before="auto" style:column-width="8.810625cm"/>
    </style:style>
    <style:style style:name="co6" style:family="table-column">
      <style:table-column-properties fo:break-before="auto" style:column-width="8.440208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6987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8708333333333cm"/>
    </style:style>
    <style:style style:name="co11" style:family="table-column">
      <style:table-column-properties fo:break-before="auto" style:column-width="3.04270833333333cm"/>
    </style:style>
    <style:style style:name="co12" style:family="table-column">
      <style:table-column-properties fo:break-before="auto" style:column-width="4.07458333333333cm"/>
    </style:style>
    <style:style style:name="co13" style:family="table-column">
      <style:table-column-properties fo:break-before="auto" style:column-width="2.98979166666667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4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7" table:number-columns-repeated="6" table:default-cell-style-name="ce1"/>
        <table:table-column table:style-name="co15" table:number-columns-repeated="16355" table:default-cell-style-name="ce1"/>
        <table:table-row table:style-name="ro1">
          <table:table-cell office:value-type="string" table:style-name="ce1">
            <text:p>Online_id</text:p>
          </table:table-cell>
          <table:table-cell office:value-type="string" table:style-name="ce1">
            <text:p>Experiment_id</text:p>
          </table:table-cell>
          <table:table-cell office:value-type="string" table:style-name="ce1">
            <text:p>Lastfm_tag</text:p>
          </table:table-cell>
          <table:table-cell office:value-type="string" table:style-name="ce1">
            <text:p>Artist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Youtube_link</text:p>
          </table:table-cell>
          <table:table-cell office:value-type="string" table:style-name="ce1">
            <text:p>Highlight_start</text:p>
          </table:table-cell>
          <table:table-cell table:number-columns-repeated="2" table:style-name="ce1"/>
          <table:table-cell office:value-type="string" table:style-name="ce1">
            <text:p>Num_ratings</text:p>
          </table:table-cell>
          <table:table-cell office:value-type="string" table:style-name="ce1">
            <text:p>VAQ_Estimate</text:p>
          </table:table-cell>
          <table:table-cell office:value-type="string" table:style-name="ce1">
            <text:p>VAQ_Online</text:p>
          </table:table-cell>
          <table:table-cell office:value-type="string" table:style-name="ce1">
            <text:p>AVG_Valence</text:p>
          </table:table-cell>
          <table:table-cell office:value-type="string" table:style-name="ce1">
            <text:p>STD_Valence</text:p>
          </table:table-cell>
          <table:table-cell office:value-type="string" table:style-name="ce1">
            <text:p>Q1_Valence</text:p>
          </table:table-cell>
          <table:table-cell office:value-type="string" table:style-name="ce1">
            <text:p>Q2_Valence</text:p>
          </table:table-cell>
          <table:table-cell office:value-type="string" table:style-name="ce1">
            <text:p>Q3_Valence</text:p>
          </table:table-cell>
          <table:table-cell office:value-type="string" table:style-name="ce1">
            <text:p>AVG_Arousal</text:p>
          </table:table-cell>
          <table:table-cell office:value-type="string" table:style-name="ce1">
            <text:p>STD_Arousal</text:p>
          </table:table-cell>
          <table:table-cell table:number-columns-repeated="2" table:style-name="ce1"/>
          <table:table-cell office:value-type="string" table:style-name="ce1">
            <text:p>Q1_Arousal</text:p>
          </table:table-cell>
          <table:table-cell office:value-type="string" table:style-name="ce1">
            <text:p>Q2_Arousal</text:p>
          </table:table-cell>
          <table:table-cell office:value-type="string" table:style-name="ce1">
            <text:p>Q3_Arousal</text:p>
          </table:table-cell>
          <table:table-cell office:value-type="string" table:style-name="ce1">
            <text:p>AVG_Dominance</text:p>
          </table:table-cell>
          <table:table-cell office:value-type="string" table:style-name="ce1">
            <text:p>STD_Dominance</text:p>
          </table:table-cell>
          <table:table-cell office:value-type="string" table:style-name="ce1">
            <text:p>Q1_Dominance</text:p>
          </table:table-cell>
          <table:table-cell office:value-type="string" table:style-name="ce1">
            <text:p>Q2_Dominance</text:p>
          </table:table-cell>
          <table:table-cell office:value-type="string" table:style-name="ce1">
            <text:p>Q3_Dominance</text:p>
          </table:table-cell>
          <table:table-cell table:number-columns-repeated="16355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ppy</text:p>
          </table:table-cell>
          <table:table-cell office:value-type="string" table:style-name="ce1">
            <text:p>Alphabeat</text:p>
          </table:table-cell>
          <table:table-cell office:value-type="string" table:style-name="ce1">
            <text:p>Fascination</text:p>
          </table:table-cell>
          <table:table-cell office:value-type="string" table:style-name="ce1">
            <text:p>http://www.youtube.com/watch?v=QvD6maGRh7c</text:p>
          </table:table-cell>
          <table:table-cell office:value-type="float" office:value="61" table:style-name="ce1">
            <text:p>61</text:p>
          </table:table-cell>
          <table:table-cell office:value-type="float" office:value="1.0166666666666666" table:formula="of:=[.G2]/60" table:style-name="ce1">
            <text:p>1.016666667</text:p>
          </table:table-cell>
          <table:table-cell office:value-type="float" office:value="2.0166666666666666" table:formula="of:=[.H2]+1" table:style-name="ce1">
            <text:p>2.01666666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375" table:style-name="ce1">
            <text:p>6.375</text:p>
          </table:table-cell>
          <table:table-cell office:value-type="float" office:value="1.4087000000000001" table:style-name="ce1">
            <text:p>1.4087</text:p>
          </table:table-cell>
          <table:table-cell office:value-type="float" office:value="2.4167000000000001" table:style-name="ce1">
            <text:p>2.4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5625" table:style-name="ce1">
            <text:p>4.5625</text:p>
          </table:table-cell>
          <table:table-cell office:value-type="float" office:value="2.3443999999999998" table:style-name="ce1">
            <text:p>2.3444</text:p>
          </table:table-cell>
          <table:table-cell office:value-type="string" office:string-value="High Arousal, High Valence" table:formula="of:=IF([.R2] &gt; 4.5; IF([.M2] &gt; 4.5; &quot;High Arousal, High Valence&quot;; &quot;High Arousal, Low Valence&quot;); IF([.M2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2] &gt; 4.5; IF([.M2] &gt; 4.5; 1; 2); IF([.M2] &gt; 4.5; 3; 4))" table:style-name="ce1">
            <text:p>1</text:p>
          </table:table-cell>
          <table:table-cell office:value-type="float" office:value="2.4167000000000001" table:style-name="ce1">
            <text:p>2.4167</text:p>
          </table:table-cell>
          <table:table-cell office:value-type="float" office:value="4.5" table:style-name="ce1">
            <text:p>4.5</text:p>
          </table:table-cell>
          <table:table-cell office:value-type="float" office:value="7" table:style-name="ce1">
            <text:p>7</text:p>
          </table:table-cell>
          <table:table-cell office:value-type="float" office:value="5.25" table:style-name="ce1">
            <text:p>5.25</text:p>
          </table:table-cell>
          <table:table-cell office:value-type="float" office:value="1.7139" table:style-name="ce1">
            <text:p>1.713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5833000000000004" table:style-name="ce1">
            <text:p>6.5833</text:p>
          </table:table-cell>
          <table:table-cell table:number-columns-repeated="1635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n</text:p>
          </table:table-cell>
          <table:table-cell office:value-type="string" table:style-name="ce1">
            <text:p>Emilíana Torrini</text:p>
          </table:table-cell>
          <table:table-cell office:value-type="string" table:style-name="ce1">
            <text:p>Jungle Drum</text:p>
          </table:table-cell>
          <table:table-cell office:value-type="string" table:style-name="ce7">
            <text:p><text:a xlink:href="http://www.youtube.com/watch?v=iZ9vkd7Rp-g">http://www.youtube.com/watch?v=iZ9vkd7Rp-g</text:a></text:p>
          </table:table-cell>
          <table:table-cell office:value-type="float" office:value="81" table:style-name="ce1">
            <text:p>81</text:p>
          </table:table-cell>
          <table:table-cell office:value-type="float" office:value="1.35" table:formula="of:=[.G3]/60" table:style-name="ce1">
            <text:p>1.35</text:p>
          </table:table-cell>
          <table:table-cell office:value-type="float" office:value="2.35" table:formula="of:=[.H3]+1" table:style-name="ce1">
            <text:p>2.3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8571" table:style-name="ce1">
            <text:p>6.8571</text:p>
          </table:table-cell>
          <table:table-cell office:value-type="float" office:value="1.3015000000000001" table:style-name="ce1">
            <text:p>1.3015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.5</text:p>
          </table:table-cell>
          <table:table-cell office:value-type="float" office:value="8" table:style-name="ce1">
            <text:p>8</text:p>
          </table:table-cell>
          <table:table-cell office:value-type="float" office:value="5.8571" table:style-name="ce1">
            <text:p>5.8571</text:p>
          </table:table-cell>
          <table:table-cell office:value-type="float" office:value="2.1993" table:style-name="ce1">
            <text:p>2.1993</text:p>
          </table:table-cell>
          <table:table-cell office:value-type="string" office:string-value="High Arousal, High Valence" table:formula="of:=IF([.R3] &gt; 4.5; IF([.M3] &gt; 4.5; &quot;High Arousal, High Valence&quot;; &quot;High Arousal, Low Valence&quot;); IF([.M3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3] &gt; 4.5; IF([.M3] &gt; 4.5; 1; 2); IF([.M3] &gt; 4.5; 3; 4))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.5584" table:style-name="ce1">
            <text:p>1.558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un</text:p>
          </table:table-cell>
          <table:table-cell office:value-type="string" table:style-name="ce1">
            <text:p>The Go! Team</text:p>
          </table:table-cell>
          <table:table-cell office:value-type="string" table:style-name="ce1">
            <text:p>Huddle Formation</text:p>
          </table:table-cell>
          <table:table-cell office:value-type="string" table:style-name="ce4">
            <text:p><text:a xlink:href="http://www.youtube.com/watch?v=X0eso4ARXzk">http://www.youtube.com/watch?v=X0eso4ARXzk</text:a></text:p>
          </table:table-cell>
          <table:table-cell office:value-type="float" office:value="136" table:style-name="ce1">
            <text:p>136</text:p>
          </table:table-cell>
          <table:table-cell office:value-type="float" office:value="2.2666666666666666" table:formula="of:=[.G4]/60" table:style-name="ce1">
            <text:p>2.266666667</text:p>
          </table:table-cell>
          <table:table-cell office:value-type="float" office:value="3.2666666666666666" table:formula="of:=[.H4]+1" table:style-name="ce1">
            <text:p>3.26666666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.5</text:p>
          </table:table-cell>
          <table:table-cell office:value-type="float" office:value="1.2392000000000001" table:style-name="ce1">
            <text:p>1.2392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6.5" table:style-name="ce1">
            <text:p>6.5</text:p>
          </table:table-cell>
          <table:table-cell office:value-type="float" office:value="7.0833000000000004" table:style-name="ce1">
            <text:p>7.0833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2.0947" table:style-name="ce1">
            <text:p>2.0947</text:p>
          </table:table-cell>
          <table:table-cell office:value-type="string" office:string-value="High Arousal, High Valence" table:formula="of:=IF([.R4] &gt; 4.5; IF([.M4] &gt; 4.5; &quot;High Arousal, High Valence&quot;; &quot;High Arousal, Low Valence&quot;); IF([.M4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4] &gt; 4.5; IF([.M4] &gt; 4.5; 1; 2); IF([.M4] &gt; 4.5; 3; 4))" table:style-name="ce1">
            <text:p>1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office:value-type="float" office:value="1.8420000000000001" table:style-name="ce1">
            <text:p>1.84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fun</text:p>
          </table:table-cell>
          <table:table-cell office:value-type="string" table:style-name="ce1">
            <text:p>Junior Senior</text:p>
          </table:table-cell>
          <table:table-cell office:value-type="string" table:style-name="ce1">
            <text:p>Move Your Feet</text:p>
          </table:table-cell>
          <table:table-cell office:value-type="string" table:style-name="ce1">
            <text:p>http://www.youtube.com/watch?v=TjkQeBG8r_s</text:p>
          </table:table-cell>
          <table:table-cell office:value-type="float" office:value="161" table:style-name="ce1">
            <text:p>161</text:p>
          </table:table-cell>
          <table:table-cell office:value-type="float" office:value="2.6833333333333331" table:formula="of:=[.G5]/60" table:style-name="ce1">
            <text:p>2.683333333</text:p>
          </table:table-cell>
          <table:table-cell office:value-type="float" office:value="3.6833333333333331" table:formula="of:=[.H5]+1" table:style-name="ce1">
            <text:p>3.683333333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9286000000000003" table:style-name="ce1">
            <text:p>6.9286</text:p>
          </table:table-cell>
          <table:table-cell office:value-type="float" office:value="2.3441000000000001" table:style-name="ce1">
            <text:p>2.3441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7.5" table:style-name="ce1">
            <text:p>7.5</text:p>
          </table:table-cell>
          <table:table-cell office:value-type="float" office:value="9" table:style-name="ce1">
            <text:p>9</text:p>
          </table:table-cell>
          <table:table-cell office:value-type="float" office:value="5.5" table:style-name="ce1">
            <text:p>5.5</text:p>
          </table:table-cell>
          <table:table-cell office:value-type="float" office:value="2.2913000000000001" table:style-name="ce1">
            <text:p>2.2913</text:p>
          </table:table-cell>
          <table:table-cell office:value-type="string" office:string-value="High Arousal, High Valence" table:formula="of:=IF([.R5] &gt; 4.5; IF([.M5] &gt; 4.5; &quot;High Arousal, High Valence&quot;; &quot;High Arousal, Low Valence&quot;); IF([.M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5] &gt; 4.5; IF([.M5] &gt; 4.5; 1; 2); IF([.M5] &gt; 4.5; 3; 4))" table:style-name="ce1">
            <text:p>1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1.4141999999999999" table:style-name="ce1">
            <text:p>1.4142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un</text:p>
          </table:table-cell>
          <table:table-cell office:value-type="string" table:style-name="ce1">
            <text:p>Of Montreal</text:p>
          </table:table-cell>
          <table:table-cell office:value-type="string" table:style-name="ce1">
            <text:p>Wraith Pinned To The Mist And Other Games</text:p>
          </table:table-cell>
          <table:table-cell office:value-type="string" table:style-name="ce1">
            <text:p>http://www.youtube.com/watch?v=7PoJv4N1Too</text:p>
          </table:table-cell>
          <table:table-cell office:value-type="float" office:value="126" table:style-name="ce1">
            <text:p>126</text:p>
          </table:table-cell>
          <table:table-cell office:value-type="float" office:value="2.1" table:formula="of:=[.G6]/60" table:style-name="ce1">
            <text:p>2.1</text:p>
          </table:table-cell>
          <table:table-cell office:value-type="float" office:value="3.1" table:formula="of:=[.H6]+1" table:style-name="ce1">
            <text:p>3.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6429" table:style-name="ce1">
            <text:p>6.6429</text:p>
          </table:table-cell>
          <table:table-cell office:value-type="float" office:value="1.5403" table:style-name="ce1">
            <text:p>1.540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.1429" table:style-name="ce1">
            <text:p>5.1429</text:p>
          </table:table-cell>
          <table:table-cell office:value-type="float" office:value="1.407" table:style-name="ce1">
            <text:p>1.407</text:p>
          </table:table-cell>
          <table:table-cell office:value-type="string" office:string-value="High Arousal, High Valence" table:formula="of:=IF([.R6] &gt; 4.5; IF([.M6] &gt; 4.5; &quot;High Arousal, High Valence&quot;; &quot;High Arousal, Low Valence&quot;); IF([.M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] &gt; 4.5; IF([.M6] &gt; 4.5; 1; 2); IF([.M6] &gt; 4.5; 3; 4))" table:style-name="ce1">
            <text:p>1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9286000000000003" table:style-name="ce1">
            <text:p>4.9286</text:p>
          </table:table-cell>
          <table:table-cell office:value-type="float" office:value="1.5336000000000001" table:style-name="ce1">
            <text:p>1.5336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exy</text:p>
          </table:table-cell>
          <table:table-cell office:value-type="string" table:style-name="ce1">
            <text:p>Shakira</text:p>
          </table:table-cell>
          <table:table-cell office:value-type="string" table:style-name="ce1">
            <text:p>Loba</text:p>
          </table:table-cell>
          <table:table-cell office:value-type="string" table:style-name="ce1">
            <text:p>http://www.youtube.com/watch?v=inavo37kSOg</text:p>
          </table:table-cell>
          <table:table-cell office:value-type="float" office:value="171" table:style-name="ce1">
            <text:p>171</text:p>
          </table:table-cell>
          <table:table-cell office:value-type="float" office:value="2.85" table:formula="of:=[.G7]/60" table:style-name="ce1">
            <text:p>2.85</text:p>
          </table:table-cell>
          <table:table-cell office:value-type="float" office:value="3.85" table:formula="of:=[.H7]+1" table:style-name="ce1">
            <text:p>3.8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6429" table:style-name="ce1">
            <text:p>5.6429</text:p>
          </table:table-cell>
          <table:table-cell office:value-type="float" office:value="1.5860000000000001" table:style-name="ce1">
            <text:p>1.586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5.0713999999999997" table:style-name="ce1">
            <text:p>5.0714</text:p>
          </table:table-cell>
          <table:table-cell office:value-type="float" office:value="2.0165000000000002" table:style-name="ce1">
            <text:p>2.0165</text:p>
          </table:table-cell>
          <table:table-cell office:value-type="string" office:string-value="High Arousal, High Valence" table:formula="of:=IF([.R7] &gt; 4.5; IF([.M7] &gt; 4.5; &quot;High Arousal, High Valence&quot;; &quot;High Arousal, Low Valence&quot;); IF([.M7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] &gt; 4.5; IF([.M7] &gt; 4.5; 1; 2); IF([.M7] &gt; 4.5; 3; 4))" table:style-name="ce1">
            <text:p>1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3571" table:style-name="ce1">
            <text:p>5.3571</text:p>
          </table:table-cell>
          <table:table-cell office:value-type="float" office:value="2.3178999999999998" table:style-name="ce1">
            <text:p>2.3179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xciting</text:p>
          </table:table-cell>
          <table:table-cell office:value-type="string" table:style-name="ce1">
            <text:p>Lustra</text:p>
          </table:table-cell>
          <table:table-cell office:value-type="string" table:style-name="ce1">
            <text:p>Scotty Doesn't Know</text:p>
          </table:table-cell>
          <table:table-cell office:value-type="string" table:style-name="ce5">
            <text:p><text:a xlink:href="http://www.youtube.com/watch?v=51ncDQYxsm8">http://www.youtube.com/watch?v=51ncDQYxsm8</text:a></text:p>
          </table:table-cell>
          <table:table-cell office:value-type="float" office:value="141" table:style-name="ce1">
            <text:p>141</text:p>
          </table:table-cell>
          <table:table-cell office:value-type="float" office:value="2.35" table:formula="of:=[.G8]/60" table:style-name="ce1">
            <text:p>2.35</text:p>
          </table:table-cell>
          <table:table-cell office:value-type="float" office:value="3.35" table:formula="of:=[.H8]+1" table:style-name="ce1">
            <text:p>3.3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9286000000000003" table:style-name="ce1">
            <text:p>5.9286</text:p>
          </table:table-cell>
          <table:table-cell office:value-type="float" office:value="2.0516000000000001" table:style-name="ce1">
            <text:p>2.051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.1666999999999996" table:style-name="ce1">
            <text:p>7.1667</text:p>
          </table:table-cell>
          <table:table-cell office:value-type="float" office:value="6.9286000000000003" table:style-name="ce1">
            <text:p>6.9286</text:p>
          </table:table-cell>
          <table:table-cell office:value-type="float" office:value="1.9807999999999999" table:style-name="ce1">
            <text:p>1.9808</text:p>
          </table:table-cell>
          <table:table-cell office:value-type="string" office:string-value="High Arousal, High Valence" table:formula="of:=IF([.R8] &gt; 4.5; IF([.M8] &gt; 4.5; &quot;High Arousal, High Valence&quot;; &quot;High Arousal, Low Valence&quot;); IF([.M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8] &gt; 4.5; IF([.M8] &gt; 4.5; 1; 2); IF([.M8] &gt; 4.5; 3; 4))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.5</text:p>
          </table:table-cell>
          <table:table-cell office:value-type="float" office:value="2.4127999999999998" table:style-name="ce1">
            <text:p>2.4128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6" table:style-name="ce1">
            <text:p>6</text:p>
          </table:table-cell>
          <table:table-cell office:value-type="float" office:value="7.0833000000000004" table:style-name="ce1">
            <text:p>7.0833</text:p>
          </table:table-cell>
          <table:table-cell table:number-columns-repeated="16355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leasure</text:p>
          </table:table-cell>
          <table:table-cell office:value-type="string" table:style-name="ce1">
            <text:p>4 Strings</text:p>
          </table:table-cell>
          <table:table-cell office:value-type="string" table:style-name="ce1">
            <text:p>Let It Rain (Dj 4 Strings Vocal Mix)</text:p>
          </table:table-cell>
          <table:table-cell office:value-type="string" table:style-name="ce1">
            <text:p>http://www.youtube.com/watch?v=HQzd3BIEabM</text:p>
          </table:table-cell>
          <table:table-cell office:value-type="float" office:value="136" table:style-name="ce1">
            <text:p>136</text:p>
          </table:table-cell>
          <table:table-cell office:value-type="float" office:value="2.2666666666666666" table:formula="of:=[.G9]/60" table:style-name="ce1">
            <text:p>2.266666667</text:p>
          </table:table-cell>
          <table:table-cell office:value-type="float" office:value="3.2666666666666666" table:formula="of:=[.H9]+1" table:style-name="ce1">
            <text:p>3.26666666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7857000000000003" table:style-name="ce1">
            <text:p>5.7857</text:p>
          </table:table-cell>
          <table:table-cell office:value-type="float" office:value="1.7394000000000001" table:style-name="ce1">
            <text:p>1.7394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5" table:style-name="ce1">
            <text:p>4.5</text:p>
          </table:table-cell>
          <table:table-cell office:value-type="float" office:value="2.1629999999999998" table:style-name="ce1">
            <text:p>2.163</text:p>
          </table:table-cell>
          <table:table-cell office:value-type="string" office:string-value="Low Arousal, High Valence" table:formula="of:=IF([.R9] &gt; 4.5; IF([.M9] &gt; 4.5; &quot;High Arousal, High Valence&quot;; &quot;High Arousal, Low Valence&quot;); IF([.M9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9] &gt; 4.5; IF([.M9] &gt; 4.5; 1; 2); IF([.M9] &gt; 4.5; 3; 4))" table:style-name="ce1">
            <text:p>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3571" table:style-name="ce1">
            <text:p>5.3571</text:p>
          </table:table-cell>
          <table:table-cell office:value-type="float" office:value="1.4932000000000001" table:style-name="ce1">
            <text:p>1.493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Michael Franti &amp; Spearhead</text:p>
          </table:table-cell>
          <table:table-cell office:value-type="string" table:style-name="ce1">
            <text:p>Say Hey (I Love You)</text:p>
          </table:table-cell>
          <table:table-cell office:value-type="string" table:style-name="ce5">
            <text:p><text:a xlink:href="http://www.youtube.com/watch?v=eoaTl7IcFs8">http://www.youtube.com/watch?v=eoaTl7IcFs8</text:a>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10]/60" table:style-name="ce1">
            <text:p>2.516666667</text:p>
          </table:table-cell>
          <table:table-cell office:value-type="float" office:value="3.5166666666666666" table:formula="of:=[.H10]+1" table:style-name="ce1">
            <text:p>3.51666666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7.1429" table:style-name="ce1">
            <text:p>7.1429</text:p>
          </table:table-cell>
          <table:table-cell office:value-type="float" office:value="1.1867000000000001" table:style-name="ce1">
            <text:p>1.1867</text:p>
          </table:table-cell>
          <table:table-cell office:value-type="float" office:value="3" table:style-name="ce1">
            <text:p>3</text:p>
          </table:table-cell>
          <table:table-cell office:value-type="float" office:value="7.5" table:style-name="ce1">
            <text:p>7.5</text:p>
          </table:table-cell>
          <table:table-cell office:value-type="float" office:value="8" table:style-name="ce1">
            <text:p>8</text:p>
          </table:table-cell>
          <table:table-cell office:value-type="float" office:value="4.8571" table:style-name="ce1">
            <text:p>4.8571</text:p>
          </table:table-cell>
          <table:table-cell office:value-type="float" office:value="1.4569000000000001" table:style-name="ce1">
            <text:p>1.4569</text:p>
          </table:table-cell>
          <table:table-cell office:value-type="string" office:string-value="High Arousal, High Valence" table:formula="of:=IF([.R10] &gt; 4.5; IF([.M10] &gt; 4.5; &quot;High Arousal, High Valence&quot;; &quot;High Arousal, Low Valence&quot;); IF([.M10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0] &gt; 4.5; IF([.M10] &gt; 4.5; 1; 2); IF([.M10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2142999999999997" table:style-name="ce1">
            <text:p>5.2143</text:p>
          </table:table-cell>
          <table:table-cell office:value-type="float" office:value="1.319" table:style-name="ce1">
            <text:p>1.31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dorable</text:p>
          </table:table-cell>
          <table:table-cell office:value-type="string" table:style-name="ce1">
            <text:p>Kara</text:p>
          </table:table-cell>
          <table:table-cell office:value-type="string" table:style-name="ce1">
            <text:p>Honey</text:p>
          </table:table-cell>
          <table:table-cell office:value-type="string" table:style-name="ce1">
            <text:p>http://www.youtube.com/watch?v=PT47mdE7qY4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1]/60" table:style-name="ce1">
            <text:p>0.1</text:p>
          </table:table-cell>
          <table:table-cell office:value-type="float" office:value="1.1000000000000001" table:formula="of:=[.H11]+1" table:style-name="ce1">
            <text:p>1.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2142999999999997" table:style-name="ce1">
            <text:p>5.2143</text:p>
          </table:table-cell>
          <table:table-cell office:value-type="float" office:value="2.0064000000000002" table:style-name="ce1">
            <text:p>2.0064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5.5" table:style-name="ce1">
            <text:p>5.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3.7143000000000002" table:style-name="ce1">
            <text:p>3.7143</text:p>
          </table:table-cell>
          <table:table-cell office:value-type="float" office:value="1.5779000000000001" table:style-name="ce1">
            <text:p>1.5779</text:p>
          </table:table-cell>
          <table:table-cell office:value-type="string" office:string-value="Low Arousal, High Valence" table:formula="of:=IF([.R11] &gt; 4.5; IF([.M11] &gt; 4.5; &quot;High Arousal, High Valence&quot;; &quot;High Arousal, Low Valence&quot;); IF([.M1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1] &gt; 4.5; IF([.M11] &gt; 4.5; 1; 2); IF([.M11] &gt; 4.5; 3; 4))" table:style-name="ce1">
            <text:p>3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3" table:style-name="ce1">
            <text:p>3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5.3571" table:style-name="ce1">
            <text:p>5.3571</text:p>
          </table:table-cell>
          <table:table-cell office:value-type="float" office:value="1.8749" table:style-name="ce1">
            <text:p>1.8749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exciting</text:p>
          </table:table-cell>
          <table:table-cell office:value-type="string" table:style-name="ce1">
            <text:p>Slumdog Millionaire</text:p>
          </table:table-cell>
          <table:table-cell office:value-type="string" table:style-name="ce1">
            <text:p>Jai Ho</text:p>
          </table:table-cell>
          <table:table-cell office:value-type="string" table:style-name="ce1">
            <text:p>http://www.youtube.com/watch?v=piWMN_VNg3Y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2]/60" table:style-name="ce1">
            <text:p>0.1</text:p>
          </table:table-cell>
          <table:table-cell office:value-type="float" office:value="1.1000000000000001" table:formula="of:=[.H12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.5332999999999997" table:style-name="ce1">
            <text:p>5.5333</text:p>
          </table:table-cell>
          <table:table-cell office:value-type="float" office:value="1.7461" table:style-name="ce1">
            <text:p>1.746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2.0613000000000001" table:style-name="ce1">
            <text:p>2.0613</text:p>
          </table:table-cell>
          <table:table-cell office:value-type="string" office:string-value="High Arousal, High Valence" table:formula="of:=IF([.R12] &gt; 4.5; IF([.M12] &gt; 4.5; &quot;High Arousal, High Valence&quot;; &quot;High Arousal, Low Valence&quot;); IF([.M12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2] &gt; 4.5; IF([.M12] &gt; 4.5; 1; 2); IF([.M12] &gt; 4.5; 3; 4))" table:style-name="ce1">
            <text:p>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.2667000000000002" table:style-name="ce1">
            <text:p>5.2667</text:p>
          </table:table-cell>
          <table:table-cell office:value-type="float" office:value="1.8427" table:style-name="ce1">
            <text:p>1.8427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oy</text:p>
          </table:table-cell>
          <table:table-cell office:value-type="string" table:style-name="ce1">
            <text:p>Mika</text:p>
          </table:table-cell>
          <table:table-cell office:value-type="string" table:style-name="ce1">
            <text:p>Love Today</text:p>
          </table:table-cell>
          <table:table-cell office:value-type="string" table:style-name="ce1">
            <text:p>http://www.youtube.com/watch?v=AWiccrTB4LM</text:p>
          </table:table-cell>
          <table:table-cell office:value-type="float" office:value="51" table:style-name="ce1">
            <text:p>51</text:p>
          </table:table-cell>
          <table:table-cell office:value-type="float" office:value="0.85" table:formula="of:=[.G13]/60" table:style-name="ce1">
            <text:p>0.85</text:p>
          </table:table-cell>
          <table:table-cell office:value-type="float" office:value="1.85" table:formula="of:=[.H13]+1" table:style-name="ce1">
            <text:p>1.8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6429" table:style-name="ce1">
            <text:p>6.6429</text:p>
          </table:table-cell>
          <table:table-cell office:value-type="float" office:value="1.4446000000000001" table:style-name="ce1">
            <text:p>1.4446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2.1284999999999998" table:style-name="ce1">
            <text:p>2.1285</text:p>
          </table:table-cell>
          <table:table-cell office:value-type="string" office:string-value="High Arousal, High Valence" table:formula="of:=IF([.R13] &gt; 4.5; IF([.M13] &gt; 4.5; &quot;High Arousal, High Valence&quot;; &quot;High Arousal, Low Valence&quot;); IF([.M13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3] &gt; 4.5; IF([.M13] &gt; 4.5; 1; 2); IF([.M13] &gt; 4.5; 3; 4))" table:style-name="ce1">
            <text:p>1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5" table:style-name="ce1">
            <text:p>5</text:p>
          </table:table-cell>
          <table:table-cell office:value-type="float" office:value="7.0833000000000004" table:style-name="ce1">
            <text:p>7.0833</text:p>
          </table:table-cell>
          <table:table-cell office:value-type="float" office:value="6.1429" table:style-name="ce1">
            <text:p>6.1429</text:p>
          </table:table-cell>
          <table:table-cell office:value-type="float" office:value="1.407" table:style-name="ce1">
            <text:p>1.407</text:p>
          </table:table-cell>
          <table:table-cell office:value-type="float" office:value="5" table:style-name="ce1">
            <text:p>5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happy</text:p>
          </table:table-cell>
          <table:table-cell office:value-type="string" table:style-name="ce1">
            <text:p>I'm From Barcelona</text:p>
          </table:table-cell>
          <table:table-cell office:value-type="string" table:style-name="ce1">
            <text:p>We're From Barcelona</text:p>
          </table:table-cell>
          <table:table-cell office:value-type="string" table:style-name="ce1">
            <text:p>http://www.youtube.com/watch?v=3Wi1d0FNgdQ</text:p>
          </table:table-cell>
          <table:table-cell office:value-type="float" office:value="121" table:style-name="ce1">
            <text:p>121</text:p>
          </table:table-cell>
          <table:table-cell office:value-type="float" office:value="2.0166666666666666" table:formula="of:=[.G14]/60" table:style-name="ce1">
            <text:p>2.016666667</text:p>
          </table:table-cell>
          <table:table-cell office:value-type="float" office:value="3.0166666666666666" table:formula="of:=[.H14]+1" table:style-name="ce1">
            <text:p>3.016666667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.6429" table:style-name="ce1">
            <text:p>5.6429</text:p>
          </table:table-cell>
          <table:table-cell office:value-type="float" office:value="1.7158" table:style-name="ce1">
            <text:p>1.715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4286000000000003" table:style-name="ce1">
            <text:p>4.4286</text:p>
          </table:table-cell>
          <table:table-cell office:value-type="float" office:value="1.5908" table:style-name="ce1">
            <text:p>1.5908</text:p>
          </table:table-cell>
          <table:table-cell office:value-type="string" office:string-value="Low Arousal, High Valence" table:formula="of:=IF([.R14] &gt; 4.5; IF([.M14] &gt; 4.5; &quot;High Arousal, High Valence&quot;; &quot;High Arousal, Low Valence&quot;); IF([.M14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4] &gt; 4.5; IF([.M14] &gt; 4.5; 1; 2); IF([.M14] &gt; 4.5; 3; 4)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4286000000000003" table:style-name="ce1">
            <text:p>5.4286</text:p>
          </table:table-cell>
          <table:table-cell office:value-type="float" office:value="1.9166000000000001" table:style-name="ce1">
            <text:p>1.9166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pleasure</text:p>
          </table:table-cell>
          <table:table-cell office:value-type="string" table:style-name="ce1">
            <text:p>Jordyn Taylor</text:p>
          </table:table-cell>
          <table:table-cell office:value-type="string" table:style-name="ce1">
            <text:p>Accessory</text:p>
          </table:table-cell>
          <table:table-cell office:value-type="string" table:style-name="ce1">
            <text:p>http://www.youtube.com/watch?v=S_j7U4R4aO8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5]/60" table:style-name="ce1">
            <text:p>0.1</text:p>
          </table:table-cell>
          <table:table-cell office:value-type="float" office:value="1.1000000000000001" table:formula="of:=[.H15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.9333" table:style-name="ce1">
            <text:p>4.9333</text:p>
          </table:table-cell>
          <table:table-cell office:value-type="float" office:value="1.7307999999999999" table:style-name="ce1">
            <text:p>1.730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9333" table:style-name="ce1">
            <text:p>3.9333</text:p>
          </table:table-cell>
          <table:table-cell office:value-type="float" office:value="2.3795000000000002" table:style-name="ce1">
            <text:p>2.3795</text:p>
          </table:table-cell>
          <table:table-cell office:value-type="string" office:string-value="Low Arousal, High Valence" table:formula="of:=IF([.R15] &gt; 4.5; IF([.M15] &gt; 4.5; &quot;High Arousal, High Valence&quot;; &quot;High Arousal, Low Valence&quot;); IF([.M15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5] &gt; 4.5; IF([.M15] &gt; 4.5; 1; 2); IF([.M15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.8974" table:style-name="ce1">
            <text:p>1.897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6666999999999996" table:style-name="ce1">
            <text:p>6.6667</text:p>
          </table:table-cell>
          <table:table-cell table:number-columns-repeated="1635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Jackson 5</text:p>
          </table:table-cell>
          <table:table-cell office:value-type="string" table:style-name="ce1">
            <text:p>Blame It On The Boogie</text:p>
          </table:table-cell>
          <table:table-cell office:value-type="string" table:style-name="ce5">
            <text:p><text:a xlink:href="http://www.youtube.com/watch?v=nb1u7wMKywM">http://www.youtube.com/watch?v=nb1u7wMKywM</text:a></text:p>
          </table:table-cell>
          <table:table-cell office:value-type="float" office:value="21" table:style-name="ce1">
            <text:p>21</text:p>
          </table:table-cell>
          <table:table-cell office:value-type="float" office:value="0.35" table:formula="of:=[.G16]/60" table:style-name="ce1">
            <text:p>0.35</text:p>
          </table:table-cell>
          <table:table-cell office:value-type="float" office:value="1.35" table:formula="of:=[.H16]+1" table:style-name="ce1">
            <text:p>1.3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9333" table:style-name="ce1">
            <text:p>6.9333</text:p>
          </table:table-cell>
          <table:table-cell office:value-type="float" office:value="2.3228" table:style-name="ce1">
            <text:p>2.3228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.4667000000000003" table:style-name="ce1">
            <text:p>6.4667</text:p>
          </table:table-cell>
          <table:table-cell office:value-type="float" office:value="1.9276" table:style-name="ce1">
            <text:p>1.9276</text:p>
          </table:table-cell>
          <table:table-cell office:value-type="string" office:string-value="High Arousal, High Valence" table:formula="of:=IF([.R16] &gt; 4.5; IF([.M16] &gt; 4.5; &quot;High Arousal, High Valence&quot;; &quot;High Arousal, Low Valence&quot;); IF([.M1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6] &gt; 4.5; IF([.M16] &gt; 4.5; 1; 2); IF([.M16] &gt; 4.5; 3; 4))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8" table:style-name="ce1">
            <text:p>5.8</text:p>
          </table:table-cell>
          <table:table-cell office:value-type="float" office:value="2.0066999999999999" table:style-name="ce1">
            <text:p>2.00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passion</text:p>
          </table:table-cell>
          <table:table-cell office:value-type="string" table:style-name="ce1">
            <text:p>Old Crow Medicine Show</text:p>
          </table:table-cell>
          <table:table-cell office:value-type="string" table:style-name="ce1">
            <text:p>Caroline</text:p>
          </table:table-cell>
          <table:table-cell office:value-type="string" table:style-name="ce1">
            <text:p>http://www.youtube.com/watch?v=uyUOe7HAkpk</text:p>
          </table:table-cell>
          <table:table-cell office:value-type="float" office:value="161" table:style-name="ce1">
            <text:p>161</text:p>
          </table:table-cell>
          <table:table-cell office:value-type="float" office:value="2.6833333333333331" table:formula="of:=[.G17]/60" table:style-name="ce1">
            <text:p>2.683333333</text:p>
          </table:table-cell>
          <table:table-cell office:value-type="float" office:value="3.6833333333333331" table:formula="of:=[.H17]+1" table:style-name="ce1">
            <text:p>3.68333333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7142999999999997" table:style-name="ce1">
            <text:p>5.7143</text:p>
          </table:table-cell>
          <table:table-cell office:value-type="float" office:value="1.3851" table:style-name="ce1">
            <text:p>1.3851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0713999999999997" table:style-name="ce1">
            <text:p>4.0714</text:p>
          </table:table-cell>
          <table:table-cell office:value-type="float" office:value="1.8694999999999999" table:style-name="ce1">
            <text:p>1.8695</text:p>
          </table:table-cell>
          <table:table-cell office:value-type="string" office:string-value="Low Arousal, High Valence" table:formula="of:=IF([.R17] &gt; 4.5; IF([.M17] &gt; 4.5; &quot;High Arousal, High Valence&quot;; &quot;High Arousal, Low Valence&quot;); IF([.M17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7] &gt; 4.5; IF([.M17] &gt; 4.5; 1; 2); IF([.M17] &gt; 4.5; 3; 4))" table:style-name="ce1">
            <text:p>3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3.5" table:style-name="ce1">
            <text:p>3.5</text:p>
          </table:table-cell>
          <table:table-cell office:value-type="float" office:value="6" table:style-name="ce1">
            <text:p>6</text:p>
          </table:table-cell>
          <table:table-cell office:value-type="float" office:value="5.2142999999999997" table:style-name="ce1">
            <text:p>5.2143</text:p>
          </table:table-cell>
          <table:table-cell office:value-type="float" office:value="2.1105" table:style-name="ce1">
            <text:p>2.110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0833000000000004" table:style-name="ce1">
            <text:p>6.0833</text:p>
          </table:table-cell>
          <table:table-cell table:number-columns-repeated="1635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heerful</text:p>
          </table:table-cell>
          <table:table-cell office:value-type="string" table:style-name="ce1">
            <text:p>Grand Archives</text:p>
          </table:table-cell>
          <table:table-cell office:value-type="string" table:style-name="ce1">
            <text:p>Miniature Birds</text:p>
          </table:table-cell>
          <table:table-cell office:value-type="string" table:style-name="ce2">
            <text:p><text:a xlink:href="http://www.youtube.com/watch?v=_iEnN9ip1Qk">http://www.youtube.com/watch?v=_iEnN9ip1Qk</text:a>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18]/60" table:style-name="ce1">
            <text:p>2.516666667</text:p>
          </table:table-cell>
          <table:table-cell office:value-type="float" office:value="3.5166666666666666" table:formula="of:=[.H18]+1" table:style-name="ce1">
            <text:p>3.51666666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9286000000000003" table:style-name="ce1">
            <text:p>5.9286</text:p>
          </table:table-cell>
          <table:table-cell office:value-type="float" office:value="1.7914000000000001" table:style-name="ce1">
            <text:p>1.79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.3571" table:style-name="ce1">
            <text:p>3.3571</text:p>
          </table:table-cell>
          <table:table-cell office:value-type="float" office:value="1.3420000000000001" table:style-name="ce1">
            <text:p>1.342</text:p>
          </table:table-cell>
          <table:table-cell office:value-type="string" office:string-value="Low Arousal, High Valence" table:formula="of:=IF([.R18] &gt; 4.5; IF([.M18] &gt; 4.5; &quot;High Arousal, High Valence&quot;; &quot;High Arousal, Low Valence&quot;); IF([.M18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18] &gt; 4.5; IF([.M18] &gt; 4.5; 1; 2); IF([.M18] &gt; 4.5; 3; 4))" table:style-name="ce3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0833000000000004" table:style-name="ce1">
            <text:p>4.0833</text:p>
          </table:table-cell>
          <table:table-cell office:value-type="float" office:value="4.9286000000000003" table:style-name="ce1">
            <text:p>4.9286</text:p>
          </table:table-cell>
          <table:table-cell office:value-type="float" office:value="1.7914000000000001" table:style-name="ce1">
            <text:p>1.7914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" table:style-name="ce1">
            <text:p>5</text:p>
          </table:table-cell>
          <table:table-cell office:value-type="float" office:value="5.0833000000000004" table:style-name="ce1">
            <text:p>5.0833</text:p>
          </table:table-cell>
          <table:table-cell table:number-columns-repeated="16355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hill</text:p>
          </table:table-cell>
          <table:table-cell office:value-type="string" table:style-name="ce1">
            <text:p>Jack Johnson</text:p>
          </table:table-cell>
          <table:table-cell office:value-type="string" table:style-name="ce1">
            <text:p>Breakdown</text:p>
          </table:table-cell>
          <table:table-cell office:value-type="string" table:style-name="ce4">
            <text:p><text:a xlink:href="http://www.youtube.com/watch?v=Z50ZveXL-Ps">http://www.youtube.com/watch?v=Z50ZveXL-Ps</text:a></text:p>
          </table:table-cell>
          <table:table-cell office:value-type="float" office:value="86" table:style-name="ce1">
            <text:p>86</text:p>
          </table:table-cell>
          <table:table-cell office:value-type="float" office:value="1.4333333333333333" table:formula="of:=[.G19]/60" table:style-name="ce1">
            <text:p>1.433333333</text:p>
          </table:table-cell>
          <table:table-cell office:value-type="float" office:value="2.4333333333333336" table:formula="of:=[.H19]+1" table:style-name="ce1">
            <text:p>2.43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7332999999999998" table:style-name="ce1">
            <text:p>5.7333</text:p>
          </table:table-cell>
          <table:table-cell office:value-type="float" office:value="1.5261" table:style-name="ce1">
            <text:p>1.526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8927" table:style-name="ce1">
            <text:p>1.8927</text:p>
          </table:table-cell>
          <table:table-cell office:value-type="string" office:string-value="Low Arousal, High Valence" table:formula="of:=IF([.R19] &gt; 4.5; IF([.M19] &gt; 4.5; &quot;High Arousal, High Valence&quot;; &quot;High Arousal, Low Valence&quot;); IF([.M19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9] &gt; 4.5; IF([.M19] &gt; 4.5; 1; 2); IF([.M19] &gt; 4.5; 3; 4))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4966999999999999" table:style-name="ce1">
            <text:p>1.49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chill</text:p>
          </table:table-cell>
          <table:table-cell office:value-type="string" table:style-name="ce6">
            <text:p>311</text:p>
          </table:table-cell>
          <table:table-cell office:value-type="string" table:style-name="ce1">
            <text:p>Amber</text:p>
          </table:table-cell>
          <table:table-cell office:value-type="string" table:style-name="ce1">
            <text:p>http://www.youtube.com/watch?v=cCO-3TzoFJo</text:p>
          </table:table-cell>
          <table:table-cell office:value-type="float" office:value="16" table:style-name="ce1">
            <text:p>16</text:p>
          </table:table-cell>
          <table:table-cell office:value-type="float" office:value="0.26666666666666666" table:formula="of:=[.G20]/60" table:style-name="ce1">
            <text:p>0.266666667</text:p>
          </table:table-cell>
          <table:table-cell office:value-type="float" office:value="1.2666666666666666" table:formula="of:=[.H20]+1" table:style-name="ce1">
            <text:p>1.26666666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1.5908" table:style-name="ce1">
            <text:p>1.5908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3.3571" table:style-name="ce1">
            <text:p>3.3571</text:p>
          </table:table-cell>
          <table:table-cell office:value-type="float" office:value="1.9859" table:style-name="ce1">
            <text:p>1.9859</text:p>
          </table:table-cell>
          <table:table-cell office:value-type="string" office:string-value="Low Arousal, High Valence" table:formula="of:=IF([.R20] &gt; 4.5; IF([.M20] &gt; 4.5; &quot;High Arousal, High Valence&quot;; &quot;High Arousal, Low Valence&quot;); IF([.M20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0] &gt; 4.5; IF([.M20] &gt; 4.5; 1; 2); IF([.M20] &gt; 4.5; 3; 4))" table:style-name="ce1">
            <text:p>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.7857000000000003" table:style-name="ce1">
            <text:p>4.7857</text:p>
          </table:table-cell>
          <table:table-cell office:value-type="float" office:value="1.6552" table:style-name="ce1">
            <text:p>1.655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sexy</text:p>
          </table:table-cell>
          <table:table-cell office:value-type="string" table:style-name="ce1">
            <text:p>Christina Aguilera</text:p>
          </table:table-cell>
          <table:table-cell office:value-type="string" table:style-name="ce1">
            <text:p>Nasty Naughty Boy</text:p>
          </table:table-cell>
          <table:table-cell office:value-type="string" table:style-name="ce1">
            <text:p>http://www.youtube.com/watch?v=DqpFMqfeltE</text:p>
          </table:table-cell>
          <table:table-cell office:value-type="float" office:value="286" table:style-name="ce1">
            <text:p>286</text:p>
          </table:table-cell>
          <table:table-cell office:value-type="float" office:value="4.7666666666666666" table:formula="of:=[.G21]/60" table:style-name="ce1">
            <text:p>4.766666667</text:p>
          </table:table-cell>
          <table:table-cell office:value-type="float" office:value="5.7666666666666666" table:formula="of:=[.H21]+1" table:style-name="ce1">
            <text:p>5.76666666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.8897999999999999" table:style-name="ce1">
            <text:p>1.8898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2142999999999997" table:style-name="ce1">
            <text:p>4.2143</text:p>
          </table:table-cell>
          <table:table-cell office:value-type="float" office:value="2.5684999999999998" table:style-name="ce1">
            <text:p>2.5685</text:p>
          </table:table-cell>
          <table:table-cell office:value-type="string" office:string-value="Low Arousal, High Valence" table:formula="of:=IF([.R21] &gt; 4.5; IF([.M21] &gt; 4.5; &quot;High Arousal, High Valence&quot;; &quot;High Arousal, Low Valence&quot;); IF([.M2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1] &gt; 4.5; IF([.M21] &gt; 4.5; 1; 2); IF([.M21] &gt; 4.5; 3; 4))" table:style-name="ce1">
            <text:p>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3.5" table:style-name="ce1">
            <text:p>3.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5.2142999999999997" table:style-name="ce1">
            <text:p>5.2143</text:p>
          </table:table-cell>
          <table:table-cell office:value-type="float" office:value="1.9339" table:style-name="ce1">
            <text:p>1.933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.0833000000000004" table:style-name="ce1">
            <text:p>6.0833</text:p>
          </table:table-cell>
          <table:table-cell table:number-columns-repeated="16355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calm</text:p>
          </table:table-cell>
          <table:table-cell office:value-type="string" table:style-name="ce1">
            <text:p>Gorillaz</text:p>
          </table:table-cell>
          <table:table-cell office:value-type="string" table:style-name="ce1">
            <text:p>Stop The Dams</text:p>
          </table:table-cell>
          <table:table-cell office:value-type="string" table:style-name="ce1">
            <text:p>http://www.youtube.com/watch?v=p_1-VFflpCI</text:p>
          </table:table-cell>
          <table:table-cell office:value-type="float" office:value="171" table:style-name="ce1">
            <text:p>171</text:p>
          </table:table-cell>
          <table:table-cell office:value-type="float" office:value="2.85" table:formula="of:=[.G22]/60" table:style-name="ce1">
            <text:p>2.85</text:p>
          </table:table-cell>
          <table:table-cell office:value-type="float" office:value="3.85" table:formula="of:=[.H22]+1" table:style-name="ce1">
            <text:p>3.8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713999999999997" table:style-name="ce1">
            <text:p>4.5714</text:p>
          </table:table-cell>
          <table:table-cell office:value-type="float" office:value="1.7202" table:style-name="ce1">
            <text:p>1.7202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4.5" table:style-name="ce1">
            <text:p>4.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4.0713999999999997" table:style-name="ce1">
            <text:p>4.0714</text:p>
          </table:table-cell>
          <table:table-cell office:value-type="float" office:value="1.6675" table:style-name="ce1">
            <text:p>1.6675</text:p>
          </table:table-cell>
          <table:table-cell office:value-type="string" office:string-value="Low Arousal, High Valence" table:formula="of:=IF([.R22] &gt; 4.5; IF([.M22] &gt; 4.5; &quot;High Arousal, High Valence&quot;; &quot;High Arousal, Low Valence&quot;); IF([.M22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2] &gt; 4.5; IF([.M22] &gt; 4.5; 1; 2); IF([.M22] &gt; 4.5; 3; 4))" table:style-name="ce1">
            <text:p>3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4" table:style-name="ce1">
            <text:p>4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4.6429" table:style-name="ce1">
            <text:p>4.6429</text:p>
          </table:table-cell>
          <table:table-cell office:value-type="float" office:value="1.5860000000000001" table:style-name="ce1">
            <text:p>1.58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0833000000000004" table:style-name="ce1">
            <text:p>5.0833</text:p>
          </table:table-cell>
          <table:table-cell table:number-columns-repeated="16355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calm</text:p>
          </table:table-cell>
          <table:table-cell office:value-type="string" table:style-name="ce1">
            <text:p>LCD Soundsystem</text:p>
          </table:table-cell>
          <table:table-cell office:value-type="string" table:style-name="ce1">
            <text:p>New York I Love You But You're Bringing Me Down</text:p>
          </table:table-cell>
          <table:table-cell office:value-type="string" table:style-name="ce1">
            <text:p>http://www.youtube.com/watch?v=-eohHwsplvY</text:p>
          </table:table-cell>
          <table:table-cell office:value-type="float" office:value="136" table:style-name="ce1">
            <text:p>136</text:p>
          </table:table-cell>
          <table:table-cell office:value-type="float" office:value="2.2666666666666666" table:formula="of:=[.G23]/60" table:style-name="ce1">
            <text:p>2.266666667</text:p>
          </table:table-cell>
          <table:table-cell office:value-type="float" office:value="3.2666666666666666" table:formula="of:=[.H23]+1" table:style-name="ce1">
            <text:p>3.26666666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6429" table:style-name="ce1">
            <text:p>5.6429</text:p>
          </table:table-cell>
          <table:table-cell office:value-type="float" office:value="1.4446000000000001" table:style-name="ce1">
            <text:p>1.444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.5714000000000001" table:style-name="ce1">
            <text:p>3.5714</text:p>
          </table:table-cell>
          <table:table-cell office:value-type="float" office:value="2.0253000000000001" table:style-name="ce1">
            <text:p>2.0253</text:p>
          </table:table-cell>
          <table:table-cell office:value-type="string" office:string-value="Low Arousal, High Valence" table:formula="of:=IF([.R23] &gt; 4.5; IF([.M23] &gt; 4.5; &quot;High Arousal, High Valence&quot;; &quot;High Arousal, Low Valence&quot;); IF([.M23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3] &gt; 4.5; IF([.M23] &gt; 4.5; 1; 2); IF([.M23] &gt; 4.5; 3; 4))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4.3571" table:style-name="ce1">
            <text:p>4.3571</text:p>
          </table:table-cell>
          <table:table-cell office:value-type="float" office:value="1.6736" table:style-name="ce1">
            <text:p>1.673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elaxing</text:p>
          </table:table-cell>
          <table:table-cell office:value-type="string" table:style-name="ce1">
            <text:p>Oren Lavie</text:p>
          </table:table-cell>
          <table:table-cell office:value-type="string" table:style-name="ce1">
            <text:p>Her Morning Elegance</text:p>
          </table:table-cell>
          <table:table-cell office:value-type="string" table:style-name="ce1">
            <text:p>http://www.youtube.com/watch?v=XiLulP9EErc</text:p>
          </table:table-cell>
          <table:table-cell office:value-type="float" office:value="11" table:style-name="ce1">
            <text:p>11</text:p>
          </table:table-cell>
          <table:table-cell office:value-type="float" office:value="0.18333333333333332" table:formula="of:=[.G24]/60" table:style-name="ce1">
            <text:p>0.183333333</text:p>
          </table:table-cell>
          <table:table-cell office:value-type="float" office:value="1.1833333333333333" table:formula="of:=[.H24]+1" table:style-name="ce1">
            <text:p>1.18333333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2857000000000003" table:style-name="ce1">
            <text:p>6.2857</text:p>
          </table:table-cell>
          <table:table-cell office:value-type="float" office:value="1.532" table:style-name="ce1">
            <text:p>1.532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3571" table:style-name="ce1">
            <text:p>4.3571</text:p>
          </table:table-cell>
          <table:table-cell office:value-type="float" office:value="2.3178999999999998" table:style-name="ce1">
            <text:p>2.3179</text:p>
          </table:table-cell>
          <table:table-cell office:value-type="string" office:string-value="Low Arousal, High Valence" table:formula="of:=IF([.R24] &gt; 4.5; IF([.M24] &gt; 4.5; &quot;High Arousal, High Valence&quot;; &quot;High Arousal, Low Valence&quot;); IF([.M24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4] &gt; 4.5; IF([.M24] &gt; 4.5; 1; 2); IF([.M24] &gt; 4.5; 3; 4))" table:style-name="ce1">
            <text:p>3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.5</text:p>
          </table:table-cell>
          <table:table-cell office:value-type="float" office:value="2.1958000000000002" table:style-name="ce1">
            <text:p>2.1958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ove</text:p>
          </table:table-cell>
          <table:table-cell office:value-type="string" table:style-name="ce1">
            <text:p>Bright Eyes</text:p>
          </table:table-cell>
          <table:table-cell office:value-type="string" table:style-name="ce1">
            <text:p>First Day Of My Life</text:p>
          </table:table-cell>
          <table:table-cell office:value-type="string" table:style-name="ce2">
            <text:p><text:a xlink:href="http://www.youtube.com/watch?v=zwFS69nA-1w">http://www.youtube.com/watch?v=zwFS69nA-1w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25]/60" table:style-name="ce1">
            <text:p>0.1</text:p>
          </table:table-cell>
          <table:table-cell office:value-type="float" office:value="1.1000000000000001" table:formula="of:=[.H25]+1" table:style-name="ce1">
            <text:p>1.1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5713999999999997" table:style-name="ce1">
            <text:p>6.5714</text:p>
          </table:table-cell>
          <table:table-cell office:value-type="float" office:value="1.3996999999999999" table:style-name="ce1">
            <text:p>1.3997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.2142999999999997" table:style-name="ce1">
            <text:p>4.2143</text:p>
          </table:table-cell>
          <table:table-cell office:value-type="float" office:value="2.5122" table:style-name="ce1">
            <text:p>2.5122</text:p>
          </table:table-cell>
          <table:table-cell office:value-type="string" office:string-value="Low Arousal, High Valence" table:formula="of:=IF([.R25] &gt; 4.5; IF([.M25] &gt; 4.5; &quot;High Arousal, High Valence&quot;; &quot;High Arousal, Low Valence&quot;); IF([.M25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25] &gt; 4.5; IF([.M25] &gt; 4.5; 1; 2); IF([.M25] &gt; 4.5; 3; 4))" table:style-name="ce3">
            <text:p>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4" table:style-name="ce1">
            <text:p>4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5.4286000000000003" table:style-name="ce1">
            <text:p>5.4286</text:p>
          </table:table-cell>
          <table:table-cell office:value-type="float" office:value="2.0602999999999998" table:style-name="ce1">
            <text:p>2.060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sentimental</text:p>
          </table:table-cell>
          <table:table-cell office:value-type="string" table:style-name="ce1">
            <text:p>Beck</text:p>
          </table:table-cell>
          <table:table-cell office:value-type="string" table:style-name="ce1">
            <text:p>Jackass</text:p>
          </table:table-cell>
          <table:table-cell office:value-type="string" table:style-name="ce1">
            <text:p>http://www.youtube.com/watch?v=W8SKL4fniRM</text:p>
          </table:table-cell>
          <table:table-cell office:value-type="float" office:value="81" table:style-name="ce1">
            <text:p>81</text:p>
          </table:table-cell>
          <table:table-cell office:value-type="float" office:value="1.35" table:formula="of:=[.G26]/60" table:style-name="ce1">
            <text:p>1.35</text:p>
          </table:table-cell>
          <table:table-cell office:value-type="float" office:value="2.35" table:formula="of:=[.H26]+1" table:style-name="ce1">
            <text:p>2.35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2857000000000003" table:style-name="ce1">
            <text:p>5.2857</text:p>
          </table:table-cell>
          <table:table-cell office:value-type="float" office:value="1.9059999999999999" table:style-name="ce1">
            <text:p>1.90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4" table:style-name="ce1">
            <text:p>4</text:p>
          </table:table-cell>
          <table:table-cell office:value-type="float" office:value="2.4201999999999999" table:style-name="ce1">
            <text:p>2.4202</text:p>
          </table:table-cell>
          <table:table-cell office:value-type="string" office:string-value="Low Arousal, High Valence" table:formula="of:=IF([.R26] &gt; 4.5; IF([.M26] &gt; 4.5; &quot;High Arousal, High Valence&quot;; &quot;High Arousal, Low Valence&quot;); IF([.M26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26] &gt; 4.5; IF([.M26] &gt; 4.5; 1; 2); IF([.M26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3.7143000000000002" table:style-name="ce1">
            <text:p>3.7143</text:p>
          </table:table-cell>
          <table:table-cell office:value-type="float" office:value="1.7496" table:style-name="ce1">
            <text:p>1.7496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cheerful</text:p>
          </table:table-cell>
          <table:table-cell office:value-type="string" table:style-name="ce1">
            <text:p>Röyksopp</text:p>
          </table:table-cell>
          <table:table-cell office:value-type="string" table:style-name="ce1">
            <text:p>Happy Up Here</text:p>
          </table:table-cell>
          <table:table-cell office:value-type="string" table:style-name="ce1">
            <text:p>http://www.youtube.com/watch?v=KmcPeuf5aXo</text:p>
          </table:table-cell>
          <table:table-cell office:value-type="float" office:value="46" table:style-name="ce1">
            <text:p>46</text:p>
          </table:table-cell>
          <table:table-cell office:value-type="float" office:value="0.76666666666666672" table:formula="of:=[.G27]/60" table:style-name="ce1">
            <text:p>0.766666667</text:p>
          </table:table-cell>
          <table:table-cell office:value-type="float" office:value="1.7666666666666666" table:formula="of:=[.H27]+1" table:style-name="ce1">
            <text:p>1.76666666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7332999999999998" table:style-name="ce1">
            <text:p>5.7333</text:p>
          </table:table-cell>
          <table:table-cell office:value-type="float" office:value="1.8427" table:style-name="ce1">
            <text:p>1.842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.3664000000000001" table:style-name="ce1">
            <text:p>2.3664</text:p>
          </table:table-cell>
          <table:table-cell office:value-type="string" office:string-value="High Arousal, High Valence" table:formula="of:=IF([.R27] &gt; 4.5; IF([.M27] &gt; 4.5; &quot;High Arousal, High Valence&quot;; &quot;High Arousal, Low Valence&quot;); IF([.M27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27] &gt; 4.5; IF([.M27] &gt; 4.5; 1; 2); IF([.M27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.4220999999999999" table:style-name="ce1">
            <text:p>2.4221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happy</text:p>
          </table:table-cell>
          <table:table-cell office:value-type="string" table:style-name="ce1">
            <text:p>Jason Mraz</text:p>
          </table:table-cell>
          <table:table-cell office:value-type="string" table:style-name="ce1">
            <text:p>I'm Yours</text:p>
          </table:table-cell>
          <table:table-cell office:value-type="string" table:style-name="ce2">
            <text:p><text:a xlink:href="http://www.youtube.com/watch?v=EkHTsc9PU2A">http://www.youtube.com/watch?v=EkHTsc9PU2A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28]/60" table:style-name="ce1">
            <text:p>0.1</text:p>
          </table:table-cell>
          <table:table-cell office:value-type="float" office:value="1.1000000000000001" table:formula="of:=[.H28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.0667" table:style-name="ce1">
            <text:p>7.0667</text:p>
          </table:table-cell>
          <table:table-cell office:value-type="float" office:value="1.4359999999999999" table:style-name="ce1">
            <text:p>1.43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.8332999999999995" table:style-name="ce1">
            <text:p>8.8333</text:p>
          </table:table-cell>
          <table:table-cell office:value-type="float" office:value="4.7332999999999998" table:style-name="ce1">
            <text:p>4.7333</text:p>
          </table:table-cell>
          <table:table-cell office:value-type="float" office:value="2.1124000000000001" table:style-name="ce1">
            <text:p>2.1124</text:p>
          </table:table-cell>
          <table:table-cell office:value-type="string" office:string-value="High Arousal, High Valence" table:formula="of:=IF([.R28] &gt; 4.5; IF([.M28] &gt; 4.5; &quot;High Arousal, High Valence&quot;; &quot;High Arousal, Low Valence&quot;); IF([.M28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28] &gt; 4.5; IF([.M28] &gt; 4.5; 1; 2); IF([.M28] &gt; 4.5; 3; 4))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0870000000000002" table:style-name="ce1">
            <text:p>2.087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passion</text:p>
          </table:table-cell>
          <table:table-cell office:value-type="string" table:style-name="ce1">
            <text:p>Lara Fabian</text:p>
          </table:table-cell>
          <table:table-cell office:value-type="string" table:style-name="ce1">
            <text:p>Tango</text:p>
          </table:table-cell>
          <table:table-cell office:value-type="string" table:style-name="ce1">
            <text:p>http://www.youtube.com/watch?v=GfDPPEnI1J4</text:p>
          </table:table-cell>
          <table:table-cell office:value-type="float" office:value="176" table:style-name="ce1">
            <text:p>176</text:p>
          </table:table-cell>
          <table:table-cell office:value-type="float" office:value="2.9333333333333331" table:formula="of:=[.G29]/60" table:style-name="ce1">
            <text:p>2.933333333</text:p>
          </table:table-cell>
          <table:table-cell office:value-type="float" office:value="3.9333333333333331" table:formula="of:=[.H29]+1" table:style-name="ce1">
            <text:p>3.93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0667" table:style-name="ce1">
            <text:p>4.0667</text:p>
          </table:table-cell>
          <table:table-cell office:value-type="float" office:value="1.6918" table:style-name="ce1">
            <text:p>1.6918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.2667000000000002" table:style-name="ce1">
            <text:p>4.2667</text:p>
          </table:table-cell>
          <table:table-cell office:value-type="float" office:value="2.3513999999999999" table:style-name="ce1">
            <text:p>2.3514</text:p>
          </table:table-cell>
          <table:table-cell office:value-type="string" office:string-value="Low Arousal, Low Valence" table:formula="of:=IF([.R29] &gt; 4.5; IF([.M29] &gt; 4.5; &quot;High Arousal, High Valence&quot;; &quot;High Arousal, Low Valence&quot;); IF([.M29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29] &gt; 4.5; IF([.M29] &gt; 4.5; 1; 2); IF([.M29] &gt; 4.5; 3; 4))" table:style-name="ce1">
            <text:p>4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2667000000000002" table:style-name="ce1">
            <text:p>4.2667</text:p>
          </table:table-cell>
          <table:table-cell office:value-type="float" office:value="1.7307999999999999" table:style-name="ce1">
            <text:p>1.73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lovely</text:p>
          </table:table-cell>
          <table:table-cell office:value-type="string" table:style-name="ce1">
            <text:p>Bishop Allen</text:p>
          </table:table-cell>
          <table:table-cell office:value-type="string" table:style-name="ce1">
            <text:p>Butterfly Nets</text:p>
          </table:table-cell>
          <table:table-cell office:value-type="string" table:style-name="ce2">
            <text:p><text:a xlink:href="http://www.youtube.com/watch?v=B8eI64H1Cqk">http://www.youtube.com/watch?v=B8eI64H1Cqk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30]/60" table:style-name="ce1">
            <text:p>0.1</text:p>
          </table:table-cell>
          <table:table-cell office:value-type="float" office:value="1.1000000000000001" table:formula="of:=[.H30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4667000000000003" table:style-name="ce1">
            <text:p>6.4667</text:p>
          </table:table-cell>
          <table:table-cell office:value-type="float" office:value="1.3596999999999999" table:style-name="ce1">
            <text:p>1.3597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4" table:style-name="ce1">
            <text:p>4</text:p>
          </table:table-cell>
          <table:table-cell office:value-type="float" office:value="1.7888999999999999" table:style-name="ce1">
            <text:p>1.7889</text:p>
          </table:table-cell>
          <table:table-cell office:value-type="string" office:string-value="Low Arousal, High Valence" table:formula="of:=IF([.R30] &gt; 4.5; IF([.M30] &gt; 4.5; &quot;High Arousal, High Valence&quot;; &quot;High Arousal, Low Valence&quot;); IF([.M30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30] &gt; 4.5; IF([.M30] &gt; 4.5; 1; 2); IF([.M30] &gt; 4.5; 3; 4))" table:style-name="ce3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9333" table:style-name="ce1">
            <text:p>4.9333</text:p>
          </table:table-cell>
          <table:table-cell office:value-type="float" office:value="1.9137" table:style-name="ce1">
            <text:p>1.913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happy</text:p>
          </table:table-cell>
          <table:table-cell office:value-type="string" table:style-name="ce1">
            <text:p>Noah And The Whale</text:p>
          </table:table-cell>
          <table:table-cell office:value-type="string" table:style-name="ce1">
            <text:p>5 Years Time</text:p>
          </table:table-cell>
          <table:table-cell office:value-type="string" table:style-name="ce1">
            <text:p>http://www.youtube.com/watch?v=T8YCSJpF4g4</text:p>
          </table:table-cell>
          <table:table-cell office:value-type="float" office:value="191" table:style-name="ce1">
            <text:p>191</text:p>
          </table:table-cell>
          <table:table-cell office:value-type="float" office:value="3.1833333333333331" table:formula="of:=[.G31]/60" table:style-name="ce1">
            <text:p>3.183333333</text:p>
          </table:table-cell>
          <table:table-cell office:value-type="float" office:value="4.1833333333333336" table:formula="of:=[.H31]+1" table:style-name="ce1">
            <text:p>4.18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.7332999999999998" table:style-name="ce1">
            <text:p>6.7333</text:p>
          </table:table-cell>
          <table:table-cell office:value-type="float" office:value="1.7307999999999999" table:style-name="ce1">
            <text:p>1.730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.4667000000000003" table:style-name="ce1">
            <text:p>5.4667</text:p>
          </table:table-cell>
          <table:table-cell office:value-type="float" office:value="2.0613000000000001" table:style-name="ce1">
            <text:p>2.0613</text:p>
          </table:table-cell>
          <table:table-cell office:value-type="string" office:string-value="High Arousal, High Valence" table:formula="of:=IF([.R31] &gt; 4.5; IF([.M31] &gt; 4.5; &quot;High Arousal, High Valence&quot;; &quot;High Arousal, Low Valence&quot;); IF([.M31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31] &gt; 4.5; IF([.M31] &gt; 4.5; 1; 2); IF([.M31] &gt; 4.5; 3; 4))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1.9551000000000001" table:style-name="ce1">
            <text:p>1.955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ntimental</text:p>
          </table:table-cell>
          <table:table-cell office:value-type="string" table:style-name="ce1">
            <text:p>Porcupine Tree</text:p>
          </table:table-cell>
          <table:table-cell office:value-type="string" table:style-name="ce1">
            <text:p>Normal</text:p>
          </table:table-cell>
          <table:table-cell office:value-type="string" table:style-name="ce2">
            <text:p><text:a xlink:href="http://www.youtube.com/watch?v=A-BSL5Av89w">http://www.youtube.com/watch?v=A-BSL5Av89w</text:a></text:p>
          </table:table-cell>
          <table:table-cell office:value-type="float" office:value="126" table:style-name="ce1">
            <text:p>126</text:p>
          </table:table-cell>
          <table:table-cell office:value-type="float" office:value="2.1" table:formula="of:=[.G32]/60" table:style-name="ce1">
            <text:p>2.1</text:p>
          </table:table-cell>
          <table:table-cell office:value-type="float" office:value="3.1" table:formula="of:=[.H32]+1" table:style-name="ce1">
            <text:p>3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4236" table:style-name="ce1">
            <text:p>1.423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.7332999999999998" table:style-name="ce1">
            <text:p>3.7333</text:p>
          </table:table-cell>
          <table:table-cell office:value-type="float" office:value="1.8062" table:style-name="ce1">
            <text:p>1.8062</text:p>
          </table:table-cell>
          <table:table-cell office:value-type="string" office:string-value="Low Arousal, Low Valence" table:formula="of:=IF([.R32] &gt; 4.5; IF([.M32] &gt; 4.5; &quot;High Arousal, High Valence&quot;; &quot;High Arousal, Low Valence&quot;); IF([.M32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32] &gt; 4.5; IF([.M32] &gt; 4.5; 1; 2); IF([.M32] &gt; 4.5; 3; 4))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.9333" table:style-name="ce1">
            <text:p>3.9333</text:p>
          </table:table-cell>
          <table:table-cell office:value-type="float" office:value="1.9481999999999999" table:style-name="ce1">
            <text:p>1.948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sad</text:p>
          </table:table-cell>
          <table:table-cell office:value-type="string" table:style-name="ce1">
            <text:p>Gary Jules</text:p>
          </table:table-cell>
          <table:table-cell office:value-type="string" table:style-name="ce1">
            <text:p>Mad World</text:p>
          </table:table-cell>
          <table:table-cell office:value-type="string" table:style-name="ce1">
            <text:p>http://www.youtube.com/watch?v=4N3N1MlvVc4</text:p>
          </table:table-cell>
          <table:table-cell office:value-type="float" office:value="81" table:style-name="ce1">
            <text:p>81</text:p>
          </table:table-cell>
          <table:table-cell office:value-type="float" office:value="1.35" table:formula="of:=[.G33]/60" table:style-name="ce1">
            <text:p>1.35</text:p>
          </table:table-cell>
          <table:table-cell office:value-type="float" office:value="2.35" table:formula="of:=[.H33]+1" table:style-name="ce1">
            <text:p>2.3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4667000000000003" table:style-name="ce1">
            <text:p>4.4667</text:p>
          </table:table-cell>
          <table:table-cell office:value-type="float" office:value="2.3626999999999998" table:style-name="ce1">
            <text:p>2.3627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.4495" table:style-name="ce1">
            <text:p>2.4495</text:p>
          </table:table-cell>
          <table:table-cell office:value-type="string" office:string-value="Low Arousal, Low Valence" table:formula="of:=IF([.R33] &gt; 4.5; IF([.M33] &gt; 4.5; &quot;High Arousal, High Valence&quot;; &quot;High Arousal, Low Valence&quot;); IF([.M33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33] &gt; 4.5; IF([.M33] &gt; 4.5; 1; 2); IF([.M33] &gt; 4.5; 3; 4))" table:style-name="ce1">
            <text:p>4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4" table:style-name="ce1">
            <text:p>4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3.2667000000000002" table:style-name="ce1">
            <text:p>3.2667</text:p>
          </table:table-cell>
          <table:table-cell office:value-type="float" office:value="1.9821" table:style-name="ce1">
            <text:p>1.982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elancholy</text:p>
          </table:table-cell>
          <table:table-cell office:value-type="string" table:style-name="ce1">
            <text:p>Wilco</text:p>
          </table:table-cell>
          <table:table-cell office:value-type="string" table:style-name="ce1">
            <text:p>How To Fight Loneliness</text:p>
          </table:table-cell>
          <table:table-cell office:value-type="string" table:style-name="ce2">
            <text:p><text:a xlink:href="http://www.youtube.com/watch?v=zLDPhPrr5Ig">http://www.youtube.com/watch?v=zLDPhPrr5Ig</text:a></text:p>
          </table:table-cell>
          <table:table-cell office:value-type="float" office:value="181" table:style-name="ce1">
            <text:p>181</text:p>
          </table:table-cell>
          <table:table-cell office:value-type="float" office:value="3.0166666666666666" table:formula="of:=[.G34]/60" table:style-name="ce1">
            <text:p>3.016666667</text:p>
          </table:table-cell>
          <table:table-cell office:value-type="float" office:value="4.0166666666666666" table:formula="of:=[.H34]+1" table:style-name="ce1">
            <text:p>4.01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.1926000000000001" table:style-name="ce1">
            <text:p>1.1926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.4667000000000003" table:style-name="ce1">
            <text:p>4.4667</text:p>
          </table:table-cell>
          <table:table-cell office:value-type="float" office:value="1.9956" table:style-name="ce1">
            <text:p>1.9956</text:p>
          </table:table-cell>
          <table:table-cell office:value-type="string" office:string-value="Low Arousal, Low Valence" table:formula="of:=IF([.R34] &gt; 4.5; IF([.M34] &gt; 4.5; &quot;High Arousal, High Valence&quot;; &quot;High Arousal, Low Valence&quot;); IF([.M34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34] &gt; 4.5; IF([.M34] &gt; 4.5; 1; 2); IF([.M34] &gt; 4.5; 3; 4))" table:style-name="ce3">
            <text:p>4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.2</text:p>
          </table:table-cell>
          <table:table-cell office:value-type="float" office:value="1.3759999999999999" table:style-name="ce1">
            <text:p>1.376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sentimental</text:p>
          </table:table-cell>
          <table:table-cell office:value-type="string" table:style-name="ce1">
            <text:p>Rascal Flatts</text:p>
          </table:table-cell>
          <table:table-cell office:value-type="string" table:style-name="ce1">
            <text:p>Here Comes Goodbye</text:p>
          </table:table-cell>
          <table:table-cell office:value-type="string" table:style-name="ce1">
            <text:p>http://www.youtube.com/watch?v=1Uq3nI11w4g</text:p>
          </table:table-cell>
          <table:table-cell office:value-type="float" office:value="236" table:style-name="ce1">
            <text:p>236</text:p>
          </table:table-cell>
          <table:table-cell office:value-type="float" office:value="3.9333333333333331" table:formula="of:=[.G35]/60" table:style-name="ce1">
            <text:p>3.933333333</text:p>
          </table:table-cell>
          <table:table-cell office:value-type="float" office:value="4.9333333333333336" table:formula="of:=[.H35]+1" table:style-name="ce1">
            <text:p>4.93333333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1.7764" table:style-name="ce1">
            <text:p>1.776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.2667000000000002" table:style-name="ce1">
            <text:p>4.2667</text:p>
          </table:table-cell>
          <table:table-cell office:value-type="float" office:value="2.2050000000000001" table:style-name="ce1">
            <text:p>2.205</text:p>
          </table:table-cell>
          <table:table-cell office:value-type="string" office:string-value="Low Arousal, Low Valence" table:formula="of:=IF([.R35] &gt; 4.5; IF([.M35] &gt; 4.5; &quot;High Arousal, High Valence&quot;; &quot;High Arousal, Low Valence&quot;); IF([.M35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35] &gt; 4.5; IF([.M35] &gt; 4.5; 1; 2); IF([.M35] &gt; 4.5; 3; 4))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2667000000000002" table:style-name="ce1">
            <text:p>4.2667</text:p>
          </table:table-cell>
          <table:table-cell office:value-type="float" office:value="1.9137" table:style-name="ce1">
            <text:p>1.9137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joy</text:p>
          </table:table-cell>
          <table:table-cell office:value-type="string" table:style-name="ce1">
            <text:p>Blackstreet</text:p>
          </table:table-cell>
          <table:table-cell office:value-type="string" table:style-name="ce1">
            <text:p>Joy (New Carnegie Mix)</text:p>
          </table:table-cell>
          <table:table-cell office:value-type="string" table:style-name="ce1">
            <text:p>http://www.youtube.com/watch?v=Zxe4H0kQpis</text:p>
          </table:table-cell>
          <table:table-cell office:value-type="float" office:value="186" table:style-name="ce1">
            <text:p>186</text:p>
          </table:table-cell>
          <table:table-cell office:value-type="float" office:value="3.1" table:formula="of:=[.G36]/60" table:style-name="ce1">
            <text:p>3.1</text:p>
          </table:table-cell>
          <table:table-cell office:value-type="float" office:value="4.0999999999999996" table:formula="of:=[.H36]+1" table:style-name="ce1">
            <text:p>4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.0667" table:style-name="ce1">
            <text:p>5.0667</text:p>
          </table:table-cell>
          <table:table-cell office:value-type="float" office:value="1.5690999999999999" table:style-name="ce1">
            <text:p>1.5691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.2</text:p>
          </table:table-cell>
          <table:table-cell office:value-type="float" office:value="1.9391" table:style-name="ce1">
            <text:p>1.9391</text:p>
          </table:table-cell>
          <table:table-cell office:value-type="string" office:string-value="Low Arousal, High Valence" table:formula="of:=IF([.R36] &gt; 4.5; IF([.M36] &gt; 4.5; &quot;High Arousal, High Valence&quot;; &quot;High Arousal, Low Valence&quot;); IF([.M36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36] &gt; 4.5; IF([.M36] &gt; 4.5; 1; 2); IF([.M36] &gt; 4.5; 3; 4))" table:style-name="ce1">
            <text:p>3</text:p>
          </table:table-cell>
          <table:table-cell office:value-type="float" office:value="1.1667000000000001" table:style-name="ce1">
            <text:p>1.1667</text:p>
          </table:table-cell>
          <table:table-cell office:value-type="float" office:value="3" table:style-name="ce1">
            <text:p>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4.0667" table:style-name="ce1">
            <text:p>4.0667</text:p>
          </table:table-cell>
          <table:table-cell office:value-type="float" office:value="1.8427" table:style-name="ce1">
            <text:p>1.842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regret</text:p>
          </table:table-cell>
          <table:table-cell office:value-type="string" table:style-name="ce1">
            <text:p>Tokyo Police Club</text:p>
          </table:table-cell>
          <table:table-cell office:value-type="string" table:style-name="ce1">
            <text:p>Citizens Of Tomorrow (Space Ballad Version)</text:p>
          </table:table-cell>
          <table:table-cell office:value-type="string" table:style-name="ce1">
            <text:p>http://www.youtube.com/watch?v=2SpecRRKRoU</text:p>
          </table:table-cell>
          <table:table-cell office:value-type="float" office:value="111" table:style-name="ce1">
            <text:p>111</text:p>
          </table:table-cell>
          <table:table-cell office:value-type="float" office:value="1.85" table:formula="of:=[.G37]/60" table:style-name="ce1">
            <text:p>1.85</text:p>
          </table:table-cell>
          <table:table-cell office:value-type="float" office:value="2.85" table:formula="of:=[.H37]+1" table:style-name="ce1">
            <text:p>2.8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2037" table:style-name="ce1">
            <text:p>1.203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0667" table:style-name="ce1">
            <text:p>5.0667</text:p>
          </table:table-cell>
          <table:table-cell office:value-type="float" office:value="1.6918" table:style-name="ce1">
            <text:p>1.6918</text:p>
          </table:table-cell>
          <table:table-cell office:value-type="string" office:string-value="High Arousal, High Valence" table:formula="of:=IF([.R37] &gt; 4.5; IF([.M37] &gt; 4.5; &quot;High Arousal, High Valence&quot;; &quot;High Arousal, Low Valence&quot;); IF([.M37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37] &gt; 4.5; IF([.M37] &gt; 4.5; 1; 2); IF([.M37] &gt; 4.5; 3; 4))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5434000000000001" table:style-name="ce1">
            <text:p>1.5434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entimental</text:p>
          </table:table-cell>
          <table:table-cell office:value-type="string" table:style-name="ce1">
            <text:p>The Submarines</text:p>
          </table:table-cell>
          <table:table-cell office:value-type="string" table:style-name="ce1">
            <text:p>Darkest Things</text:p>
          </table:table-cell>
          <table:table-cell office:value-type="string" table:style-name="ce5">
            <text:p><text:a xlink:href="http://www.youtube.com/watch?v=ijLKoqN5_EY">http://www.youtube.com/watch?v=ijLKoqN5_EY</text:a></text:p>
          </table:table-cell>
          <table:table-cell office:value-type="float" office:value="41" table:style-name="ce1">
            <text:p>41</text:p>
          </table:table-cell>
          <table:table-cell office:value-type="float" office:value="0.68333333333333335" table:formula="of:=[.G38]/60" table:style-name="ce1">
            <text:p>0.683333333</text:p>
          </table:table-cell>
          <table:table-cell office:value-type="float" office:value="1.6833333333333333" table:formula="of:=[.H38]+1" table:style-name="ce1">
            <text:p>1.68333333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0872999999999999" table:style-name="ce1">
            <text:p>1.087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4" table:style-name="ce1">
            <text:p>2.4</text:p>
          </table:table-cell>
          <table:table-cell office:value-type="float" office:value="1.6248" table:style-name="ce1">
            <text:p>1.6248</text:p>
          </table:table-cell>
          <table:table-cell office:value-type="string" office:string-value="Low Arousal, High Valence" table:formula="of:=IF([.R38] &gt; 4.5; IF([.M38] &gt; 4.5; &quot;High Arousal, High Valence&quot;; &quot;High Arousal, Low Valence&quot;); IF([.M38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38] &gt; 4.5; IF([.M38] &gt; 4.5; 1; 2); IF([.M38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4667000000000003" table:style-name="ce1">
            <text:p>4.4667</text:p>
          </table:table-cell>
          <table:table-cell office:value-type="float" office:value="2.125" table:style-name="ce1">
            <text:p>2.125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pleasure</text:p>
          </table:table-cell>
          <table:table-cell office:value-type="string" table:style-name="ce1">
            <text:p>D.H.T.</text:p>
          </table:table-cell>
          <table:table-cell office:value-type="string" table:style-name="ce1">
            <text:p>Listen To Your Heart (Edmee's Unplugged Vocal Edit)</text:p>
          </table:table-cell>
          <table:table-cell office:value-type="string" table:style-name="ce1">
            <text:p>http://www.youtube.com/watch?v=GilxHOdGZNA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39]/60" table:style-name="ce1">
            <text:p>0.1</text:p>
          </table:table-cell>
          <table:table-cell office:value-type="float" office:value="1.1000000000000001" table:formula="of:=[.H39]+1" table:style-name="ce1">
            <text:p>1.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2142999999999997" table:style-name="ce1">
            <text:p>4.2143</text:p>
          </table:table-cell>
          <table:table-cell office:value-type="float" office:value="1.78" table:style-name="ce1">
            <text:p>1.78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.0701999999999998" table:style-name="ce1">
            <text:p>2.0702</text:p>
          </table:table-cell>
          <table:table-cell office:value-type="string" office:string-value="Low Arousal, Low Valence" table:formula="of:=IF([.R39] &gt; 4.5; IF([.M39] &gt; 4.5; &quot;High Arousal, High Valence&quot;; &quot;High Arousal, Low Valence&quot;); IF([.M39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39] &gt; 4.5; IF([.M39] &gt; 4.5; 1; 2); IF([.M39] &gt; 4.5; 3; 4))" table:style-name="ce1">
            <text:p>4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1.879" table:style-name="ce1">
            <text:p>1.87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sad</text:p>
          </table:table-cell>
          <table:table-cell office:value-type="string" table:style-name="ce1">
            <text:p>Kate Nash</text:p>
          </table:table-cell>
          <table:table-cell office:value-type="string" table:style-name="ce1">
            <text:p>Nicest Thing</text:p>
          </table:table-cell>
          <table:table-cell office:value-type="string" table:style-name="ce1">
            <text:p>http://www.youtube.com/watch?v=cQHJuSZTjkE</text:p>
          </table:table-cell>
          <table:table-cell office:value-type="float" office:value="26" table:style-name="ce1">
            <text:p>26</text:p>
          </table:table-cell>
          <table:table-cell office:value-type="float" office:value="0.43333333333333335" table:formula="of:=[.G40]/60" table:style-name="ce1">
            <text:p>0.433333333</text:p>
          </table:table-cell>
          <table:table-cell office:value-type="float" office:value="1.4333333333333333" table:formula="of:=[.H40]+1" table:style-name="ce1">
            <text:p>1.43333333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.1429" table:style-name="ce1">
            <text:p>5.1429</text:p>
          </table:table-cell>
          <table:table-cell office:value-type="float" office:value="1.6413" table:style-name="ce1">
            <text:p>1.641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285999999999999" table:style-name="ce1">
            <text:p>2.9286</text:p>
          </table:table-cell>
          <table:table-cell office:value-type="float" office:value="1.8309" table:style-name="ce1">
            <text:p>1.8309</text:p>
          </table:table-cell>
          <table:table-cell office:value-type="string" office:string-value="Low Arousal, High Valence" table:formula="of:=IF([.R40] &gt; 4.5; IF([.M40] &gt; 4.5; &quot;High Arousal, High Valence&quot;; &quot;High Arousal, Low Valence&quot;); IF([.M40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40] &gt; 4.5; IF([.M40] &gt; 4.5; 1; 2); IF([.M40] &gt; 4.5; 3; 4))" table:style-name="ce1">
            <text:p>3</text:p>
          </table:table-cell>
          <table:table-cell office:value-type="float" office:value="1.9167000000000001" table:style-name="ce1">
            <text:p>1.9167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2.0266000000000002" table:style-name="ce1">
            <text:p>2.026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ecstasy</text:p>
          </table:table-cell>
          <table:table-cell office:value-type="string" table:style-name="ce1">
            <text:p>Sigur Ros</text:p>
          </table:table-cell>
          <table:table-cell office:value-type="string" table:style-name="ce1">
            <text:p>Von</text:p>
          </table:table-cell>
          <table:table-cell office:value-type="string" table:style-name="ce1">
            <text:p>http://www.youtube.com/watch?v=hme5jf2Z_ow</text:p>
          </table:table-cell>
          <table:table-cell office:value-type="float" office:value="296" table:style-name="ce1">
            <text:p>296</text:p>
          </table:table-cell>
          <table:table-cell office:value-type="float" office:value="4.9333333333333336" table:formula="of:=[.G41]/60" table:style-name="ce1">
            <text:p>4.933333333</text:p>
          </table:table-cell>
          <table:table-cell office:value-type="float" office:value="5.9333333333333336" table:formula="of:=[.H41]+1" table:style-name="ce1">
            <text:p>5.93333333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8571" table:style-name="ce1">
            <text:p>4.8571</text:p>
          </table:table-cell>
          <table:table-cell office:value-type="float" office:value="2.1333000000000002" table:style-name="ce1">
            <text:p>2.1333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.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3.4285999999999999" table:style-name="ce1">
            <text:p>3.4286</text:p>
          </table:table-cell>
          <table:table-cell office:value-type="float" office:value="2.6916000000000002" table:style-name="ce1">
            <text:p>2.6916</text:p>
          </table:table-cell>
          <table:table-cell office:value-type="string" office:string-value="Low Arousal, High Valence" table:formula="of:=IF([.R41] &gt; 4.5; IF([.M41] &gt; 4.5; &quot;High Arousal, High Valence&quot;; &quot;High Arousal, Low Valence&quot;); IF([.M4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41] &gt; 4.5; IF([.M41] &gt; 4.5; 1; 2); IF([.M41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3.4285999999999999" table:style-name="ce1">
            <text:p>3.4286</text:p>
          </table:table-cell>
          <table:table-cell office:value-type="float" office:value="1.5908" table:style-name="ce1">
            <text:p>1.590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ad</text:p>
          </table:table-cell>
          <table:table-cell office:value-type="string" table:style-name="ce1">
            <text:p>James Blunt</text:p>
          </table:table-cell>
          <table:table-cell office:value-type="string" table:style-name="ce1">
            <text:p>Goodbye My Lover</text:p>
          </table:table-cell>
          <table:table-cell office:value-type="string" table:style-name="ce2">
            <text:p><text:a xlink:href="http://www.youtube.com/watch?v=wVyggTKDcOE">http://www.youtube.com/watch?v=wVyggTKDcOE</text:a></text:p>
          </table:table-cell>
          <table:table-cell office:value-type="float" office:value="186" table:style-name="ce1">
            <text:p>186</text:p>
          </table:table-cell>
          <table:table-cell office:value-type="float" office:value="3.1" table:formula="of:=[.G42]/60" table:style-name="ce1">
            <text:p>3.1</text:p>
          </table:table-cell>
          <table:table-cell office:value-type="float" office:value="4.0999999999999996" table:formula="of:=[.H42]+1" table:style-name="ce1">
            <text:p>4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.3499000000000001" table:style-name="ce1">
            <text:p>1.349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2.9333" table:style-name="ce1">
            <text:p>2.9333</text:p>
          </table:table-cell>
          <table:table-cell office:value-type="float" office:value="1.6918" table:style-name="ce1">
            <text:p>1.6918</text:p>
          </table:table-cell>
          <table:table-cell office:value-type="string" office:string-value="Low Arousal, Low Valence" table:formula="of:=IF([.R42] &gt; 4.5; IF([.M42] &gt; 4.5; &quot;High Arousal, High Valence&quot;; &quot;High Arousal, Low Valence&quot;); IF([.M42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42] &gt; 4.5; IF([.M42] &gt; 4.5; 1; 2); IF([.M42] &gt; 4.5; 3; 4))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2.1499000000000001" table:style-name="ce1">
            <text:p>2.149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melancholy</text:p>
          </table:table-cell>
          <table:table-cell office:value-type="string" table:style-name="ce1">
            <text:p>Radiohead</text:p>
          </table:table-cell>
          <table:table-cell office:value-type="string" table:style-name="ce1">
            <text:p>Last Flowers</text:p>
          </table:table-cell>
          <table:table-cell office:value-type="string" table:style-name="ce1">
            <text:p>http://www.youtube.com/watch?v=WDdleGysNys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43]/60" table:style-name="ce1">
            <text:p>0.1</text:p>
          </table:table-cell>
          <table:table-cell office:value-type="float" office:value="1.1000000000000001" table:formula="of:=[.H43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9333" table:style-name="ce1">
            <text:p>4.9333</text:p>
          </table:table-cell>
          <table:table-cell office:value-type="float" office:value="1.6111" table:style-name="ce1">
            <text:p>1.61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.9333" table:style-name="ce1">
            <text:p>2.9333</text:p>
          </table:table-cell>
          <table:table-cell office:value-type="float" office:value="2.1436999999999999" table:style-name="ce1">
            <text:p>2.1437</text:p>
          </table:table-cell>
          <table:table-cell office:value-type="string" office:string-value="Low Arousal, High Valence" table:formula="of:=IF([.R43] &gt; 4.5; IF([.M43] &gt; 4.5; &quot;High Arousal, High Valence&quot;; &quot;High Arousal, Low Valence&quot;); IF([.M43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43] &gt; 4.5; IF([.M43] &gt; 4.5; 1; 2); IF([.M43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4.0667" table:style-name="ce1">
            <text:p>4.0667</text:p>
          </table:table-cell>
          <table:table-cell office:value-type="float" office:value="1.9821" table:style-name="ce1">
            <text:p>1.9821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sad</text:p>
          </table:table-cell>
          <table:table-cell office:value-type="string" table:style-name="ce1">
            <text:p>Johnny Cash</text:p>
          </table:table-cell>
          <table:table-cell office:value-type="string" table:style-name="ce1">
            <text:p>Hurt</text:p>
          </table:table-cell>
          <table:table-cell office:value-type="string" table:style-name="ce1">
            <text:p>http://www.youtube.com/watch?v=AO9dbmJ_2zU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44]/60" table:style-name="ce1">
            <text:p>2.516666667</text:p>
          </table:table-cell>
          <table:table-cell office:value-type="float" office:value="3.5166666666666666" table:formula="of:=[.H44]+1" table:style-name="ce1">
            <text:p>3.51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2.0221" table:style-name="ce1">
            <text:p>2.022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.8</text:p>
          </table:table-cell>
          <table:table-cell office:value-type="float" office:value="1.869" table:style-name="ce1">
            <text:p>1.869</text:p>
          </table:table-cell>
          <table:table-cell office:value-type="string" office:string-value="High Arousal, High Valence" table:formula="of:=IF([.R44] &gt; 4.5; IF([.M44] &gt; 4.5; &quot;High Arousal, High Valence&quot;; &quot;High Arousal, Low Valence&quot;); IF([.M44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44] &gt; 4.5; IF([.M44] &gt; 4.5; 1; 2); IF([.M44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8571" table:style-name="ce1">
            <text:p>1.857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pressing</text:p>
          </table:table-cell>
          <table:table-cell office:value-type="string" table:style-name="ce1">
            <text:p>A Fine Frenzy</text:p>
          </table:table-cell>
          <table:table-cell office:value-type="string" table:style-name="ce1">
            <text:p>Goodbye My Almost Lover</text:p>
          </table:table-cell>
          <table:table-cell office:value-type="string" table:style-name="ce2">
            <text:p><text:a xlink:href="http://www.youtube.com/watch?v=EDEEzS7OV2k">http://www.youtube.com/watch?v=EDEEzS7OV2k</text:a></text:p>
          </table:table-cell>
          <table:table-cell office:value-type="float" office:value="211" table:style-name="ce1">
            <text:p>211</text:p>
          </table:table-cell>
          <table:table-cell office:value-type="float" office:value="3.5166666666666666" table:formula="of:=[.G45]/60" table:style-name="ce1">
            <text:p>3.516666667</text:p>
          </table:table-cell>
          <table:table-cell office:value-type="float" office:value="4.5166666666666666" table:formula="of:=[.H45]+1" table:style-name="ce1">
            <text:p>4.51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6411" table:style-name="ce1">
            <text:p>1.641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6" table:style-name="ce1">
            <text:p>3.6</text:p>
          </table:table-cell>
          <table:table-cell office:value-type="float" office:value="1.2" table:style-name="ce1">
            <text:p>1.2</text:p>
          </table:table-cell>
          <table:table-cell office:value-type="string" office:string-value="Low Arousal, Low Valence" table:formula="of:=IF([.R45] &gt; 4.5; IF([.M45] &gt; 4.5; &quot;High Arousal, High Valence&quot;; &quot;High Arousal, Low Valence&quot;); IF([.M45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45] &gt; 4.5; IF([.M45] &gt; 4.5; 1; 2); IF([.M45] &gt; 4.5; 3; 4))" table:style-name="ce3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8184" table:style-name="ce1">
            <text:p>1.818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ellow</text:p>
          </table:table-cell>
          <table:table-cell office:value-type="string" table:style-name="ce1">
            <text:p>Kings Of Convenience</text:p>
          </table:table-cell>
          <table:table-cell office:value-type="string" table:style-name="ce1">
            <text:p>The Weight Of My Words</text:p>
          </table:table-cell>
          <table:table-cell office:value-type="string" table:style-name="ce2">
            <text:p><text:a xlink:href="http://www.youtube.com/watch?v=G-k19OCq7vE">http://www.youtube.com/watch?v=G-k19OCq7vE</text:a></text:p>
          </table:table-cell>
          <table:table-cell office:value-type="float" office:value="191" table:style-name="ce1">
            <text:p>191</text:p>
          </table:table-cell>
          <table:table-cell office:value-type="float" office:value="3.1833333333333331" table:formula="of:=[.G46]/60" table:style-name="ce1">
            <text:p>3.183333333</text:p>
          </table:table-cell>
          <table:table-cell office:value-type="float" office:value="4.1833333333333336" table:formula="of:=[.H46]+1" table:style-name="ce1">
            <text:p>4.18333333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7963" table:style-name="ce1">
            <text:p>1.796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3" table:style-name="ce1">
            <text:p>3</text:p>
          </table:table-cell>
          <table:table-cell office:value-type="float" office:value="1.5055000000000001" table:style-name="ce1">
            <text:p>1.5055</text:p>
          </table:table-cell>
          <table:table-cell office:value-type="string" office:string-value="Low Arousal, Low Valence" table:formula="of:=IF([.R46] &gt; 4.5; IF([.M46] &gt; 4.5; &quot;High Arousal, High Valence&quot;; &quot;High Arousal, Low Valence&quot;); IF([.M46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46] &gt; 4.5; IF([.M46] &gt; 4.5; 1; 2); IF([.M46] &gt; 4.5; 3; 4))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1.7764" table:style-name="ce1">
            <text:p>1.776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melancholic</text:p>
          </table:table-cell>
          <table:table-cell office:value-type="string" table:style-name="ce1">
            <text:p>Katatonia</text:p>
          </table:table-cell>
          <table:table-cell office:value-type="string" table:style-name="ce1">
            <text:p>The Longest Year</text:p>
          </table:table-cell>
          <table:table-cell office:value-type="string" table:style-name="ce1">
            <text:p>http://www.youtube.com/watch?v=b9E53eUhEmA</text:p>
          </table:table-cell>
          <table:table-cell office:value-type="float" office:value="31" table:style-name="ce1">
            <text:p>31</text:p>
          </table:table-cell>
          <table:table-cell office:value-type="float" office:value="0.51666666666666672" table:formula="of:=[.G47]/60" table:style-name="ce1">
            <text:p>0.516666667</text:p>
          </table:table-cell>
          <table:table-cell office:value-type="float" office:value="1.5166666666666666" table:formula="of:=[.H47]+1" table:style-name="ce1">
            <text:p>1.51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5861000000000001" table:style-name="ce1">
            <text:p>1.5861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2.0548000000000002" table:style-name="ce1">
            <text:p>2.0548</text:p>
          </table:table-cell>
          <table:table-cell office:value-type="string" office:string-value="Low Arousal, High Valence" table:formula="of:=IF([.R47] &gt; 4.5; IF([.M47] &gt; 4.5; &quot;High Arousal, High Valence&quot;; &quot;High Arousal, Low Valence&quot;); IF([.M47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47] &gt; 4.5; IF([.M47] &gt; 4.5; 1; 2); IF([.M47] &gt; 4.5; 3; 4))" table:style-name="ce1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0667" table:style-name="ce1">
            <text:p>5.0667</text:p>
          </table:table-cell>
          <table:table-cell office:value-type="float" office:value="2.294" table:style-name="ce1">
            <text:p>2.29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anger</text:p>
          </table:table-cell>
          <table:table-cell office:value-type="string" table:style-name="ce1">
            <text:p>Slayer</text:p>
          </table:table-cell>
          <table:table-cell office:value-type="string" table:style-name="ce1">
            <text:p>Threshold</text:p>
          </table:table-cell>
          <table:table-cell office:value-type="string" table:style-name="ce1">
            <text:p>http://www.youtube.com/watch?v=sMf2srQ065E</text:p>
          </table:table-cell>
          <table:table-cell office:value-type="float" office:value="91" table:style-name="ce1">
            <text:p>91</text:p>
          </table:table-cell>
          <table:table-cell office:value-type="float" office:value="1.5166666666666666" table:formula="of:=[.G48]/60" table:style-name="ce1">
            <text:p>1.516666667</text:p>
          </table:table-cell>
          <table:table-cell office:value-type="float" office:value="2.5166666666666666" table:formula="of:=[.H48]+1" table:style-name="ce1">
            <text:p>2.51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1848000000000001" table:style-name="ce1">
            <text:p>2.1848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3889" table:style-name="ce1">
            <text:p>2.3889</text:p>
          </table:table-cell>
          <table:table-cell office:value-type="string" office:string-value="Low Arousal, High Valence" table:formula="of:=IF([.R48] &gt; 4.5; IF([.M48] &gt; 4.5; &quot;High Arousal, High Valence&quot;; &quot;High Arousal, Low Valence&quot;); IF([.M48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48] &gt; 4.5; IF([.M48] &gt; 4.5; 1; 2); IF([.M48] &gt; 4.5; 3; 4))" table:style-name="ce1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2.5526" table:style-name="ce1">
            <text:p>2.5526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angry</text:p>
          </table:table-cell>
          <table:table-cell office:value-type="string" table:style-name="ce1">
            <text:p>Limp Bizkit</text:p>
          </table:table-cell>
          <table:table-cell office:value-type="string" table:style-name="ce1">
            <text:p>Break Stuff</text:p>
          </table:table-cell>
          <table:table-cell office:value-type="string" table:style-name="ce1">
            <text:p>http://www.youtube.com/watch?v=ZpUYjpKg9KY</text:p>
          </table:table-cell>
          <table:table-cell office:value-type="float" office:value="71" table:style-name="ce1">
            <text:p>71</text:p>
          </table:table-cell>
          <table:table-cell office:value-type="float" office:value="1.1833333333333333" table:formula="of:=[.G49]/60" table:style-name="ce1">
            <text:p>1.183333333</text:p>
          </table:table-cell>
          <table:table-cell office:value-type="float" office:value="2.1833333333333336" table:formula="of:=[.H49]+1" table:style-name="ce1">
            <text:p>2.18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1.8571" table:style-name="ce1">
            <text:p>1.857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2" table:style-name="ce1">
            <text:p>5.2</text:p>
          </table:table-cell>
          <table:table-cell office:value-type="float" office:value="2.4" table:style-name="ce1">
            <text:p>2.4</text:p>
          </table:table-cell>
          <table:table-cell office:value-type="string" office:string-value="High Arousal, High Valence" table:formula="of:=IF([.R49] &gt; 4.5; IF([.M49] &gt; 4.5; &quot;High Arousal, High Valence&quot;; &quot;High Arousal, Low Valence&quot;); IF([.M49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49] &gt; 4.5; IF([.M49] &gt; 4.5; 1; 2); IF([.M49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2" table:style-name="ce1">
            <text:p>5.2</text:p>
          </table:table-cell>
          <table:table-cell office:value-type="float" office:value="2.2271000000000001" table:style-name="ce1">
            <text:p>2.227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scary</text:p>
          </table:table-cell>
          <table:table-cell office:value-type="string" table:style-name="ce1">
            <text:p>Parkway Drive</text:p>
          </table:table-cell>
          <table:table-cell office:value-type="string" table:style-name="ce1">
            <text:p>Smoke 'Em If Ya Got 'Em</text:p>
          </table:table-cell>
          <table:table-cell office:value-type="string" table:style-name="ce1">
            <text:p>http://www.youtube.com/watch?v=7usTgw-7XfM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50]/60" table:style-name="ce1">
            <text:p>0.1</text:p>
          </table:table-cell>
          <table:table-cell office:value-type="float" office:value="1.1000000000000001" table:formula="of:=[.H50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1229" table:style-name="ce1">
            <text:p>2.122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6" table:style-name="ce1">
            <text:p>6</text:p>
          </table:table-cell>
          <table:table-cell office:value-type="float" office:value="2.1909000000000001" table:style-name="ce1">
            <text:p>2.1909</text:p>
          </table:table-cell>
          <table:table-cell office:value-type="string" office:string-value="High Arousal, High Valence" table:formula="of:=IF([.R50] &gt; 4.5; IF([.M50] &gt; 4.5; &quot;High Arousal, High Valence&quot;; &quot;High Arousal, Low Valence&quot;); IF([.M50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50] &gt; 4.5; IF([.M50] &gt; 4.5; 1; 2); IF([.M50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.2" table:style-name="ce1">
            <text:p>5.2</text:p>
          </table:table-cell>
          <table:table-cell office:value-type="float" office:value="2.3721000000000001" table:style-name="ce1">
            <text:p>2.372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sorrow</text:p>
          </table:table-cell>
          <table:table-cell office:value-type="string" table:style-name="ce1">
            <text:p>The Hours</text:p>
          </table:table-cell>
          <table:table-cell office:value-type="string" table:style-name="ce1">
            <text:p>Murder Or Suicide</text:p>
          </table:table-cell>
          <table:table-cell office:value-type="string" table:style-name="ce1">
            <text:p>http://www.youtube.com/watch?v=RbACqaCGVk4</text:p>
          </table:table-cell>
          <table:table-cell office:value-type="float" office:value="201" table:style-name="ce1">
            <text:p>201</text:p>
          </table:table-cell>
          <table:table-cell office:value-type="float" office:value="3.35" table:formula="of:=[.G51]/60" table:style-name="ce1">
            <text:p>3.35</text:p>
          </table:table-cell>
          <table:table-cell office:value-type="float" office:value="4.3499999999999996" table:formula="of:=[.H51]+1" table:style-name="ce1">
            <text:p>4.3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.4" table:style-name="ce1">
            <text:p>5.4</text:p>
          </table:table-cell>
          <table:table-cell office:value-type="float" office:value="1.0198" table:style-name="ce1">
            <text:p>1.0198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1.6997" table:style-name="ce1">
            <text:p>1.6997</text:p>
          </table:table-cell>
          <table:table-cell office:value-type="string" office:string-value="Low Arousal, High Valence" table:formula="of:=IF([.R51] &gt; 4.5; IF([.M51] &gt; 4.5; &quot;High Arousal, High Valence&quot;; &quot;High Arousal, Low Valence&quot;); IF([.M5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51] &gt; 4.5; IF([.M51] &gt; 4.5; 1; 2); IF([.M51] &gt; 4.5; 3; 4))" table:style-name="ce1">
            <text:p>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1.5347999999999999" table:style-name="ce1">
            <text:p>1.534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terrible</text:p>
          </table:table-cell>
          <table:table-cell office:value-type="string" table:style-name="ce1">
            <text:p>Mortemia</text:p>
          </table:table-cell>
          <table:table-cell office:value-type="string" table:style-name="ce1">
            <text:p>The One I Once Was</text:p>
          </table:table-cell>
          <table:table-cell office:value-type="string" table:style-name="ce2">
            <text:p><text:a xlink:href="http://www.youtube.com/watch?v=O0yoxveh7Tg">http://www.youtube.com/watch?v=O0yoxveh7Tg</text:a></text:p>
          </table:table-cell>
          <table:table-cell office:value-type="float" office:value="211" table:style-name="ce1">
            <text:p>211</text:p>
          </table:table-cell>
          <table:table-cell office:value-type="float" office:value="3.5166666666666666" table:formula="of:=[.G52]/60" table:style-name="ce1">
            <text:p>3.516666667</text:p>
          </table:table-cell>
          <table:table-cell office:value-type="float" office:value="4.5166666666666666" table:formula="of:=[.H52]+1" table:style-name="ce1">
            <text:p>4.51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1.4906999999999999" table:style-name="ce1">
            <text:p>1.4907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4667000000000003" table:style-name="ce1">
            <text:p>5.4667</text:p>
          </table:table-cell>
          <table:table-cell office:value-type="float" office:value="2.0613000000000001" table:style-name="ce1">
            <text:p>2.0613</text:p>
          </table:table-cell>
          <table:table-cell office:value-type="string" office:string-value="High Arousal, Low Valence" table:formula="of:=IF([.R52] &gt; 4.5; IF([.M52] &gt; 4.5; &quot;High Arousal, High Valence&quot;; &quot;High Arousal, Low Valence&quot;); IF([.M52] &gt; 4.5; &quot;Low Arousal, High Valence&quot;; &quot;Low Arousal, Low Valence&quot;))" table:style-name="ce3">
            <text:p>High Arousal, Low Valence</text:p>
          </table:table-cell>
          <table:table-cell office:value-type="float" office:value="2" table:formula="of:=IF([.R52] &gt; 4.5; IF([.M52] &gt; 4.5; 1; 2); IF([.M52] &gt; 4.5; 3; 4))" table:style-name="ce3">
            <text:p>2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7436" table:style-name="ce1">
            <text:p>1.7436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hate</text:p>
          </table:table-cell>
          <table:table-cell office:value-type="string" table:style-name="ce1">
            <text:p>Overkill</text:p>
          </table:table-cell>
          <table:table-cell office:value-type="string" table:style-name="ce1">
            <text:p>I Hate</text:p>
          </table:table-cell>
          <table:table-cell office:value-type="string" table:style-name="ce1">
            <text:p>http://www.youtube.com/watch?v=I4UM6goudZY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53]/60" table:style-name="ce1">
            <text:p>0.1</text:p>
          </table:table-cell>
          <table:table-cell office:value-type="float" office:value="1.1000000000000001" table:formula="of:=[.H53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6248" table:style-name="ce1">
            <text:p>1.6248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9596" table:style-name="ce1">
            <text:p>1.9596</text:p>
          </table:table-cell>
          <table:table-cell office:value-type="string" office:string-value="High Arousal, High Valence" table:formula="of:=IF([.R53] &gt; 4.5; IF([.M53] &gt; 4.5; &quot;High Arousal, High Valence&quot;; &quot;High Arousal, Low Valence&quot;); IF([.M53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53] &gt; 4.5; IF([.M53] &gt; 4.5; 1; 2); IF([.M53] &gt; 4.5; 3; 4))" table:style-name="ce1">
            <text:p>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.7332999999999998" table:style-name="ce1">
            <text:p>5.7333</text:p>
          </table:table-cell>
          <table:table-cell office:value-type="float" office:value="2.2351000000000001" table:style-name="ce1">
            <text:p>2.2351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hock</text:p>
          </table:table-cell>
          <table:table-cell office:value-type="string" table:style-name="ce1">
            <text:p>Marilyn Manson</text:p>
          </table:table-cell>
          <table:table-cell office:value-type="string" table:style-name="ce1">
            <text:p>The Beautiful People</text:p>
          </table:table-cell>
          <table:table-cell office:value-type="string" table:style-name="ce2">
            <text:p><text:a xlink:href="http://www.youtube.com/watch?v=Ypkv0HeUvTc">http://www.youtube.com/watch?v=Ypkv0HeUvTc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54]/60" table:style-name="ce1">
            <text:p>0.1</text:p>
          </table:table-cell>
          <table:table-cell office:value-type="float" office:value="1.1000000000000001" table:formula="of:=[.H54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1.4906999999999999" table:style-name="ce1">
            <text:p>1.4907</text:p>
          </table:table-cell>
          <table:table-cell office:value-type="float" office:value="6.1666999999999996" table:style-name="ce1">
            <text:p>6.16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.4</text:p>
          </table:table-cell>
          <table:table-cell office:value-type="float" office:value="1.9253" table:style-name="ce1">
            <text:p>1.9253</text:p>
          </table:table-cell>
          <table:table-cell office:value-type="string" office:string-value="High Arousal, High Valence" table:formula="of:=IF([.R54] &gt; 4.5; IF([.M54] &gt; 4.5; &quot;High Arousal, High Valence&quot;; &quot;High Arousal, Low Valence&quot;); IF([.M54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54] &gt; 4.5; IF([.M54] &gt; 4.5; 1; 2); IF([.M54] &gt; 4.5; 3; 4))" table:style-name="ce3">
            <text:p>1</text:p>
          </table:table-cell>
          <table:table-cell office:value-type="float" office:value="6.1666999999999996" table:style-name="ce1">
            <text:p>6.16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.9333" table:style-name="ce1">
            <text:p>4.9333</text:p>
          </table:table-cell>
          <table:table-cell office:value-type="float" office:value="1.5690999999999999" table:style-name="ce1">
            <text:p>1.569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horror</text:p>
          </table:table-cell>
          <table:table-cell office:value-type="string" table:style-name="ce1">
            <text:p>Blitzkid</text:p>
          </table:table-cell>
          <table:table-cell office:value-type="string" table:style-name="ce1">
            <text:p>Nosferatu</text:p>
          </table:table-cell>
          <table:table-cell office:value-type="string" table:style-name="ce1">
            <text:p>http://www.youtube.com/watch?v=I5wt302oph0</text:p>
          </table:table-cell>
          <table:table-cell office:value-type="float" office:value="76" table:style-name="ce1">
            <text:p>76</text:p>
          </table:table-cell>
          <table:table-cell office:value-type="float" office:value="1.2666666666666666" table:formula="of:=[.G55]/60" table:style-name="ce1">
            <text:p>1.266666667</text:p>
          </table:table-cell>
          <table:table-cell office:value-type="float" office:value="2.2666666666666666" table:formula="of:=[.H55]+1" table:style-name="ce1">
            <text:p>2.26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.4" table:style-name="ce1">
            <text:p>5.4</text:p>
          </table:table-cell>
          <table:table-cell office:value-type="float" office:value="1.0198" table:style-name="ce1">
            <text:p>1.019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8666999999999998" table:style-name="ce1">
            <text:p>5.8667</text:p>
          </table:table-cell>
          <table:table-cell office:value-type="float" office:value="1.8927" table:style-name="ce1">
            <text:p>1.8927</text:p>
          </table:table-cell>
          <table:table-cell office:value-type="string" office:string-value="High Arousal, High Valence" table:formula="of:=IF([.R55] &gt; 4.5; IF([.M55] &gt; 4.5; &quot;High Arousal, High Valence&quot;; &quot;High Arousal, Low Valence&quot;); IF([.M5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55] &gt; 4.5; IF([.M55] &gt; 4.5; 1; 2); IF([.M55] &gt; 4.5; 3; 4))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0221" table:style-name="ce1">
            <text:p>2.022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scary</text:p>
          </table:table-cell>
          <table:table-cell office:value-type="string" table:style-name="ce1">
            <text:p>Grace Jones</text:p>
          </table:table-cell>
          <table:table-cell office:value-type="string" table:style-name="ce1">
            <text:p>Corporate Cannibal</text:p>
          </table:table-cell>
          <table:table-cell office:value-type="string" table:style-name="ce1">
            <text:p>http://www.youtube.com/watch?v=FgMn2OJmx3w</text:p>
          </table:table-cell>
          <table:table-cell office:value-type="float" office:value="101" table:style-name="ce1">
            <text:p>101</text:p>
          </table:table-cell>
          <table:table-cell office:value-type="float" office:value="1.6833333333333333" table:formula="of:=[.G56]/60" table:style-name="ce1">
            <text:p>1.683333333</text:p>
          </table:table-cell>
          <table:table-cell office:value-type="float" office:value="2.6833333333333336" table:formula="of:=[.H56]+1" table:style-name="ce1">
            <text:p>2.68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office:value-type="float" office:value="1.5578000000000001" table:style-name="ce1">
            <text:p>1.557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4667000000000003" table:style-name="ce1">
            <text:p>5.4667</text:p>
          </table:table-cell>
          <table:table-cell office:value-type="float" office:value="2.3054999999999999" table:style-name="ce1">
            <text:p>2.3055</text:p>
          </table:table-cell>
          <table:table-cell office:value-type="string" office:string-value="High Arousal, High Valence" table:formula="of:=IF([.R56] &gt; 4.5; IF([.M56] &gt; 4.5; &quot;High Arousal, High Valence&quot;; &quot;High Arousal, Low Valence&quot;); IF([.M5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56] &gt; 4.5; IF([.M56] &gt; 4.5; 1; 2); IF([.M56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4.7332999999999998" table:style-name="ce1">
            <text:p>4.7333</text:p>
          </table:table-cell>
          <table:table-cell office:value-type="float" office:value="1.5261" table:style-name="ce1">
            <text:p>1.526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hate</text:p>
          </table:table-cell>
          <table:table-cell office:value-type="string" table:style-name="ce1">
            <text:p>Dead To Fall</text:p>
          </table:table-cell>
          <table:table-cell office:value-type="string" table:style-name="ce1">
            <text:p>Bastard Set Of Dreams</text:p>
          </table:table-cell>
          <table:table-cell office:value-type="string" table:style-name="ce2">
            <text:p><text:a xlink:href="http://www.youtube.com/watch?v=HdH8NYsDwWk">http://www.youtube.com/watch?v=HdH8NYsDwWk</text:a></text:p>
          </table:table-cell>
          <table:table-cell office:value-type="float" office:value="126" table:style-name="ce1">
            <text:p>126</text:p>
          </table:table-cell>
          <table:table-cell office:value-type="float" office:value="2.1" table:formula="of:=[.G57]/60" table:style-name="ce1">
            <text:p>2.1</text:p>
          </table:table-cell>
          <table:table-cell office:value-type="float" office:value="3.1" table:formula="of:=[.H57]+1" table:style-name="ce1">
            <text:p>3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9333" table:style-name="ce1">
            <text:p>3.9333</text:p>
          </table:table-cell>
          <table:table-cell office:value-type="float" office:value="2.0482999999999998" table:style-name="ce1">
            <text:p>2.0483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3" table:style-name="ce1">
            <text:p>3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6.1333000000000002" table:style-name="ce1">
            <text:p>6.1333</text:p>
          </table:table-cell>
          <table:table-cell office:value-type="float" office:value="2.0933999999999999" table:style-name="ce1">
            <text:p>2.0934</text:p>
          </table:table-cell>
          <table:table-cell office:value-type="string" office:string-value="High Arousal, Low Valence" table:formula="of:=IF([.R57] &gt; 4.5; IF([.M57] &gt; 4.5; &quot;High Arousal, High Valence&quot;; &quot;High Arousal, Low Valence&quot;); IF([.M57] &gt; 4.5; &quot;Low Arousal, High Valence&quot;; &quot;Low Arousal, Low Valence&quot;))" table:style-name="ce3">
            <text:p>High Arousal, Low Valence</text:p>
          </table:table-cell>
          <table:table-cell office:value-type="float" office:value="2" table:formula="of:=IF([.R57] &gt; 4.5; IF([.M57] &gt; 4.5; 1; 2); IF([.M57] &gt; 4.5; 3; 4))" table:style-name="ce3">
            <text:p>2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5.5332999999999997" table:style-name="ce1">
            <text:p>5.5333</text:p>
          </table:table-cell>
          <table:table-cell office:value-type="float" office:value="1.8927" table:style-name="ce1">
            <text:p>1.8927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terror</text:p>
          </table:table-cell>
          <table:table-cell office:value-type="string" table:style-name="ce1">
            <text:p>Trapped Under Ice</text:p>
          </table:table-cell>
          <table:table-cell office:value-type="string" table:style-name="ce1">
            <text:p>Believe</text:p>
          </table:table-cell>
          <table:table-cell office:value-type="string" table:style-name="ce1">
            <text:p>http://www.youtube.com/watch?v=6VLO9K-lUII</text:p>
          </table:table-cell>
          <table:table-cell office:value-type="float" office:value="86" table:style-name="ce1">
            <text:p>86</text:p>
          </table:table-cell>
          <table:table-cell office:value-type="float" office:value="1.4333333333333333" table:formula="of:=[.G58]/60" table:style-name="ce1">
            <text:p>1.433333333</text:p>
          </table:table-cell>
          <table:table-cell office:value-type="float" office:value="2.4333333333333336" table:formula="of:=[.H58]+1" table:style-name="ce1">
            <text:p>2.43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0667" table:style-name="ce1">
            <text:p>4.0667</text:p>
          </table:table-cell>
          <table:table-cell office:value-type="float" office:value="1.6518999999999999" table:style-name="ce1">
            <text:p>1.6519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.4667000000000003" table:style-name="ce1">
            <text:p>5.4667</text:p>
          </table:table-cell>
          <table:table-cell office:value-type="float" office:value="2.3054999999999999" table:style-name="ce1">
            <text:p>2.3055</text:p>
          </table:table-cell>
          <table:table-cell office:value-type="string" office:string-value="High Arousal, Low Valence" table:formula="of:=IF([.R58] &gt; 4.5; IF([.M58] &gt; 4.5; &quot;High Arousal, High Valence&quot;; &quot;High Arousal, Low Valence&quot;); IF([.M58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58] &gt; 4.5; IF([.M58] &gt; 4.5; 1; 2); IF([.M58] &gt; 4.5; 3; 4))" table:style-name="ce1">
            <text:p>2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2.3285999999999998" table:style-name="ce1">
            <text:p>2.3286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angry</text:p>
          </table:table-cell>
          <table:table-cell office:value-type="string" table:style-name="ce1">
            <text:p>Pj Harvey</text:p>
          </table:table-cell>
          <table:table-cell office:value-type="string" table:style-name="ce1">
            <text:p>Who The Fuck?</text:p>
          </table:table-cell>
          <table:table-cell office:value-type="string" table:style-name="ce1">
            <text:p>http://www.youtube.com/watch?v=ZxcCN6BgO_k</text:p>
          </table:table-cell>
          <table:table-cell office:value-type="float" office:value="81" table:style-name="ce1">
            <text:p>81</text:p>
          </table:table-cell>
          <table:table-cell office:value-type="float" office:value="1.35" table:formula="of:=[.G59]/60" table:style-name="ce1">
            <text:p>1.35</text:p>
          </table:table-cell>
          <table:table-cell office:value-type="float" office:value="2.35" table:formula="of:=[.H59]+1" table:style-name="ce1">
            <text:p>2.35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625" table:style-name="ce1">
            <text:p>4.625</text:p>
          </table:table-cell>
          <table:table-cell office:value-type="float" office:value="1.8666" table:style-name="ce1">
            <text:p>1.8666</text:p>
          </table:table-cell>
          <table:table-cell office:value-type="float" office:value="2.25" table:style-name="ce1">
            <text:p>2.25</text:p>
          </table:table-cell>
          <table:table-cell office:value-type="float" office:value="5" table:style-name="ce1">
            <text:p>5</text:p>
          </table:table-cell>
          <table:table-cell office:value-type="float" office:value="5.5833000000000004" table:style-name="ce1">
            <text:p>5.5833</text:p>
          </table:table-cell>
          <table:table-cell office:value-type="float" office:value="4.3125" table:style-name="ce1">
            <text:p>4.3125</text:p>
          </table:table-cell>
          <table:table-cell office:value-type="float" office:value="2.0529999999999999" table:style-name="ce1">
            <text:p>2.053</text:p>
          </table:table-cell>
          <table:table-cell office:value-type="string" office:string-value="Low Arousal, High Valence" table:formula="of:=IF([.R59] &gt; 4.5; IF([.M59] &gt; 4.5; &quot;High Arousal, High Valence&quot;; &quot;High Arousal, Low Valence&quot;); IF([.M59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59] &gt; 4.5; IF([.M59] &gt; 4.5; 1; 2); IF([.M59] &gt; 4.5; 3; 4))" table:style-name="ce1">
            <text:p>3</text:p>
          </table:table-cell>
          <table:table-cell office:value-type="float" office:value="2.25" table:style-name="ce1">
            <text:p>2.2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9375" table:style-name="ce1">
            <text:p>4.9375</text:p>
          </table:table-cell>
          <table:table-cell office:value-type="float" office:value="1.56" table:style-name="ce1">
            <text:p>1.5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.5833000000000004" table:style-name="ce1">
            <text:p>5.5833</text:p>
          </table:table-cell>
          <table:table-cell table:number-columns-repeated="16355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terror</text:p>
          </table:table-cell>
          <table:table-cell office:value-type="string" table:style-name="ce1">
            <text:p>Stigmata</text:p>
          </table:table-cell>
          <table:table-cell office:value-type="string" table:style-name="ce1">
            <text:p>В отражении глаз</text:p>
          </table:table-cell>
          <table:table-cell office:value-type="string" table:style-name="ce8">
            <text:p><text:a xlink:href="http://www.youtube.com/watch?v=QNy4iEqQd1Q">http://www.youtube.com/watch?v=QNy4iEqQd1Q</text:a>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60]/60" table:style-name="ce1">
            <text:p>2.516666667</text:p>
          </table:table-cell>
          <table:table-cell office:value-type="float" office:value="3.5166666666666666" table:formula="of:=[.H60]+1" table:style-name="ce1">
            <text:p>3.516666667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0625" table:style-name="ce1">
            <text:p>4.0625</text:p>
          </table:table-cell>
          <table:table-cell office:value-type="float" office:value="2.5609999999999999" table:style-name="ce1">
            <text:p>2.561</text:p>
          </table:table-cell>
          <table:table-cell office:value-type="float" office:value="3.4167000000000001" table:style-name="ce1">
            <text:p>3.4167</text:p>
          </table:table-cell>
          <table:table-cell office:value-type="float" office:value="3" table:style-name="ce1">
            <text:p>3</text:p>
          </table:table-cell>
          <table:table-cell office:value-type="float" office:value="6.1666999999999996" table:style-name="ce1">
            <text:p>6.1667</text:p>
          </table:table-cell>
          <table:table-cell office:value-type="float" office:value="5.75" table:style-name="ce1">
            <text:p>5.75</text:p>
          </table:table-cell>
          <table:table-cell office:value-type="float" office:value="2.5371999999999999" table:style-name="ce1">
            <text:p>2.5372</text:p>
          </table:table-cell>
          <table:table-cell office:value-type="string" office:string-value="High Arousal, Low Valence" table:formula="of:=IF([.R60] &gt; 4.5; IF([.M60] &gt; 4.5; &quot;High Arousal, High Valence&quot;; &quot;High Arousal, Low Valence&quot;); IF([.M60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60] &gt; 4.5; IF([.M60] &gt; 4.5; 1; 2); IF([.M60] &gt; 4.5; 3; 4))" table:style-name="ce1">
            <text:p>2</text:p>
          </table:table-cell>
          <table:table-cell office:value-type="float" office:value="3.4167000000000001" table:style-name="ce1">
            <text:p>3.41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5" table:style-name="ce1">
            <text:p>5.5</text:p>
          </table:table-cell>
          <table:table-cell office:value-type="float" office:value="2.3978999999999999" table:style-name="ce1">
            <text:p>2.3979</text:p>
          </table:table-cell>
          <table:table-cell office:value-type="float" office:value="3.4167000000000001" table:style-name="ce1">
            <text:p>3.4167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string" table:style-name="ce1">
            <text:p>anger</text:p>
          </table:table-cell>
          <table:table-cell office:value-type="string" table:style-name="ce1">
            <text:p>Metallica</text:p>
          </table:table-cell>
          <table:table-cell office:value-type="string" table:style-name="ce1">
            <text:p>St. Anger</text:p>
          </table:table-cell>
          <table:table-cell office:value-type="string" table:style-name="ce1">
            <text:p>http://www.youtube.com/watch?v=rMEp_5FMXRE</text:p>
          </table:table-cell>
          <table:table-cell office:value-type="float" office:value="161" table:style-name="ce1">
            <text:p>161</text:p>
          </table:table-cell>
          <table:table-cell office:value-type="float" office:value="2.6833333333333331" table:formula="of:=[.G61]/60" table:style-name="ce1">
            <text:p>2.683333333</text:p>
          </table:table-cell>
          <table:table-cell office:value-type="float" office:value="3.6833333333333331" table:formula="of:=[.H61]+1" table:style-name="ce1">
            <text:p>3.68333333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7142999999999997" table:style-name="ce1">
            <text:p>4.7143</text:p>
          </table:table-cell>
          <table:table-cell office:value-type="float" office:value="1.7496" table:style-name="ce1">
            <text:p>1.749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5.2142999999999997" table:style-name="ce1">
            <text:p>5.2143</text:p>
          </table:table-cell>
          <table:table-cell office:value-type="float" office:value="2.3046000000000002" table:style-name="ce1">
            <text:p>2.3046</text:p>
          </table:table-cell>
          <table:table-cell office:value-type="string" office:string-value="High Arousal, High Valence" table:formula="of:=IF([.R61] &gt; 4.5; IF([.M61] &gt; 4.5; &quot;High Arousal, High Valence&quot;; &quot;High Arousal, Low Valence&quot;); IF([.M61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1] &gt; 4.5; IF([.M61] &gt; 4.5; 1; 2); IF([.M61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.5</text:p>
          </table:table-cell>
          <table:table-cell office:value-type="float" office:value="7.0833000000000004" table:style-name="ce1">
            <text:p>7.0833</text:p>
          </table:table-cell>
          <table:table-cell office:value-type="float" office:value="5.0713999999999997" table:style-name="ce1">
            <text:p>5.0714</text:p>
          </table:table-cell>
          <table:table-cell office:value-type="float" office:value="1.7098" table:style-name="ce1">
            <text:p>1.709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.0833000000000004" table:style-name="ce1">
            <text:p>6.0833</text:p>
          </table:table-cell>
          <table:table-cell table:number-columns-repeated="16355"/>
        </table:table-row>
        <table:table-row table:style-name="ro1"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Grease</text:p>
          </table:table-cell>
          <table:table-cell office:value-type="string" table:style-name="ce1">
            <text:p>You're The One That I Want</text:p>
          </table:table-cell>
          <table:table-cell office:value-type="string" table:style-name="ce1">
            <text:p>http://www.youtube.com/watch?v=gyUWkQj0Q_U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62]/60" table:style-name="ce1">
            <text:p>0.1</text:p>
          </table:table-cell>
          <table:table-cell office:value-type="float" office:value="1.1000000000000001" table:formula="of:=[.H62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4" table:style-name="ce1">
            <text:p>6.4</text:p>
          </table:table-cell>
          <table:table-cell office:value-type="float" office:value="2.3035999999999999" table:style-name="ce1">
            <text:p>2.3036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1187" table:style-name="ce1">
            <text:p>2.1187</text:p>
          </table:table-cell>
          <table:table-cell office:value-type="string" office:string-value="High Arousal, High Valence" table:formula="of:=IF([.R62] &gt; 4.5; IF([.M62] &gt; 4.5; &quot;High Arousal, High Valence&quot;; &quot;High Arousal, Low Valence&quot;); IF([.M62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2] &gt; 4.5; IF([.M62] &gt; 4.5; 1; 2); IF([.M62] &gt; 4.5; 3; 4))" table:style-name="ce1">
            <text:p>1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4" table:style-name="ce1">
            <text:p>5.4</text:p>
          </table:table-cell>
          <table:table-cell office:value-type="float" office:value="2.0265" table:style-name="ce1">
            <text:p>2.02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The B52'S</text:p>
          </table:table-cell>
          <table:table-cell office:value-type="string" table:style-name="ce1">
            <text:p>Love Shack</text:p>
          </table:table-cell>
          <table:table-cell office:value-type="string" table:style-name="ce2">
            <text:p><text:a xlink:href="http://www.youtube.com/watch?v=leohcvmf8kM">http://www.youtube.com/watch?v=leohcvmf8kM</text:a></text:p>
          </table:table-cell>
          <table:table-cell office:value-type="float" office:value="181" table:style-name="ce1">
            <text:p>181</text:p>
          </table:table-cell>
          <table:table-cell office:value-type="float" office:value="3.0166666666666666" table:formula="of:=[.G63]/60" table:style-name="ce1">
            <text:p>3.016666667</text:p>
          </table:table-cell>
          <table:table-cell office:value-type="float" office:value="4.0166666666666666" table:formula="of:=[.H63]+1" table:style-name="ce1">
            <text:p>4.01666666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.7126999999999999" table:style-name="ce1">
            <text:p>1.712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.8332999999999995" table:style-name="ce1">
            <text:p>8.8333</text:p>
          </table:table-cell>
          <table:table-cell office:value-type="float" office:value="5.9333" table:style-name="ce1">
            <text:p>5.9333</text:p>
          </table:table-cell>
          <table:table-cell office:value-type="float" office:value="1.9821" table:style-name="ce1">
            <text:p>1.9821</text:p>
          </table:table-cell>
          <table:table-cell office:value-type="string" office:string-value="High Arousal, High Valence" table:formula="of:=IF([.R63] &gt; 4.5; IF([.M63] &gt; 4.5; &quot;High Arousal, High Valence&quot;; &quot;High Arousal, Low Valence&quot;); IF([.M63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63] &gt; 4.5; IF([.M63] &gt; 4.5; 1; 2); IF([.M63] &gt; 4.5; 3; 4))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0667" table:style-name="ce1">
            <text:p>6.0667</text:p>
          </table:table-cell>
          <table:table-cell office:value-type="float" office:value="1.9821" table:style-name="ce1">
            <text:p>1.982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lur</text:p>
          </table:table-cell>
          <table:table-cell office:value-type="string" table:style-name="ce1">
            <text:p>Song 2</text:p>
          </table:table-cell>
          <table:table-cell office:value-type="string" table:style-name="ce2">
            <text:p><text:a xlink:href="http://www.youtube.com/watch?v=WlAHZURxRjY">http://www.youtube.com/watch?v=WlAHZURxRjY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64]/60" table:style-name="ce1">
            <text:p>0.1</text:p>
          </table:table-cell>
          <table:table-cell office:value-type="float" office:value="1.1000000000000001" table:formula="of:=[.H64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.2" table:style-name="ce1">
            <text:p>7.2</text:p>
          </table:table-cell>
          <table:table-cell office:value-type="float" office:value="1.7587999999999999" table:style-name="ce1">
            <text:p>1.758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.3333000000000004" table:style-name="ce1">
            <text:p>7.3333</text:p>
          </table:table-cell>
          <table:table-cell office:value-type="float" office:value="1.5775999999999999" table:style-name="ce1">
            <text:p>1.5776</text:p>
          </table:table-cell>
          <table:table-cell office:value-type="string" office:string-value="High Arousal, High Valence" table:formula="of:=IF([.R64] &gt; 4.5; IF([.M64] &gt; 4.5; &quot;High Arousal, High Valence&quot;; &quot;High Arousal, Low Valence&quot;); IF([.M64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64] &gt; 4.5; IF([.M64] &gt; 4.5; 1; 2); IF([.M64] &gt; 4.5; 3; 4))" table:style-name="ce3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6.5332999999999997" table:style-name="ce1">
            <text:p>6.5333</text:p>
          </table:table-cell>
          <table:table-cell office:value-type="float" office:value="2.0613000000000001" table:style-name="ce1">
            <text:p>2.0613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7" table:style-name="ce1">
            <text:p>7</text:p>
          </table:table-cell>
          <table:table-cell office:value-type="float" office:value="8.6667000000000005" table:style-name="ce1">
            <text:p>8.6667</text:p>
          </table:table-cell>
          <table:table-cell table:number-columns-repeated="16355"/>
        </table:table-row>
        <table:table-row table:style-name="ro1"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Blind Melon</text:p>
          </table:table-cell>
          <table:table-cell office:value-type="string" table:style-name="ce1">
            <text:p>No Rain</text:p>
          </table:table-cell>
          <table:table-cell office:value-type="string" table:style-name="ce1">
            <text:p>http://www.youtube.com/watch?v=qmVn6b7DdpA</text:p>
          </table:table-cell>
          <table:table-cell office:value-type="float" office:value="121" table:style-name="ce1">
            <text:p>121</text:p>
          </table:table-cell>
          <table:table-cell office:value-type="float" office:value="2.0166666666666666" table:formula="of:=[.G65]/60" table:style-name="ce1">
            <text:p>2.016666667</text:p>
          </table:table-cell>
          <table:table-cell office:value-type="float" office:value="3.0166666666666666" table:formula="of:=[.H65]+1" table:style-name="ce1">
            <text:p>3.01666666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6666999999999996" table:style-name="ce1">
            <text:p>6.6667</text:p>
          </table:table-cell>
          <table:table-cell office:value-type="float" office:value="1.4453" table:style-name="ce1">
            <text:p>1.4453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.7888999999999999" table:style-name="ce1">
            <text:p>1.7889</text:p>
          </table:table-cell>
          <table:table-cell office:value-type="string" office:string-value="High Arousal, High Valence" table:formula="of:=IF([.R65] &gt; 4.5; IF([.M65] &gt; 4.5; &quot;High Arousal, High Valence&quot;; &quot;High Arousal, Low Valence&quot;); IF([.M6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5] &gt; 4.5; IF([.M65] &gt; 4.5; 1; 2); IF([.M65] &gt; 4.5; 3; 4))" table:style-name="ce1">
            <text:p>1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4.8" table:style-name="ce1">
            <text:p>4.8</text:p>
          </table:table-cell>
          <table:table-cell office:value-type="float" office:value="1.6" table:style-name="ce1">
            <text:p>1.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The Polyphonic Spree</text:p>
          </table:table-cell>
          <table:table-cell office:value-type="string" table:style-name="ce1">
            <text:p>Soldier Girl</text:p>
          </table:table-cell>
          <table:table-cell office:value-type="string" table:style-name="ce1">
            <text:p>http://www.youtube.com/watch?v=4uzddaCSwpE</text:p>
          </table:table-cell>
          <table:table-cell office:value-type="float" office:value="71" table:style-name="ce1">
            <text:p>71</text:p>
          </table:table-cell>
          <table:table-cell office:value-type="float" office:value="1.1833333333333333" table:formula="of:=[.G66]/60" table:style-name="ce1">
            <text:p>1.183333333</text:p>
          </table:table-cell>
          <table:table-cell office:value-type="float" office:value="2.1833333333333336" table:formula="of:=[.H66]+1" table:style-name="ce1">
            <text:p>2.18333333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2" table:style-name="ce1">
            <text:p>6.2</text:p>
          </table:table-cell>
          <table:table-cell office:value-type="float" office:value="1.4236" table:style-name="ce1">
            <text:p>1.4236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2.125" table:style-name="ce1">
            <text:p>2.125</text:p>
          </table:table-cell>
          <table:table-cell office:value-type="string" office:string-value="High Arousal, High Valence" table:formula="of:=IF([.R66] &gt; 4.5; IF([.M66] &gt; 4.5; &quot;High Arousal, High Valence&quot;; &quot;High Arousal, Low Valence&quot;); IF([.M6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6] &gt; 4.5; IF([.M66] &gt; 4.5; 1; 2); IF([.M66] &gt; 4.5; 3; 4))" table:style-name="ce1">
            <text:p>1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4.9333" table:style-name="ce1">
            <text:p>4.9333</text:p>
          </table:table-cell>
          <table:table-cell office:value-type="float" office:value="1.7307999999999999" table:style-name="ce1">
            <text:p>1.730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Beastie Boys</text:p>
          </table:table-cell>
          <table:table-cell office:value-type="string" table:style-name="ce1">
            <text:p>Sabotage</text:p>
          </table:table-cell>
          <table:table-cell office:value-type="string" table:style-name="ce1">
            <text:p>http://www.youtube.com/watch?v=z5rRZdiu1UE</text:p>
          </table:table-cell>
          <table:table-cell office:value-type="float" office:value="91" table:style-name="ce1">
            <text:p>91</text:p>
          </table:table-cell>
          <table:table-cell office:value-type="float" office:value="1.5166666666666666" table:formula="of:=[.G67]/60" table:style-name="ce1">
            <text:p>1.516666667</text:p>
          </table:table-cell>
          <table:table-cell office:value-type="float" office:value="2.5166666666666666" table:formula="of:=[.H67]+1" table:style-name="ce1">
            <text:p>2.516666667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2.4184000000000001" table:style-name="ce1">
            <text:p>2.4184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.9333" table:style-name="ce1">
            <text:p>5.9333</text:p>
          </table:table-cell>
          <table:table-cell office:value-type="float" office:value="2.1436999999999999" table:style-name="ce1">
            <text:p>2.1437</text:p>
          </table:table-cell>
          <table:table-cell office:value-type="string" office:string-value="High Arousal, High Valence" table:formula="of:=IF([.R67] &gt; 4.5; IF([.M67] &gt; 4.5; &quot;High Arousal, High Valence&quot;; &quot;High Arousal, Low Valence&quot;); IF([.M67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7] &gt; 4.5; IF([.M67] &gt; 4.5; 1; 2); IF([.M67] &gt; 4.5; 3; 4))" table:style-name="ce1">
            <text:p>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5.4" table:style-name="ce1">
            <text:p>5.4</text:p>
          </table:table-cell>
          <table:table-cell office:value-type="float" office:value="2.1229" table:style-name="ce1">
            <text:p>2.12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.8333000000000004" table:style-name="ce1">
            <text:p>7.8333</text:p>
          </table:table-cell>
          <table:table-cell table:number-columns-repeated="16355"/>
        </table:table-row>
        <table:table-row table:style-name="ro1"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Fatboy Slim</text:p>
          </table:table-cell>
          <table:table-cell office:value-type="string" table:style-name="ce1">
            <text:p>Weapon Of Choice</text:p>
          </table:table-cell>
          <table:table-cell office:value-type="string" table:style-name="ce1">
            <text:p>http://www.youtube.com/watch?v=K7Ky5R-vxns</text:p>
          </table:table-cell>
          <table:table-cell office:value-type="float" office:value="141" table:style-name="ce1">
            <text:p>141</text:p>
          </table:table-cell>
          <table:table-cell office:value-type="float" office:value="2.35" table:formula="of:=[.G68]/60" table:style-name="ce1">
            <text:p>2.35</text:p>
          </table:table-cell>
          <table:table-cell office:value-type="float" office:value="3.35" table:formula="of:=[.H68]+1" table:style-name="ce1">
            <text:p>3.35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8125" table:style-name="ce1">
            <text:p>6.8125</text:p>
          </table:table-cell>
          <table:table-cell office:value-type="float" office:value="1.9435" table:style-name="ce1">
            <text:p>1.9435</text:p>
          </table:table-cell>
          <table:table-cell office:value-type="float" office:value="4.4166999999999996" table:style-name="ce1">
            <text:p>4.4167</text:p>
          </table:table-cell>
          <table:table-cell office:value-type="float" office:value="7" table:style-name="ce1">
            <text:p>7</text:p>
          </table:table-cell>
          <table:table-cell office:value-type="float" office:value="8.5832999999999995" table:style-name="ce1">
            <text:p>8.5833</text:p>
          </table:table-cell>
          <table:table-cell office:value-type="float" office:value="5.6875" table:style-name="ce1">
            <text:p>5.6875</text:p>
          </table:table-cell>
          <table:table-cell office:value-type="float" office:value="1.8274999999999999" table:style-name="ce1">
            <text:p>1.8275</text:p>
          </table:table-cell>
          <table:table-cell office:value-type="string" office:string-value="High Arousal, High Valence" table:formula="of:=IF([.R68] &gt; 4.5; IF([.M68] &gt; 4.5; &quot;High Arousal, High Valence&quot;; &quot;High Arousal, Low Valence&quot;); IF([.M6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8] &gt; 4.5; IF([.M68] &gt; 4.5; 1; 2); IF([.M68] &gt; 4.5; 3; 4))" table:style-name="ce1">
            <text:p>1</text:p>
          </table:table-cell>
          <table:table-cell office:value-type="float" office:value="4.4166999999999996" table:style-name="ce1">
            <text:p>4.4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8125" table:style-name="ce1">
            <text:p>5.8125</text:p>
          </table:table-cell>
          <table:table-cell office:value-type="float" office:value="1.8781000000000001" table:style-name="ce1">
            <text:p>1.878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The White Stripes</text:p>
          </table:table-cell>
          <table:table-cell office:value-type="string" table:style-name="ce1">
            <text:p>Seven Nation Army</text:p>
          </table:table-cell>
          <table:table-cell office:value-type="string" table:style-name="ce1">
            <text:p>http://www.youtube.com/watch?v=VTN31q357Ys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69]/60" table:style-name="ce1">
            <text:p>2.516666667</text:p>
          </table:table-cell>
          <table:table-cell office:value-type="float" office:value="3.5166666666666666" table:formula="of:=[.H69]+1" table:style-name="ce1">
            <text:p>3.516666667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5625" table:style-name="ce1">
            <text:p>6.5625</text:p>
          </table:table-cell>
          <table:table-cell office:value-type="float" office:value="2.2351999999999999" table:style-name="ce1">
            <text:p>2.2352</text:p>
          </table:table-cell>
          <table:table-cell office:value-type="float" office:value="4.4166999999999996" table:style-name="ce1">
            <text:p>4.4167</text:p>
          </table:table-cell>
          <table:table-cell office:value-type="float" office:value="6.5" table:style-name="ce1">
            <text:p>6.5</text:p>
          </table:table-cell>
          <table:table-cell office:value-type="float" office:value="9" table:style-name="ce1">
            <text:p>9</text:p>
          </table:table-cell>
          <table:table-cell office:value-type="float" office:value="5.9375" table:style-name="ce1">
            <text:p>5.9375</text:p>
          </table:table-cell>
          <table:table-cell office:value-type="float" office:value="2.1642000000000001" table:style-name="ce1">
            <text:p>2.1642</text:p>
          </table:table-cell>
          <table:table-cell office:value-type="string" office:string-value="High Arousal, High Valence" table:formula="of:=IF([.R69] &gt; 4.5; IF([.M69] &gt; 4.5; &quot;High Arousal, High Valence&quot;; &quot;High Arousal, Low Valence&quot;); IF([.M69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69] &gt; 4.5; IF([.M69] &gt; 4.5; 1; 2); IF([.M69] &gt; 4.5; 3; 4))" table:style-name="ce1">
            <text:p>1</text:p>
          </table:table-cell>
          <table:table-cell office:value-type="float" office:value="4.4166999999999996" table:style-name="ce1">
            <text:p>4.4167</text:p>
          </table:table-cell>
          <table:table-cell office:value-type="float" office:value="6" table:style-name="ce1">
            <text:p>6</text:p>
          </table:table-cell>
          <table:table-cell office:value-type="float" office:value="7.5833000000000004" table:style-name="ce1">
            <text:p>7.5833</text:p>
          </table:table-cell>
          <table:table-cell office:value-type="float" office:value="6.0625" table:style-name="ce1">
            <text:p>6.0625</text:p>
          </table:table-cell>
          <table:table-cell office:value-type="float" office:value="2.0453999999999999" table:style-name="ce1">
            <text:p>2.0454</text:p>
          </table:table-cell>
          <table:table-cell office:value-type="float" office:value="4.4166999999999996" table:style-name="ce1">
            <text:p>4.4167</text:p>
          </table:table-cell>
          <table:table-cell office:value-type="float" office:value="5.5" table:style-name="ce1">
            <text:p>5.5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Susan Boyle</text:p>
          </table:table-cell>
          <table:table-cell office:value-type="string" table:style-name="ce1">
            <text:p>Britain's Got Talent 2009</text:p>
          </table:table-cell>
          <table:table-cell office:value-type="string" table:style-name="ce1">
            <text:p>http://www.youtube.com/watch?v=9lp0IWv8QZY</text:p>
          </table:table-cell>
          <table:table-cell office:value-type="float" office:value="156" table:style-name="ce1">
            <text:p>156</text:p>
          </table:table-cell>
          <table:table-cell office:value-type="float" office:value="2.6" table:formula="of:=[.G70]/60" table:style-name="ce1">
            <text:p>2.6</text:p>
          </table:table-cell>
          <table:table-cell office:value-type="float" office:value="3.6" table:formula="of:=[.H70]+1" table:style-name="ce1">
            <text:p>3.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6" table:style-name="ce1">
            <text:p>6.6</text:p>
          </table:table-cell>
          <table:table-cell office:value-type="float" office:value="2.3035999999999999" table:style-name="ce1">
            <text:p>2.3036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5.6" table:style-name="ce1">
            <text:p>5.6</text:p>
          </table:table-cell>
          <table:table-cell office:value-type="float" office:value="2.0912999999999999" table:style-name="ce1">
            <text:p>2.0913</text:p>
          </table:table-cell>
          <table:table-cell office:value-type="string" office:string-value="High Arousal, High Valence" table:formula="of:=IF([.R70] &gt; 4.5; IF([.M70] &gt; 4.5; &quot;High Arousal, High Valence&quot;; &quot;High Arousal, Low Valence&quot;); IF([.M70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0] &gt; 4.5; IF([.M70] &gt; 4.5; 1; 2); IF([.M70] &gt; 4.5; 3; 4))" table:style-name="ce1">
            <text:p>1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9333" table:style-name="ce1">
            <text:p>5.9333</text:p>
          </table:table-cell>
          <table:table-cell office:value-type="float" office:value="2.4074" table:style-name="ce1">
            <text:p>2.407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table:number-columns-repeated="1635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Blink 182</text:p>
          </table:table-cell>
          <table:table-cell office:value-type="string" table:style-name="ce1">
            <text:p>First Date</text:p>
          </table:table-cell>
          <table:table-cell office:value-type="string" table:style-name="ce2">
            <text:p><text:a xlink:href="http://www.youtube.com/watch?v=vVy9Lgpg1m8">http://www.youtube.com/watch?v=vVy9Lgpg1m8</text:a></text:p>
          </table:table-cell>
          <table:table-cell office:value-type="float" office:value="51" table:style-name="ce1">
            <text:p>51</text:p>
          </table:table-cell>
          <table:table-cell office:value-type="float" office:value="0.85" table:formula="of:=[.G71]/60" table:style-name="ce1">
            <text:p>0.85</text:p>
          </table:table-cell>
          <table:table-cell office:value-type="float" office:value="1.85" table:formula="of:=[.H71]+1" table:style-name="ce1">
            <text:p>1.8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1333000000000002" table:style-name="ce1">
            <text:p>6.1333</text:p>
          </table:table-cell>
          <table:table-cell office:value-type="float" office:value="1.4996" table:style-name="ce1">
            <text:p>1.4996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2" table:style-name="ce1">
            <text:p>6.2</text:p>
          </table:table-cell>
          <table:table-cell office:value-type="float" office:value="1.6" table:style-name="ce1">
            <text:p>1.6</text:p>
          </table:table-cell>
          <table:table-cell office:value-type="string" office:string-value="High Arousal, High Valence" table:formula="of:=IF([.R71] &gt; 4.5; IF([.M71] &gt; 4.5; &quot;High Arousal, High Valence&quot;; &quot;High Arousal, Low Valence&quot;); IF([.M71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71] &gt; 4.5; IF([.M71] &gt; 4.5; 1; 2); IF([.M71] &gt; 4.5; 3; 4))" table:style-name="ce3">
            <text:p>1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.6</text:p>
          </table:table-cell>
          <table:table-cell office:value-type="float" office:value="1.9596" table:style-name="ce1">
            <text:p>1.959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string" table:style-name="ce1">
            <text:p>Europe</text:p>
          </table:table-cell>
          <table:table-cell office:value-type="string" table:style-name="ce1">
            <text:p>The Final Countdown</text:p>
          </table:table-cell>
          <table:table-cell office:value-type="string" table:style-name="ce1">
            <text:p>http://www.youtube.com/watch?v=7_IKcMl_a9A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72]/60" table:style-name="ce1">
            <text:p>0.1</text:p>
          </table:table-cell>
          <table:table-cell office:value-type="float" office:value="1.1000000000000001" table:formula="of:=[.H72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4" table:style-name="ce1">
            <text:p>6.4</text:p>
          </table:table-cell>
          <table:table-cell office:value-type="float" office:value="2.4980000000000002" table:style-name="ce1">
            <text:p>2.498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.2667000000000002" table:style-name="ce1">
            <text:p>6.2667</text:p>
          </table:table-cell>
          <table:table-cell office:value-type="float" office:value="2.4348999999999998" table:style-name="ce1">
            <text:p>2.4349</text:p>
          </table:table-cell>
          <table:table-cell office:value-type="string" office:string-value="High Arousal, High Valence" table:formula="of:=IF([.R72] &gt; 4.5; IF([.M72] &gt; 4.5; &quot;High Arousal, High Valence&quot;; &quot;High Arousal, Low Valence&quot;); IF([.M72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2] &gt; 4.5; IF([.M72] &gt; 4.5; 1; 2); IF([.M72] &gt; 4.5; 3; 4))" table:style-name="ce1">
            <text:p>1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.1333000000000002" table:style-name="ce1">
            <text:p>6.1333</text:p>
          </table:table-cell>
          <table:table-cell office:value-type="float" office:value="2.3906999999999998" table:style-name="ce1">
            <text:p>2.3907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Benny Benassi</text:p>
          </table:table-cell>
          <table:table-cell office:value-type="string" table:style-name="ce1">
            <text:p>Satisfaction</text:p>
          </table:table-cell>
          <table:table-cell office:value-type="string" table:style-name="ce2">
            <text:p><text:a xlink:href="http://www.youtube.com/watch?v=eoRiVwFP02s">http://www.youtube.com/watch?v=eoRiVwFP02s</text:a></text:p>
          </table:table-cell>
          <table:table-cell office:value-type="float" office:value="26" table:style-name="ce1">
            <text:p>26</text:p>
          </table:table-cell>
          <table:table-cell office:value-type="float" office:value="0.43333333333333335" table:formula="of:=[.G73]/60" table:style-name="ce1">
            <text:p>0.433333333</text:p>
          </table:table-cell>
          <table:table-cell office:value-type="float" office:value="1.4333333333333333" table:formula="of:=[.H73]+1" table:style-name="ce1">
            <text:p>1.433333333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6666999999999996" table:style-name="ce1">
            <text:p>6.6667</text:p>
          </table:table-cell>
          <table:table-cell office:value-type="float" office:value="1.8855999999999999" table:style-name="ce1">
            <text:p>1.885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.6667000000000005" table:style-name="ce1">
            <text:p>8.6667</text:p>
          </table:table-cell>
          <table:table-cell office:value-type="float" office:value="6.4667000000000003" table:style-name="ce1">
            <text:p>6.4667</text:p>
          </table:table-cell>
          <table:table-cell office:value-type="float" office:value="2.0613000000000001" table:style-name="ce1">
            <text:p>2.0613</text:p>
          </table:table-cell>
          <table:table-cell office:value-type="string" office:string-value="High Arousal, High Valence" table:formula="of:=IF([.R73] &gt; 4.5; IF([.M73] &gt; 4.5; &quot;High Arousal, High Valence&quot;; &quot;High Arousal, Low Valence&quot;); IF([.M73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73] &gt; 4.5; IF([.M73] &gt; 4.5; 1; 2); IF([.M73] &gt; 4.5; 3; 4))" table:style-name="ce3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5.9333" table:style-name="ce1">
            <text:p>5.9333</text:p>
          </table:table-cell>
          <table:table-cell office:value-type="float" office:value="2.3228" table:style-name="ce1">
            <text:p>2.3228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table:number-columns-repeated="16355"/>
        </table:table-row>
        <table:table-row table:style-name="ro1">
          <table:table-cell office:value-type="float" office:value="73" table:style-name="ce1">
            <text:p>73</text:p>
          </table:table-cell>
          <table:table-cell table:number-columns-repeated="2" table:style-name="ce1"/>
          <table:table-cell office:value-type="string" table:style-name="ce1">
            <text:p>Christina Aguilera, Lil' Kim, Mya, Pink</text:p>
          </table:table-cell>
          <table:table-cell office:value-type="string" table:style-name="ce1">
            <text:p>Lady Marmalade</text:p>
          </table:table-cell>
          <table:table-cell office:value-type="string" table:style-name="ce1">
            <text:p>http://www.youtube.com/watch?v=RQa7SvVCdZk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74]/60" table:style-name="ce1">
            <text:p>0.1</text:p>
          </table:table-cell>
          <table:table-cell office:value-type="float" office:value="1.1000000000000001" table:formula="of:=[.H74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.2</text:p>
          </table:table-cell>
          <table:table-cell office:value-type="float" office:value="1.833" table:style-name="ce1">
            <text:p>1.83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2667000000000002" table:style-name="ce1">
            <text:p>5.2667</text:p>
          </table:table-cell>
          <table:table-cell office:value-type="float" office:value="2.0154999999999998" table:style-name="ce1">
            <text:p>2.0155</text:p>
          </table:table-cell>
          <table:table-cell office:value-type="string" office:string-value="High Arousal, High Valence" table:formula="of:=IF([.R74] &gt; 4.5; IF([.M74] &gt; 4.5; &quot;High Arousal, High Valence&quot;; &quot;High Arousal, Low Valence&quot;); IF([.M74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4] &gt; 4.5; IF([.M74] &gt; 4.5; 1; 2); IF([.M74] &gt; 4.5; 3; 4))" table:style-name="ce1">
            <text:p>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6" table:style-name="ce1">
            <text:p>6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6" table:style-name="ce1">
            <text:p>6</text:p>
          </table:table-cell>
          <table:table-cell office:value-type="float" office:value="2.0655999999999999" table:style-name="ce1">
            <text:p>2.065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74" table:style-name="ce1">
            <text:p>74</text:p>
          </table:table-cell>
          <table:table-cell table:number-columns-repeated="2" table:style-name="ce1"/>
          <table:table-cell office:value-type="string" table:style-name="ce1">
            <text:p>The Chemical Brothers</text:p>
          </table:table-cell>
          <table:table-cell office:value-type="string" table:style-name="ce1">
            <text:p>Do It Again</text:p>
          </table:table-cell>
          <table:table-cell office:value-type="string" table:style-name="ce1">
            <text:p>http://www.youtube.com/watch?v=VMpakpQBaxE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75]/60" table:style-name="ce1">
            <text:p>0.1</text:p>
          </table:table-cell>
          <table:table-cell office:value-type="float" office:value="1.1000000000000001" table:formula="of:=[.H75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6.0667" table:style-name="ce1">
            <text:p>6.0667</text:p>
          </table:table-cell>
          <table:table-cell office:value-type="float" office:value="1.8062" table:style-name="ce1">
            <text:p>1.806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9333" table:style-name="ce1">
            <text:p>5.9333</text:p>
          </table:table-cell>
          <table:table-cell office:value-type="float" office:value="1.7688999999999999" table:style-name="ce1">
            <text:p>1.7689</text:p>
          </table:table-cell>
          <table:table-cell office:value-type="string" office:string-value="High Arousal, High Valence" table:formula="of:=IF([.R75] &gt; 4.5; IF([.M75] &gt; 4.5; &quot;High Arousal, High Valence&quot;; &quot;High Arousal, Low Valence&quot;); IF([.M7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5] &gt; 4.5; IF([.M75] &gt; 4.5; 1; 2); IF([.M75] &gt; 4.5; 3; 4))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4" table:style-name="ce1">
            <text:p>5.4</text:p>
          </table:table-cell>
          <table:table-cell office:value-type="float" office:value="1.7814000000000001" table:style-name="ce1">
            <text:p>1.7814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75" table:style-name="ce1">
            <text:p>75</text:p>
          </table:table-cell>
          <table:table-cell table:number-columns-repeated="2" table:style-name="ce1"/>
          <table:table-cell office:value-type="string" table:style-name="ce1">
            <text:p>Aqua</text:p>
          </table:table-cell>
          <table:table-cell office:value-type="string" table:style-name="ce1">
            <text:p>Barbie Girl</text:p>
          </table:table-cell>
          <table:table-cell office:value-type="string" table:style-name="ce1">
            <text:p>http://www.youtube.com/watch?v=-_pTeDz4Zpk</text:p>
          </table:table-cell>
          <table:table-cell office:value-type="float" office:value="141" table:style-name="ce1">
            <text:p>141</text:p>
          </table:table-cell>
          <table:table-cell office:value-type="float" office:value="2.35" table:formula="of:=[.G76]/60" table:style-name="ce1">
            <text:p>2.35</text:p>
          </table:table-cell>
          <table:table-cell office:value-type="float" office:value="3.35" table:formula="of:=[.H76]+1" table:style-name="ce1">
            <text:p>3.35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.4667000000000003" table:style-name="ce1">
            <text:p>6.4667</text:p>
          </table:table-cell>
          <table:table-cell office:value-type="float" office:value="2.1867999999999999" table:style-name="ce1">
            <text:p>2.1868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2.2469999999999999" table:style-name="ce1">
            <text:p>2.247</text:p>
          </table:table-cell>
          <table:table-cell office:value-type="string" office:string-value="High Arousal, High Valence" table:formula="of:=IF([.R76] &gt; 4.5; IF([.M76] &gt; 4.5; &quot;High Arousal, High Valence&quot;; &quot;High Arousal, Low Valence&quot;); IF([.M7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6] &gt; 4.5; IF([.M76] &gt; 4.5; 1; 2); IF([.M76] &gt; 4.5; 3; 4))" table:style-name="ce1">
            <text:p>1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" table:style-name="ce1">
            <text:p>5</text:p>
          </table:table-cell>
          <table:table-cell office:value-type="float" office:value="1.6733" table:style-name="ce1">
            <text:p>1.673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Air</text:p>
          </table:table-cell>
          <table:table-cell office:value-type="string" table:style-name="ce1">
            <text:p>Moon Safari</text:p>
          </table:table-cell>
          <table:table-cell office:value-type="string" table:style-name="ce2">
            <text:p><text:a xlink:href="http://www.youtube.com/watch?v=kxWFyvTg6mc">http://www.youtube.com/watch?v=kxWFyvTg6mc</text:a></text:p>
          </table:table-cell>
          <table:table-cell office:value-type="float" office:value="211" table:style-name="ce1">
            <text:p>211</text:p>
          </table:table-cell>
          <table:table-cell office:value-type="float" office:value="3.5166666666666666" table:formula="of:=[.G77]/60" table:style-name="ce1">
            <text:p>3.516666667</text:p>
          </table:table-cell>
          <table:table-cell office:value-type="float" office:value="4.5166666666666666" table:formula="of:=[.H77]+1" table:style-name="ce1">
            <text:p>4.51666666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0667" table:style-name="ce1">
            <text:p>6.0667</text:p>
          </table:table-cell>
          <table:table-cell office:value-type="float" office:value="1.6111" table:style-name="ce1">
            <text:p>1.611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.5055000000000001" table:style-name="ce1">
            <text:p>1.5055</text:p>
          </table:table-cell>
          <table:table-cell office:value-type="string" office:string-value="Low Arousal, High Valence" table:formula="of:=IF([.R77] &gt; 4.5; IF([.M77] &gt; 4.5; &quot;High Arousal, High Valence&quot;; &quot;High Arousal, Low Valence&quot;); IF([.M77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77] &gt; 4.5; IF([.M77] &gt; 4.5; 1; 2); IF([.M77] &gt; 4.5; 3; 4))" table:style-name="ce3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.8332999999999999" table:style-name="ce1">
            <text:p>3.8333</text:p>
          </table:table-cell>
          <table:table-cell office:value-type="float" office:value="4.8" table:style-name="ce1">
            <text:p>4.8</text:p>
          </table:table-cell>
          <table:table-cell office:value-type="float" office:value="2.1354000000000002" table:style-name="ce1">
            <text:p>2.1354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.6666999999999996" table:style-name="ce1">
            <text:p>6.6667</text:p>
          </table:table-cell>
          <table:table-cell table:number-columns-repeated="16355"/>
        </table:table-row>
        <table:table-row table:style-name="ro1">
          <table:table-cell office:value-type="float" office:value="77" table:style-name="ce1">
            <text:p>77</text:p>
          </table:table-cell>
          <table:table-cell table:number-columns-repeated="2" table:style-name="ce1"/>
          <table:table-cell office:value-type="string" table:style-name="ce1">
            <text:p>Cardigans</text:p>
          </table:table-cell>
          <table:table-cell office:value-type="string" table:style-name="ce1">
            <text:p>Carnival</text:p>
          </table:table-cell>
          <table:table-cell office:value-type="string" table:style-name="ce1">
            <text:p>http://www.youtube.com/watch?v=ZiclTJajivc)</text:p>
          </table:table-cell>
          <table:table-cell office:value-type="float" office:value="111" table:style-name="ce1">
            <text:p>111</text:p>
          </table:table-cell>
          <table:table-cell office:value-type="float" office:value="1.85" table:formula="of:=[.G78]/60" table:style-name="ce1">
            <text:p>1.85</text:p>
          </table:table-cell>
          <table:table-cell office:value-type="float" office:value="2.85" table:formula="of:=[.H78]+1" table:style-name="ce1">
            <text:p>2.85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125" table:style-name="ce1">
            <text:p>6.125</text:p>
          </table:table-cell>
          <table:table-cell office:value-type="float" office:value="1.8997999999999999" table:style-name="ce1">
            <text:p>1.8998</text:p>
          </table:table-cell>
          <table:table-cell office:value-type="float" office:value="2.4167000000000001" table:style-name="ce1">
            <text:p>2.4167</text:p>
          </table:table-cell>
          <table:table-cell office:value-type="float" office:value="6.5" table:style-name="ce1">
            <text:p>6.5</text:p>
          </table:table-cell>
          <table:table-cell office:value-type="float" office:value="7" table:style-name="ce1">
            <text:p>7</text:p>
          </table:table-cell>
          <table:table-cell office:value-type="float" office:value="4.5625" table:style-name="ce1">
            <text:p>4.5625</text:p>
          </table:table-cell>
          <table:table-cell office:value-type="float" office:value="2.0299999999999998" table:style-name="ce1">
            <text:p>2.03</text:p>
          </table:table-cell>
          <table:table-cell office:value-type="string" office:string-value="High Arousal, High Valence" table:formula="of:=IF([.R78] &gt; 4.5; IF([.M78] &gt; 4.5; &quot;High Arousal, High Valence&quot;; &quot;High Arousal, Low Valence&quot;); IF([.M7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8] &gt; 4.5; IF([.M78] &gt; 4.5; 1; 2); IF([.M78] &gt; 4.5; 3; 4))" table:style-name="ce1">
            <text:p>1</text:p>
          </table:table-cell>
          <table:table-cell office:value-type="float" office:value="2.4167000000000001" table:style-name="ce1">
            <text:p>2.4167</text:p>
          </table:table-cell>
          <table:table-cell office:value-type="float" office:value="5.5" table:style-name="ce1">
            <text:p>5.5</text:p>
          </table:table-cell>
          <table:table-cell office:value-type="float" office:value="6" table:style-name="ce1">
            <text:p>6</text:p>
          </table:table-cell>
          <table:table-cell office:value-type="float" office:value="4.625" table:style-name="ce1">
            <text:p>4.625</text:p>
          </table:table-cell>
          <table:table-cell office:value-type="float" office:value="1.6536" table:style-name="ce1">
            <text:p>1.6536</text:p>
          </table:table-cell>
          <table:table-cell office:value-type="float" office:value="3.4167000000000001" table:style-name="ce1">
            <text:p>3.4167</text:p>
          </table:table-cell>
          <table:table-cell office:value-type="float" office:value="5" table:style-name="ce1">
            <text:p>5</text:p>
          </table:table-cell>
          <table:table-cell office:value-type="float" office:value="5.5833000000000004" table:style-name="ce1">
            <text:p>5.5833</text:p>
          </table:table-cell>
          <table:table-cell table:number-columns-repeated="16355"/>
        </table:table-row>
        <table:table-row table:style-name="ro1">
          <table:table-cell office:value-type="float" office:value="78" table:style-name="ce1">
            <text:p>78</text:p>
          </table:table-cell>
          <table:table-cell table:number-columns-repeated="2" table:style-name="ce1"/>
          <table:table-cell office:value-type="string" table:style-name="ce1">
            <text:p>Smashing Pumpkins</text:p>
          </table:table-cell>
          <table:table-cell office:value-type="string" table:style-name="ce6">
            <text:p>1979</text:p>
          </table:table-cell>
          <table:table-cell office:value-type="string" table:style-name="ce1">
            <text:p>http://www.youtube.com/watch?v=E2snP7rGP6g</text:p>
          </table:table-cell>
          <table:table-cell office:value-type="float" office:value="176" table:style-name="ce1">
            <text:p>176</text:p>
          </table:table-cell>
          <table:table-cell office:value-type="float" office:value="2.9333333333333331" table:formula="of:=[.G79]/60" table:style-name="ce1">
            <text:p>2.933333333</text:p>
          </table:table-cell>
          <table:table-cell office:value-type="float" office:value="3.9333333333333331" table:formula="of:=[.H79]+1" table:style-name="ce1">
            <text:p>3.93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6274999999999999" table:style-name="ce1">
            <text:p>1.627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0870000000000002" table:style-name="ce1">
            <text:p>2.087</text:p>
          </table:table-cell>
          <table:table-cell office:value-type="string" office:string-value="High Arousal, High Valence" table:formula="of:=IF([.R79] &gt; 4.5; IF([.M79] &gt; 4.5; &quot;High Arousal, High Valence&quot;; &quot;High Arousal, Low Valence&quot;); IF([.M79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79] &gt; 4.5; IF([.M79] &gt; 4.5; 1; 2); IF([.M79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.0667" table:style-name="ce1">
            <text:p>5.0667</text:p>
          </table:table-cell>
          <table:table-cell office:value-type="float" office:value="2.5421" table:style-name="ce1">
            <text:p>2.542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79" table:style-name="ce1">
            <text:p>79</text:p>
          </table:table-cell>
          <table:table-cell table:number-columns-repeated="2" table:style-name="ce1"/>
          <table:table-cell office:value-type="string" table:style-name="ce1">
            <text:p>Coldplay</text:p>
          </table:table-cell>
          <table:table-cell office:value-type="string" table:style-name="ce1">
            <text:p>Viva La Vida</text:p>
          </table:table-cell>
          <table:table-cell office:value-type="string" table:style-name="ce1">
            <text:p>http://www.youtube.com/watch?v=-9tgyQriews</text:p>
          </table:table-cell>
          <table:table-cell office:value-type="float" office:value="186" table:style-name="ce1">
            <text:p>186</text:p>
          </table:table-cell>
          <table:table-cell office:value-type="float" office:value="3.1" table:formula="of:=[.G80]/60" table:style-name="ce1">
            <text:p>3.1</text:p>
          </table:table-cell>
          <table:table-cell office:value-type="float" office:value="4.0999999999999996" table:formula="of:=[.H80]+1" table:style-name="ce1">
            <text:p>4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4667000000000003" table:style-name="ce1">
            <text:p>6.4667</text:p>
          </table:table-cell>
          <table:table-cell office:value-type="float" office:value="1.6274999999999999" table:style-name="ce1">
            <text:p>1.6275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4.9333" table:style-name="ce1">
            <text:p>4.9333</text:p>
          </table:table-cell>
          <table:table-cell office:value-type="float" office:value="2.3795000000000002" table:style-name="ce1">
            <text:p>2.3795</text:p>
          </table:table-cell>
          <table:table-cell office:value-type="string" office:string-value="High Arousal, High Valence" table:formula="of:=IF([.R80] &gt; 4.5; IF([.M80] &gt; 4.5; &quot;High Arousal, High Valence&quot;; &quot;High Arousal, Low Valence&quot;); IF([.M80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80] &gt; 4.5; IF([.M80] &gt; 4.5; 1; 2); IF([.M80] &gt; 4.5; 3; 4))" table:style-name="ce1">
            <text:p>1</text:p>
          </table:table-cell>
          <table:table-cell office:value-type="float" office:value="2.3332999999999999" table:style-name="ce1">
            <text:p>2.333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.6</text:p>
          </table:table-cell>
          <table:table-cell office:value-type="float" office:value="1.9253" table:style-name="ce1">
            <text:p>1.925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Louis Armstrong</text:p>
          </table:table-cell>
          <table:table-cell office:value-type="string" table:style-name="ce1">
            <text:p>What A Wonderful World</text:p>
          </table:table-cell>
          <table:table-cell office:value-type="string" table:style-name="ce5">
            <text:p><text:a xlink:href="http://www.youtube.com/watch?v=3orLNBS2ZbU">http://www.youtube.com/watch?v=3orLNBS2ZbU</text:a></text:p>
          </table:table-cell>
          <table:table-cell office:value-type="float" office:value="86" table:style-name="ce1">
            <text:p>86</text:p>
          </table:table-cell>
          <table:table-cell office:value-type="float" office:value="1.4333333333333333" table:formula="of:=[.G81]/60" table:style-name="ce1">
            <text:p>1.433333333</text:p>
          </table:table-cell>
          <table:table-cell office:value-type="float" office:value="2.4333333333333336" table:formula="of:=[.H81]+1" table:style-name="ce1">
            <text:p>2.43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.1333000000000002" table:style-name="ce1">
            <text:p>7.1333</text:p>
          </table:table-cell>
          <table:table-cell office:value-type="float" office:value="1.4078999999999999" table:style-name="ce1">
            <text:p>1.4079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8571" table:style-name="ce1">
            <text:p>1.8571</text:p>
          </table:table-cell>
          <table:table-cell office:value-type="string" office:string-value="Low Arousal, High Valence" table:formula="of:=IF([.R81] &gt; 4.5; IF([.M81] &gt; 4.5; &quot;High Arousal, High Valence&quot;; &quot;High Arousal, Low Valence&quot;); IF([.M8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81] &gt; 4.5; IF([.M81] &gt; 4.5; 1; 2); IF([.M81] &gt; 4.5; 3; 4))" table:style-name="ce1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1909000000000001" table:style-name="ce1">
            <text:p>2.1909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Black Eyed Peas</text:p>
          </table:table-cell>
          <table:table-cell office:value-type="string" table:style-name="ce1">
            <text:p>My Humps</text:p>
          </table:table-cell>
          <table:table-cell office:value-type="string" table:style-name="ce1">
            <text:p>http://www.youtube.com/watch?v=iEe_eraFWWs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82]/60" table:style-name="ce1">
            <text:p>0.1</text:p>
          </table:table-cell>
          <table:table-cell office:value-type="float" office:value="1.1000000000000001" table:formula="of:=[.H82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2.0870000000000002" table:style-name="ce1">
            <text:p>2.08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1.8571" table:style-name="ce1">
            <text:p>1.8571</text:p>
          </table:table-cell>
          <table:table-cell office:value-type="string" office:string-value="High Arousal, High Valence" table:formula="of:=IF([.R82] &gt; 4.5; IF([.M82] &gt; 4.5; &quot;High Arousal, High Valence&quot;; &quot;High Arousal, Low Valence&quot;); IF([.M82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82] &gt; 4.5; IF([.M82] &gt; 4.5; 1; 2); IF([.M82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8" table:style-name="ce1">
            <text:p>5.8</text:p>
          </table:table-cell>
          <table:table-cell office:value-type="float" office:value="1.833" table:style-name="ce1">
            <text:p>1.83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string" table:style-name="ce1">
            <text:p>Lene Marlin</text:p>
          </table:table-cell>
          <table:table-cell office:value-type="string" table:style-name="ce1">
            <text:p>Sitting Down Here</text:p>
          </table:table-cell>
          <table:table-cell office:value-type="string" table:style-name="ce1">
            <text:p>http://www.youtube.com/watch?v=Mov0dnY_6NM</text:p>
          </table:table-cell>
          <table:table-cell office:value-type="float" office:value="31" table:style-name="ce1">
            <text:p>31</text:p>
          </table:table-cell>
          <table:table-cell office:value-type="float" office:value="0.51666666666666672" table:formula="of:=[.G83]/60" table:style-name="ce1">
            <text:p>0.516666667</text:p>
          </table:table-cell>
          <table:table-cell office:value-type="float" office:value="1.5166666666666666" table:formula="of:=[.H83]+1" table:style-name="ce1">
            <text:p>1.51666666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5332999999999997" table:style-name="ce1">
            <text:p>5.5333</text:p>
          </table:table-cell>
          <table:table-cell office:value-type="float" office:value="2.0287000000000002" table:style-name="ce1">
            <text:p>2.0287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office:string-value="Low Arousal, High Valence" table:formula="of:=IF([.R83] &gt; 4.5; IF([.M83] &gt; 4.5; &quot;High Arousal, High Valence&quot;; &quot;High Arousal, Low Valence&quot;); IF([.M83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83] &gt; 4.5; IF([.M83] &gt; 4.5; 1; 2); IF([.M83] &gt; 4.5; 3; 4))" table:style-name="ce1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8184" table:style-name="ce1">
            <text:p>1.818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Manu Chao</text:p>
          </table:table-cell>
          <table:table-cell office:value-type="string" table:style-name="ce1">
            <text:p>Me Gustas Tu</text:p>
          </table:table-cell>
          <table:table-cell office:value-type="string" table:style-name="ce2">
            <text:p><text:a xlink:href="http://www.youtube.com/watch?v=mzgjiPBCsss">http://www.youtube.com/watch?v=mzgjiPBCsss</text:a></text:p>
          </table:table-cell>
          <table:table-cell office:value-type="float" office:value="46" table:style-name="ce1">
            <text:p>46</text:p>
          </table:table-cell>
          <table:table-cell office:value-type="float" office:value="0.76666666666666672" table:formula="of:=[.G84]/60" table:style-name="ce1">
            <text:p>0.766666667</text:p>
          </table:table-cell>
          <table:table-cell office:value-type="float" office:value="1.7666666666666666" table:formula="of:=[.H84]+1" table:style-name="ce1">
            <text:p>1.76666666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7.5332999999999997" table:style-name="ce1">
            <text:p>7.5333</text:p>
          </table:table-cell>
          <table:table-cell office:value-type="float" office:value="1.2579" table:style-name="ce1">
            <text:p>1.2579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.4667000000000003" table:style-name="ce1">
            <text:p>4.4667</text:p>
          </table:table-cell>
          <table:table-cell office:value-type="float" office:value="1.5861000000000001" table:style-name="ce1">
            <text:p>1.5861</text:p>
          </table:table-cell>
          <table:table-cell office:value-type="string" office:string-value="Low Arousal, High Valence" table:formula="of:=IF([.R84] &gt; 4.5; IF([.M84] &gt; 4.5; &quot;High Arousal, High Valence&quot;; &quot;High Arousal, Low Valence&quot;); IF([.M84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84] &gt; 4.5; IF([.M84] &gt; 4.5; 1; 2); IF([.M84] &gt; 4.5; 3; 4))" table:style-name="ce3">
            <text:p>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5.7332999999999998" table:style-name="ce1">
            <text:p>5.7333</text:p>
          </table:table-cell>
          <table:table-cell office:value-type="float" office:value="1.4817" table:style-name="ce1">
            <text:p>1.481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Lily Allen</text:p>
          </table:table-cell>
          <table:table-cell office:value-type="string" table:style-name="ce1">
            <text:p>Fuck You</text:p>
          </table:table-cell>
          <table:table-cell office:value-type="string" table:style-name="ce5">
            <text:p><text:a xlink:href="http://www.youtube.com/watch?v=S0zMHf7J15g">http://www.youtube.com/watch?v=S0zMHf7J15g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85]/60" table:style-name="ce1">
            <text:p>0.1</text:p>
          </table:table-cell>
          <table:table-cell office:value-type="float" office:value="1.1000000000000001" table:formula="of:=[.H85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.2667000000000002" table:style-name="ce1">
            <text:p>7.2667</text:p>
          </table:table-cell>
          <table:table-cell office:value-type="float" office:value="1.34" table:style-name="ce1">
            <text:p>1.3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.8332999999999995" table:style-name="ce1">
            <text:p>8.8333</text:p>
          </table:table-cell>
          <table:table-cell office:value-type="float" office:value="6.0667" table:style-name="ce1">
            <text:p>6.0667</text:p>
          </table:table-cell>
          <table:table-cell office:value-type="float" office:value="1.7688999999999999" table:style-name="ce1">
            <text:p>1.7689</text:p>
          </table:table-cell>
          <table:table-cell office:value-type="string" office:string-value="High Arousal, High Valence" table:formula="of:=IF([.R85] &gt; 4.5; IF([.M85] &gt; 4.5; &quot;High Arousal, High Valence&quot;; &quot;High Arousal, Low Valence&quot;); IF([.M8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85] &gt; 4.5; IF([.M85] &gt; 4.5; 1; 2); IF([.M85] &gt; 4.5; 3; 4))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.6666999999999996" table:style-name="ce1">
            <text:p>6.6667</text:p>
          </table:table-cell>
          <table:table-cell office:value-type="float" office:value="1.6193" table:style-name="ce1">
            <text:p>1.619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Taylor Swift</text:p>
          </table:table-cell>
          <table:table-cell office:value-type="string" table:style-name="ce1">
            <text:p>Love Story</text:p>
          </table:table-cell>
          <table:table-cell office:value-type="string" table:style-name="ce2">
            <text:p><text:a xlink:href="http://www.youtube.com/watch?v=8xg3vE8Ie_E">http://www.youtube.com/watch?v=8xg3vE8Ie_E</text:a>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86]/60" table:style-name="ce1">
            <text:p>2.516666667</text:p>
          </table:table-cell>
          <table:table-cell office:value-type="float" office:value="3.5166666666666666" table:formula="of:=[.H86]+1" table:style-name="ce1">
            <text:p>3.516666667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2667000000000002" table:style-name="ce1">
            <text:p>6.2667</text:p>
          </table:table-cell>
          <table:table-cell office:value-type="float" office:value="1.1813" table:style-name="ce1">
            <text:p>1.181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4.1333000000000002" table:style-name="ce1">
            <text:p>4.1333</text:p>
          </table:table-cell>
          <table:table-cell office:value-type="float" office:value="1.7075" table:style-name="ce1">
            <text:p>1.7075</text:p>
          </table:table-cell>
          <table:table-cell office:value-type="string" office:string-value="Low Arousal, High Valence" table:formula="of:=IF([.R86] &gt; 4.5; IF([.M86] &gt; 4.5; &quot;High Arousal, High Valence&quot;; &quot;High Arousal, Low Valence&quot;); IF([.M86] &gt; 4.5; &quot;Low Arousal, High Valence&quot;; &quot;Low Arousal, Low Valence&quot;))" table:style-name="ce3">
            <text:p>Low Arousal, High Valence</text:p>
          </table:table-cell>
          <table:table-cell office:value-type="float" office:value="3" table:formula="of:=IF([.R86] &gt; 4.5; IF([.M86] &gt; 4.5; 1; 2); IF([.M86] &gt; 4.5; 3; 4))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1.7764" table:style-name="ce1">
            <text:p>1.776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86" table:style-name="ce1">
            <text:p>86</text:p>
          </table:table-cell>
          <table:table-cell table:number-columns-repeated="2" table:style-name="ce1"/>
          <table:table-cell office:value-type="string" table:style-name="ce1">
            <text:p>Pink Floyd</text:p>
          </table:table-cell>
          <table:table-cell office:value-type="string" table:style-name="ce1">
            <text:p>Marooned</text:p>
          </table:table-cell>
          <table:table-cell office:value-type="string" table:style-name="ce1">
            <text:p>http://www.youtube.com/watch?v=0mSEhr-K05E</text:p>
          </table:table-cell>
          <table:table-cell office:value-type="float" office:value="176" table:style-name="ce1">
            <text:p>176</text:p>
          </table:table-cell>
          <table:table-cell office:value-type="float" office:value="2.9333333333333331" table:formula="of:=[.G87]/60" table:style-name="ce1">
            <text:p>2.933333333</text:p>
          </table:table-cell>
          <table:table-cell office:value-type="float" office:value="3.9333333333333331" table:formula="of:=[.H87]+1" table:style-name="ce1">
            <text:p>3.93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2" table:style-name="ce1">
            <text:p>5.2</text:p>
          </table:table-cell>
          <table:table-cell office:value-type="float" office:value="0.9798" table:style-name="ce1">
            <text:p>0.979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2.1499000000000001" table:style-name="ce1">
            <text:p>2.1499</text:p>
          </table:table-cell>
          <table:table-cell office:value-type="string" office:string-value="Low Arousal, High Valence" table:formula="of:=IF([.R87] &gt; 4.5; IF([.M87] &gt; 4.5; &quot;High Arousal, High Valence&quot;; &quot;High Arousal, Low Valence&quot;); IF([.M87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87] &gt; 4.5; IF([.M87] &gt; 4.5; 1; 2); IF([.M87] &gt; 4.5; 3; 4))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.5332999999999997" table:style-name="ce1">
            <text:p>4.5333</text:p>
          </table:table-cell>
          <table:table-cell office:value-type="float" office:value="1.4996" table:style-name="ce1">
            <text:p>1.499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87" table:style-name="ce1">
            <text:p>87</text:p>
          </table:table-cell>
          <table:table-cell table:number-columns-repeated="2" table:style-name="ce1"/>
          <table:table-cell office:value-type="string" table:style-name="ce1">
            <text:p>Faith No More</text:p>
          </table:table-cell>
          <table:table-cell office:value-type="string" table:style-name="ce1">
            <text:p>Easy</text:p>
          </table:table-cell>
          <table:table-cell office:value-type="string" table:style-name="ce1">
            <text:p>http://www.youtube.com/watch?v=t1WAMNIunKc</text:p>
          </table:table-cell>
          <table:table-cell office:value-type="float" office:value="131" table:style-name="ce1">
            <text:p>131</text:p>
          </table:table-cell>
          <table:table-cell office:value-type="float" office:value="2.1833333333333331" table:formula="of:=[.G88]/60" table:style-name="ce1">
            <text:p>2.183333333</text:p>
          </table:table-cell>
          <table:table-cell office:value-type="float" office:value="3.1833333333333331" table:formula="of:=[.H88]+1" table:style-name="ce1">
            <text:p>3.18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0667" table:style-name="ce1">
            <text:p>6.0667</text:p>
          </table:table-cell>
          <table:table-cell office:value-type="float" office:value="1.6518999999999999" table:style-name="ce1">
            <text:p>1.6519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5332999999999997" table:style-name="ce1">
            <text:p>4.5333</text:p>
          </table:table-cell>
          <table:table-cell office:value-type="float" office:value="1.7461" table:style-name="ce1">
            <text:p>1.7461</text:p>
          </table:table-cell>
          <table:table-cell office:value-type="string" office:string-value="High Arousal, High Valence" table:formula="of:=IF([.R88] &gt; 4.5; IF([.M88] &gt; 4.5; &quot;High Arousal, High Valence&quot;; &quot;High Arousal, Low Valence&quot;); IF([.M8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88] &gt; 4.5; IF([.M88] &gt; 4.5; 1; 2); IF([.M88] &gt; 4.5; 3; 4))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.2667000000000002" table:style-name="ce1">
            <text:p>5.2667</text:p>
          </table:table-cell>
          <table:table-cell office:value-type="float" office:value="1.9137" table:style-name="ce1">
            <text:p>1.9137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Queen</text:p>
          </table:table-cell>
          <table:table-cell office:value-type="string" table:style-name="ce1">
            <text:p>I Want To Break Free</text:p>
          </table:table-cell>
          <table:table-cell office:value-type="string" table:style-name="ce2">
            <text:p><text:a xlink:href="http://www.youtube.com/watch?v=EVYgRPfC9nQ">http://www.youtube.com/watch?v=EVYgRPfC9nQ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89]/60" table:style-name="ce1">
            <text:p>0.1</text:p>
          </table:table-cell>
          <table:table-cell office:value-type="float" office:value="1.1000000000000001" table:formula="of:=[.H89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.0667" table:style-name="ce1">
            <text:p>7.0667</text:p>
          </table:table-cell>
          <table:table-cell office:value-type="float" office:value="1.8427" table:style-name="ce1">
            <text:p>1.842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.4" table:style-name="ce1">
            <text:p>6.4</text:p>
          </table:table-cell>
          <table:table-cell office:value-type="float" office:value="1.9933000000000001" table:style-name="ce1">
            <text:p>1.9933</text:p>
          </table:table-cell>
          <table:table-cell office:value-type="string" office:string-value="High Arousal, High Valence" table:formula="of:=IF([.R89] &gt; 4.5; IF([.M89] &gt; 4.5; &quot;High Arousal, High Valence&quot;; &quot;High Arousal, Low Valence&quot;); IF([.M89] &gt; 4.5; &quot;Low Arousal, High Valence&quot;; &quot;Low Arousal, Low Valence&quot;))" table:style-name="ce3">
            <text:p>High Arousal, High Valence</text:p>
          </table:table-cell>
          <table:table-cell office:value-type="float" office:value="1" table:formula="of:=IF([.R89] &gt; 4.5; IF([.M89] &gt; 4.5; 1; 2); IF([.M89] &gt; 4.5; 3; 4))" table:style-name="ce3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6.8" table:style-name="ce1">
            <text:p>6.8</text:p>
          </table:table-cell>
          <table:table-cell office:value-type="float" office:value="2.1663999999999999" table:style-name="ce1">
            <text:p>2.1664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89" table:style-name="ce1">
            <text:p>89</text:p>
          </table:table-cell>
          <table:table-cell table:number-columns-repeated="2" table:style-name="ce1"/>
          <table:table-cell office:value-type="string" table:style-name="ce1">
            <text:p>Belle And Sebastian</text:p>
          </table:table-cell>
          <table:table-cell office:value-type="string" table:style-name="ce1">
            <text:p>Step Into My Office Baby</text:p>
          </table:table-cell>
          <table:table-cell office:value-type="string" table:style-name="ce1">
            <text:p>http://www.youtube.com/watch?v=5YObYOHIZkk</text:p>
          </table:table-cell>
          <table:table-cell office:value-type="float" office:value="131" table:style-name="ce1">
            <text:p>131</text:p>
          </table:table-cell>
          <table:table-cell office:value-type="float" office:value="2.1833333333333331" table:formula="of:=[.G90]/60" table:style-name="ce1">
            <text:p>2.183333333</text:p>
          </table:table-cell>
          <table:table-cell office:value-type="float" office:value="3.1833333333333331" table:formula="of:=[.H90]+1" table:style-name="ce1">
            <text:p>3.183333333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.4667000000000003" table:style-name="ce1">
            <text:p>5.4667</text:p>
          </table:table-cell>
          <table:table-cell office:value-type="float" office:value="1.147" table:style-name="ce1">
            <text:p>1.14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4078999999999999" table:style-name="ce1">
            <text:p>1.4079</text:p>
          </table:table-cell>
          <table:table-cell office:value-type="string" office:string-value="Low Arousal, High Valence" table:formula="of:=IF([.R90] &gt; 4.5; IF([.M90] &gt; 4.5; &quot;High Arousal, High Valence&quot;; &quot;High Arousal, Low Valence&quot;); IF([.M90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90] &gt; 4.5; IF([.M90] &gt; 4.5; 1; 2); IF([.M90] &gt; 4.5; 3; 4)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.0667" table:style-name="ce1">
            <text:p>4.0667</text:p>
          </table:table-cell>
          <table:table-cell office:value-type="float" office:value="1.8062" table:style-name="ce1">
            <text:p>1.8062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90" table:style-name="ce1">
            <text:p>90</text:p>
          </table:table-cell>
          <table:table-cell table:number-columns-repeated="2" table:style-name="ce1"/>
          <table:table-cell office:value-type="string" table:style-name="ce1">
            <text:p>Nouvelle Vague</text:p>
          </table:table-cell>
          <table:table-cell office:value-type="string" table:style-name="ce1">
            <text:p>Dancing With Myself</text:p>
          </table:table-cell>
          <table:table-cell office:value-type="string" table:style-name="ce1">
            <text:p>http://www.youtube.com/watch?v=J5j-ipGFcko</text:p>
          </table:table-cell>
          <table:table-cell office:value-type="float" office:value="111" table:style-name="ce1">
            <text:p>111</text:p>
          </table:table-cell>
          <table:table-cell office:value-type="float" office:value="1.85" table:formula="of:=[.G91]/60" table:style-name="ce1">
            <text:p>1.85</text:p>
          </table:table-cell>
          <table:table-cell office:value-type="float" office:value="2.85" table:formula="of:=[.H91]+1" table:style-name="ce1">
            <text:p>2.85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6.5332999999999997" table:style-name="ce1">
            <text:p>6.5333</text:p>
          </table:table-cell>
          <table:table-cell office:value-type="float" office:value="1.147" table:style-name="ce1">
            <text:p>1.14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4.8666999999999998" table:style-name="ce1">
            <text:p>4.8667</text:p>
          </table:table-cell>
          <table:table-cell office:value-type="float" office:value="1.4078999999999999" table:style-name="ce1">
            <text:p>1.4079</text:p>
          </table:table-cell>
          <table:table-cell office:value-type="string" office:string-value="High Arousal, High Valence" table:formula="of:=IF([.R91] &gt; 4.5; IF([.M91] &gt; 4.5; &quot;High Arousal, High Valence&quot;; &quot;High Arousal, Low Valence&quot;); IF([.M91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91] &gt; 4.5; IF([.M91] &gt; 4.5; 1; 2); IF([.M91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1.9956" table:style-name="ce1">
            <text:p>1.9956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91" table:style-name="ce1">
            <text:p>91</text:p>
          </table:table-cell>
          <table:table-cell table:number-columns-repeated="2" table:style-name="ce1"/>
          <table:table-cell office:value-type="string" table:style-name="ce1">
            <text:p>Moby</text:p>
          </table:table-cell>
          <table:table-cell office:value-type="string" table:style-name="ce1">
            <text:p>Why Does My Heart Feel So Bad</text:p>
          </table:table-cell>
          <table:table-cell office:value-type="string" table:style-name="ce1">
            <text:p>http://www.youtube.com/watch?v=qT6XCvDUUsU</text:p>
          </table:table-cell>
          <table:table-cell office:value-type="float" office:value="171" table:style-name="ce1">
            <text:p>171</text:p>
          </table:table-cell>
          <table:table-cell office:value-type="float" office:value="2.85" table:formula="of:=[.G92]/60" table:style-name="ce1">
            <text:p>2.85</text:p>
          </table:table-cell>
          <table:table-cell office:value-type="float" office:value="3.85" table:formula="of:=[.H92]+1" table:style-name="ce1">
            <text:p>3.8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2.1806999999999999" table:style-name="ce1">
            <text:p>2.180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0667" table:style-name="ce1">
            <text:p>4.0667</text:p>
          </table:table-cell>
          <table:table-cell office:value-type="float" office:value="1.8427" table:style-name="ce1">
            <text:p>1.8427</text:p>
          </table:table-cell>
          <table:table-cell office:value-type="string" office:string-value="Low Arousal, High Valence" table:formula="of:=IF([.R92] &gt; 4.5; IF([.M92] &gt; 4.5; &quot;High Arousal, High Valence&quot;; &quot;High Arousal, Low Valence&quot;); IF([.M92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92] &gt; 4.5; IF([.M92] &gt; 4.5; 1; 2); IF([.M92] &gt; 4.5; 3; 4)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8" table:style-name="ce1">
            <text:p>3.8</text:p>
          </table:table-cell>
          <table:table-cell office:value-type="float" office:value="1.7587999999999999" table:style-name="ce1">
            <text:p>1.758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string" table:style-name="ce1">
            <text:p>The Verve</text:p>
          </table:table-cell>
          <table:table-cell office:value-type="string" table:style-name="ce1">
            <text:p>Bittersweet Symphony</text:p>
          </table:table-cell>
          <table:table-cell office:value-type="string" table:style-name="ce1">
            <text:p>http://www.youtube.com/watch?v=Zx3m4e45bTo</text:p>
          </table:table-cell>
          <table:table-cell office:value-type="float" office:value="216" table:style-name="ce1">
            <text:p>216</text:p>
          </table:table-cell>
          <table:table-cell office:value-type="float" office:value="3.6" table:formula="of:=[.G93]/60" table:style-name="ce1">
            <text:p>3.6</text:p>
          </table:table-cell>
          <table:table-cell office:value-type="float" office:value="4.5999999999999996" table:formula="of:=[.H93]+1" table:style-name="ce1">
            <text:p>4.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2667000000000002" table:style-name="ce1">
            <text:p>5.2667</text:p>
          </table:table-cell>
          <table:table-cell office:value-type="float" office:value="1.8062" table:style-name="ce1">
            <text:p>1.8062</text:p>
          </table:table-cell>
          <table:table-cell office:value-type="string" office:string-value="High Arousal, High Valence" table:formula="of:=IF([.R93] &gt; 4.5; IF([.M93] &gt; 4.5; &quot;High Arousal, High Valence&quot;; &quot;High Arousal, Low Valence&quot;); IF([.M93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93] &gt; 4.5; IF([.M93] &gt; 4.5; 1; 2); IF([.M93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.4" table:style-name="ce1">
            <text:p>6.4</text:p>
          </table:table-cell>
          <table:table-cell office:value-type="float" office:value="1.5831999999999999" table:style-name="ce1">
            <text:p>1.583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string" table:style-name="ce1">
            <text:p>Coldplay</text:p>
          </table:table-cell>
          <table:table-cell office:value-type="string" table:style-name="ce1">
            <text:p>The Scientist</text:p>
          </table:table-cell>
          <table:table-cell office:value-type="string" table:style-name="ce1">
            <text:p>http://www.youtube.com/watch?v=tmjPrdTNxQ0</text:p>
          </table:table-cell>
          <table:table-cell office:value-type="float" office:value="111" table:style-name="ce1">
            <text:p>111</text:p>
          </table:table-cell>
          <table:table-cell office:value-type="float" office:value="1.85" table:formula="of:=[.G94]/60" table:style-name="ce1">
            <text:p>1.85</text:p>
          </table:table-cell>
          <table:table-cell office:value-type="float" office:value="2.85" table:formula="of:=[.H94]+1" table:style-name="ce1">
            <text:p>2.8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1.8184" table:style-name="ce1">
            <text:p>1.818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4" table:style-name="ce1">
            <text:p>4</text:p>
          </table:table-cell>
          <table:table-cell office:value-type="float" office:value="1.7888999999999999" table:style-name="ce1">
            <text:p>1.7889</text:p>
          </table:table-cell>
          <table:table-cell office:value-type="string" office:string-value="Low Arousal, High Valence" table:formula="of:=IF([.R94] &gt; 4.5; IF([.M94] &gt; 4.5; &quot;High Arousal, High Valence&quot;; &quot;High Arousal, Low Valence&quot;); IF([.M94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94] &gt; 4.5; IF([.M94] &gt; 4.5; 1; 2); IF([.M94] &gt; 4.5; 3; 4))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.2" table:style-name="ce1">
            <text:p>4.2</text:p>
          </table:table-cell>
          <table:table-cell office:value-type="float" office:value="1.7587999999999999" table:style-name="ce1">
            <text:p>1.758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string" table:style-name="ce1">
            <text:p>Apocalyptica</text:p>
          </table:table-cell>
          <table:table-cell office:value-type="string" table:style-name="ce1">
            <text:p>Nothing Else Matters</text:p>
          </table:table-cell>
          <table:table-cell office:value-type="string" table:style-name="ce1">
            <text:p>http://www.youtube.com/watch?v=8ftz06I_j-k</text:p>
          </table:table-cell>
          <table:table-cell office:value-type="float" office:value="126" table:style-name="ce1">
            <text:p>126</text:p>
          </table:table-cell>
          <table:table-cell office:value-type="float" office:value="2.1" table:formula="of:=[.G95]/60" table:style-name="ce1">
            <text:p>2.1</text:p>
          </table:table-cell>
          <table:table-cell office:value-type="float" office:value="3.1" table:formula="of:=[.H95]+1" table:style-name="ce1">
            <text:p>3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1.5775999999999999" table:style-name="ce1">
            <text:p>1.577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4.1333000000000002" table:style-name="ce1">
            <text:p>4.1333</text:p>
          </table:table-cell>
          <table:table-cell office:value-type="float" office:value="2.0287000000000002" table:style-name="ce1">
            <text:p>2.0287</text:p>
          </table:table-cell>
          <table:table-cell office:value-type="string" office:string-value="Low Arousal, High Valence" table:formula="of:=IF([.R95] &gt; 4.5; IF([.M95] &gt; 4.5; &quot;High Arousal, High Valence&quot;; &quot;High Arousal, Low Valence&quot;); IF([.M95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95] &gt; 4.5; IF([.M95] &gt; 4.5; 1; 2); IF([.M95] &gt; 4.5; 3; 4))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.5332999999999997" table:style-name="ce1">
            <text:p>4.5333</text:p>
          </table:table-cell>
          <table:table-cell office:value-type="float" office:value="1.9956" table:style-name="ce1">
            <text:p>1.995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Madonna</text:p>
          </table:table-cell>
          <table:table-cell office:value-type="string" table:style-name="ce1">
            <text:p>Rain</text:p>
          </table:table-cell>
          <table:table-cell office:value-type="string" table:style-name="ce2">
            <text:p><text:a xlink:href="http://www.youtube.com/watch?v=15kWlTrpt5k">http://www.youtube.com/watch?v=15kWlTrpt5k</text:a></text:p>
          </table:table-cell>
          <table:table-cell office:value-type="float" office:value="31" table:style-name="ce1">
            <text:p>31</text:p>
          </table:table-cell>
          <table:table-cell office:value-type="float" office:value="0.51666666666666672" table:formula="of:=[.G96]/60" table:style-name="ce1">
            <text:p>0.516666667</text:p>
          </table:table-cell>
          <table:table-cell office:value-type="float" office:value="1.5166666666666666" table:formula="of:=[.H96]+1" table:style-name="ce1">
            <text:p>1.51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2.0221" table:style-name="ce1">
            <text:p>2.022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3.1333000000000002" table:style-name="ce1">
            <text:p>3.1333</text:p>
          </table:table-cell>
          <table:table-cell office:value-type="float" office:value="1.7839" table:style-name="ce1">
            <text:p>1.7839</text:p>
          </table:table-cell>
          <table:table-cell office:value-type="string" office:string-value="Low Arousal, Low Valence" table:formula="of:=IF([.R96] &gt; 4.5; IF([.M96] &gt; 4.5; &quot;High Arousal, High Valence&quot;; &quot;High Arousal, Low Valence&quot;); IF([.M96] &gt; 4.5; &quot;Low Arousal, High Valence&quot;; &quot;Low Arousal, Low Valence&quot;))" table:style-name="ce3">
            <text:p>Low Arousal, Low Valence</text:p>
          </table:table-cell>
          <table:table-cell office:value-type="float" office:value="4" table:formula="of:=IF([.R96] &gt; 4.5; IF([.M96] &gt; 4.5; 1; 2); IF([.M96] &gt; 4.5; 3; 4))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.8</text:p>
          </table:table-cell>
          <table:table-cell office:value-type="float" office:value="1.9732000000000001" table:style-name="ce1">
            <text:p>1.973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Sia</text:p>
          </table:table-cell>
          <table:table-cell office:value-type="string" table:style-name="ce1">
            <text:p>Breathe Me</text:p>
          </table:table-cell>
          <table:table-cell office:value-type="string" table:style-name="ce5">
            <text:p><text:a xlink:href="http://www.youtube.com/watch?v=ghPcYqn0p4Y">http://www.youtube.com/watch?v=ghPcYqn0p4Y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97]/60" table:style-name="ce1">
            <text:p>0.1</text:p>
          </table:table-cell>
          <table:table-cell office:value-type="float" office:value="1.1000000000000001" table:formula="of:=[.H97]+1" table:style-name="ce1">
            <text:p>1.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25" table:style-name="ce1">
            <text:p>3.25</text:p>
          </table:table-cell>
          <table:table-cell office:value-type="float" office:value="1.2989999999999999" table:style-name="ce1">
            <text:p>1.299</text:p>
          </table:table-cell>
          <table:table-cell office:value-type="float" office:value="1.4167000000000001" table:style-name="ce1">
            <text:p>1.416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.75" table:style-name="ce1">
            <text:p>2.75</text:p>
          </table:table-cell>
          <table:table-cell office:value-type="float" office:value="1.4360999999999999" table:style-name="ce1">
            <text:p>1.4361</text:p>
          </table:table-cell>
          <table:table-cell office:value-type="string" office:string-value="Low Arousal, Low Valence" table:formula="of:=IF([.R97] &gt; 4.5; IF([.M97] &gt; 4.5; &quot;High Arousal, High Valence&quot;; &quot;High Arousal, Low Valence&quot;); IF([.M97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97] &gt; 4.5; IF([.M97] &gt; 4.5; 1; 2); IF([.M97] &gt; 4.5; 3; 4))" table:style-name="ce1">
            <text:p>4</text:p>
          </table:table-cell>
          <table:table-cell office:value-type="float" office:value="1.4167000000000001" table:style-name="ce1">
            <text:p>1.4167</text:p>
          </table:table-cell>
          <table:table-cell office:value-type="float" office:value="3" table:style-name="ce1">
            <text:p>3</text:p>
          </table:table-cell>
          <table:table-cell office:value-type="float" office:value="3.5832999999999999" table:style-name="ce1">
            <text:p>3.5833</text:p>
          </table:table-cell>
          <table:table-cell office:value-type="float" office:value="2.9375" table:style-name="ce1">
            <text:p>2.9375</text:p>
          </table:table-cell>
          <table:table-cell office:value-type="float" office:value="1.4348000000000001" table:style-name="ce1">
            <text:p>1.4348</text:p>
          </table:table-cell>
          <table:table-cell office:value-type="float" office:value="1.4167000000000001" table:style-name="ce1">
            <text:p>1.4167</text:p>
          </table:table-cell>
          <table:table-cell office:value-type="float" office:value="3" table:style-name="ce1">
            <text:p>3</text:p>
          </table:table-cell>
          <table:table-cell office:value-type="float" office:value="4.1666999999999996" table:style-name="ce1">
            <text:p>4.1667</text:p>
          </table:table-cell>
          <table:table-cell table:number-columns-repeated="1635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Christina Aguilera</text:p>
          </table:table-cell>
          <table:table-cell office:value-type="string" table:style-name="ce1">
            <text:p>Hurt</text:p>
          </table:table-cell>
          <table:table-cell office:value-type="string" table:style-name="ce5">
            <text:p><text:a xlink:href="http://www.youtube.com/watch?v=zHqZmtAD0lQ">http://www.youtube.com/watch?v=zHqZmtAD0lQ</text:a></text:p>
          </table:table-cell>
          <table:table-cell office:value-type="float" office:value="181" table:style-name="ce1">
            <text:p>181</text:p>
          </table:table-cell>
          <table:table-cell office:value-type="float" office:value="3.0166666666666666" table:formula="of:=[.G98]/60" table:style-name="ce1">
            <text:p>3.016666667</text:p>
          </table:table-cell>
          <table:table-cell office:value-type="float" office:value="4.0166666666666666" table:formula="of:=[.H98]+1" table:style-name="ce1">
            <text:p>4.016666667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4375" table:style-name="ce1">
            <text:p>3.4375</text:p>
          </table:table-cell>
          <table:table-cell office:value-type="float" office:value="1.3213999999999999" table:style-name="ce1">
            <text:p>1.3214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4" table:style-name="ce1">
            <text:p>4</text:p>
          </table:table-cell>
          <table:table-cell office:value-type="float" office:value="3.625" table:style-name="ce1">
            <text:p>3.625</text:p>
          </table:table-cell>
          <table:table-cell office:value-type="float" office:value="1.8329" table:style-name="ce1">
            <text:p>1.8329</text:p>
          </table:table-cell>
          <table:table-cell office:value-type="string" office:string-value="Low Arousal, Low Valence" table:formula="of:=IF([.R98] &gt; 4.5; IF([.M98] &gt; 4.5; &quot;High Arousal, High Valence&quot;; &quot;High Arousal, Low Valence&quot;); IF([.M98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98] &gt; 4.5; IF([.M98] &gt; 4.5; 1; 2); IF([.M98] &gt; 4.5; 3; 4))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float" office:value="5.5833000000000004" table:style-name="ce1">
            <text:p>5.5833</text:p>
          </table:table-cell>
          <table:table-cell office:value-type="float" office:value="3.9375" table:style-name="ce1">
            <text:p>3.9375</text:p>
          </table:table-cell>
          <table:table-cell office:value-type="float" office:value="2.3039999999999998" table:style-name="ce1">
            <text:p>2.304</text:p>
          </table:table-cell>
          <table:table-cell office:value-type="float" office:value="2.4167000000000001" table:style-name="ce1">
            <text:p>2.4167</text:p>
          </table:table-cell>
          <table:table-cell office:value-type="float" office:value="3.5" table:style-name="ce1">
            <text:p>3.5</text:p>
          </table:table-cell>
          <table:table-cell office:value-type="float" office:value="5.5833000000000004" table:style-name="ce1">
            <text:p>5.5833</text:p>
          </table:table-cell>
          <table:table-cell table:number-columns-repeated="1635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Enya</text:p>
          </table:table-cell>
          <table:table-cell office:value-type="string" table:style-name="ce1">
            <text:p>May It Be (Saving Private Ryan)</text:p>
          </table:table-cell>
          <table:table-cell office:value-type="string" table:style-name="ce5">
            <text:p><text:a xlink:href="http://www.youtube.com/watch?v=xxvw5vrJxos">http://www.youtube.com/watch?v=xxvw5vrJxos</text:a></text:p>
          </table:table-cell>
          <table:table-cell office:value-type="float" office:value="86" table:style-name="ce1">
            <text:p>86</text:p>
          </table:table-cell>
          <table:table-cell office:value-type="float" office:value="1.4333333333333333" table:formula="of:=[.G99]/60" table:style-name="ce1">
            <text:p>1.433333333</text:p>
          </table:table-cell>
          <table:table-cell office:value-type="float" office:value="2.4333333333333336" table:formula="of:=[.H99]+1" table:style-name="ce1">
            <text:p>2.43333333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2" table:style-name="ce1">
            <text:p>3.2</text:p>
          </table:table-cell>
          <table:table-cell office:value-type="float" office:value="1.7587999999999999" table:style-name="ce1">
            <text:p>1.7588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1.8855999999999999" table:style-name="ce1">
            <text:p>1.8856</text:p>
          </table:table-cell>
          <table:table-cell office:value-type="string" office:string-value="Low Arousal, Low Valence" table:formula="of:=IF([.R99] &gt; 4.5; IF([.M99] &gt; 4.5; &quot;High Arousal, High Valence&quot;; &quot;High Arousal, Low Valence&quot;); IF([.M99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99] &gt; 4.5; IF([.M99] &gt; 4.5; 1; 2); IF([.M99] &gt; 4.5; 3; 4))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3.2667000000000002" table:style-name="ce1">
            <text:p>3.2667</text:p>
          </table:table-cell>
          <table:table-cell office:value-type="float" office:value="1.8785000000000001" table:style-name="ce1">
            <text:p>1.878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55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2" table:style-name="ce1"/>
          <table:table-cell office:value-type="string" table:style-name="ce1">
            <text:p>Requiem For A Dream</text:p>
          </table:table-cell>
          <table:table-cell office:value-type="string" table:style-name="ce1">
            <text:p>Ending Scene (The Musical Part)</text:p>
          </table:table-cell>
          <table:table-cell office:value-type="string" table:style-name="ce1">
            <text:p>http://www.youtube.com/watch?v=uuzNohk5cYw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00]/60" table:style-name="ce1">
            <text:p>0.1</text:p>
          </table:table-cell>
          <table:table-cell office:value-type="float" office:value="1.1000000000000001" table:formula="of:=[.H100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7839" table:style-name="ce1">
            <text:p>1.7839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.2667000000000002" table:style-name="ce1">
            <text:p>4.2667</text:p>
          </table:table-cell>
          <table:table-cell office:value-type="float" office:value="2.3228" table:style-name="ce1">
            <text:p>2.3228</text:p>
          </table:table-cell>
          <table:table-cell office:value-type="string" office:string-value="Low Arousal, Low Valence" table:formula="of:=IF([.R100] &gt; 4.5; IF([.M100] &gt; 4.5; &quot;High Arousal, High Valence&quot;; &quot;High Arousal, Low Valence&quot;); IF([.M100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100] &gt; 4.5; IF([.M100] &gt; 4.5; 1; 2); IF([.M100] &gt; 4.5; 3; 4))" table:style-name="ce1">
            <text:p>4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6.6666999999999996" table:style-name="ce1">
            <text:p>6.6667</text:p>
          </table:table-cell>
          <table:table-cell office:value-type="float" office:value="4.0667" table:style-name="ce1">
            <text:p>4.0667</text:p>
          </table:table-cell>
          <table:table-cell office:value-type="float" office:value="2.2351000000000001" table:style-name="ce1">
            <text:p>2.2351</text:p>
          </table:table-cell>
          <table:table-cell office:value-type="float" office:value="1.3332999999999999" table:style-name="ce1">
            <text:p>1.3333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table:number-columns-repeated="16355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Once</text:p>
          </table:table-cell>
          <table:table-cell office:value-type="string" table:style-name="ce1">
            <text:p>Falling Slowly</text:p>
          </table:table-cell>
          <table:table-cell office:value-type="string" table:style-name="ce1">
            <text:p>http://www.youtube.com/watch?v=CoSL_qayMCc</text:p>
          </table:table-cell>
          <table:table-cell office:value-type="float" office:value="106" table:style-name="ce1">
            <text:p>106</text:p>
          </table:table-cell>
          <table:table-cell office:value-type="float" office:value="1.7666666666666666" table:formula="of:=[.G101]/60" table:style-name="ce1">
            <text:p>1.766666667</text:p>
          </table:table-cell>
          <table:table-cell office:value-type="float" office:value="2.7666666666666666" table:formula="of:=[.H101]+1" table:style-name="ce1">
            <text:p>2.76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9333" table:style-name="ce1">
            <text:p>4.9333</text:p>
          </table:table-cell>
          <table:table-cell office:value-type="float" office:value="1.6111" table:style-name="ce1">
            <text:p>1.6111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1.7384999999999999" table:style-name="ce1">
            <text:p>1.7385</text:p>
          </table:table-cell>
          <table:table-cell office:value-type="string" office:string-value="Low Arousal, High Valence" table:formula="of:=IF([.R101] &gt; 4.5; IF([.M101] &gt; 4.5; &quot;High Arousal, High Valence&quot;; &quot;High Arousal, Low Valence&quot;); IF([.M101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01] &gt; 4.5; IF([.M101] &gt; 4.5; 1; 2); IF([.M101] &gt; 4.5; 3; 4))" table:style-name="ce1">
            <text:p>3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.7436" table:style-name="ce1">
            <text:p>1.743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2" table:style-name="ce1"/>
          <table:table-cell office:value-type="string" table:style-name="ce1">
            <text:p>Portishead</text:p>
          </table:table-cell>
          <table:table-cell office:value-type="string" table:style-name="ce1">
            <text:p>Roads</text:p>
          </table:table-cell>
          <table:table-cell office:value-type="string" table:style-name="ce1">
            <text:p>http://www.youtube.com/watch?v=Vg1jyL3cr60</text:p>
          </table:table-cell>
          <table:table-cell office:value-type="float" office:value="201" table:style-name="ce1">
            <text:p>201</text:p>
          </table:table-cell>
          <table:table-cell office:value-type="float" office:value="3.35" table:formula="of:=[.G102]/60" table:style-name="ce1">
            <text:p>3.35</text:p>
          </table:table-cell>
          <table:table-cell office:value-type="float" office:value="4.3499999999999996" table:formula="of:=[.H102]+1" table:style-name="ce1">
            <text:p>4.35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6666999999999996" table:style-name="ce1">
            <text:p>4.6667</text:p>
          </table:table-cell>
          <table:table-cell office:value-type="float" office:value="1.8134999999999999" table:style-name="ce1">
            <text:p>1.81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.8</text:p>
          </table:table-cell>
          <table:table-cell office:value-type="float" office:value="2.2862" table:style-name="ce1">
            <text:p>2.2862</text:p>
          </table:table-cell>
          <table:table-cell office:value-type="string" office:string-value="Low Arousal, High Valence" table:formula="of:=IF([.R102] &gt; 4.5; IF([.M102] &gt; 4.5; &quot;High Arousal, High Valence&quot;; &quot;High Arousal, Low Valence&quot;); IF([.M102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02] &gt; 4.5; IF([.M102] &gt; 4.5; 1; 2); IF([.M102] &gt; 4.5; 3; 4))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3.6667000000000001" table:style-name="ce1">
            <text:p>3.6667</text:p>
          </table:table-cell>
          <table:table-cell office:value-type="float" office:value="1.5347999999999999" table:style-name="ce1">
            <text:p>1.5348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2" table:style-name="ce1"/>
          <table:table-cell office:value-type="string" table:style-name="ce1">
            <text:p>Sinead O'Connor</text:p>
          </table:table-cell>
          <table:table-cell office:value-type="string" table:style-name="ce1">
            <text:p>Nothing Compares To You</text:p>
          </table:table-cell>
          <table:table-cell office:value-type="string" table:style-name="ce1">
            <text:p>http://www.youtube.com/watch?v=iUiTQvT0W_0</text:p>
          </table:table-cell>
          <table:table-cell office:value-type="float" office:value="196" table:style-name="ce1">
            <text:p>196</text:p>
          </table:table-cell>
          <table:table-cell office:value-type="float" office:value="3.2666666666666666" table:formula="of:=[.G103]/60" table:style-name="ce1">
            <text:p>3.266666667</text:p>
          </table:table-cell>
          <table:table-cell office:value-type="float" office:value="4.2666666666666666" table:formula="of:=[.H103]+1" table:style-name="ce1">
            <text:p>4.266666667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2" table:style-name="ce1">
            <text:p>4.2</text:p>
          </table:table-cell>
          <table:table-cell office:value-type="float" office:value="1.7587999999999999" table:style-name="ce1">
            <text:p>1.758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.556" table:style-name="ce1">
            <text:p>2.556</text:p>
          </table:table-cell>
          <table:table-cell office:value-type="string" office:string-value="Low Arousal, Low Valence" table:formula="of:=IF([.R103] &gt; 4.5; IF([.M103] &gt; 4.5; &quot;High Arousal, High Valence&quot;; &quot;High Arousal, Low Valence&quot;); IF([.M103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103] &gt; 4.5; IF([.M103] &gt; 4.5; 1; 2); IF([.M103] &gt; 4.5; 3; 4))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.8666999999999998" table:style-name="ce1">
            <text:p>3.8667</text:p>
          </table:table-cell>
          <table:table-cell office:value-type="float" office:value="1.4544999999999999" table:style-name="ce1">
            <text:p>1.454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55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2" table:style-name="ce1"/>
          <table:table-cell office:value-type="string" table:style-name="ce1">
            <text:p>The Righteous Brothers</text:p>
          </table:table-cell>
          <table:table-cell office:value-type="string" table:style-name="ce1">
            <text:p>Unchained Melody</text:p>
          </table:table-cell>
          <table:table-cell office:value-type="string" table:style-name="ce1">
            <text:p>http://www.youtube.com/watch?v=dwXzpTU-NCk</text:p>
          </table:table-cell>
          <table:table-cell office:value-type="float" office:value="96" table:style-name="ce1">
            <text:p>96</text:p>
          </table:table-cell>
          <table:table-cell office:value-type="float" office:value="1.6" table:formula="of:=[.G104]/60" table:style-name="ce1">
            <text:p>1.6</text:p>
          </table:table-cell>
          <table:table-cell office:value-type="float" office:value="2.6" table:formula="of:=[.H104]+1" table:style-name="ce1">
            <text:p>2.6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.2</text:p>
          </table:table-cell>
          <table:table-cell office:value-type="float" office:value="1.7204999999999999" table:style-name="ce1">
            <text:p>1.720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5.0667" table:style-name="ce1">
            <text:p>5.0667</text:p>
          </table:table-cell>
          <table:table-cell office:value-type="float" office:value="1.8062" table:style-name="ce1">
            <text:p>1.8062</text:p>
          </table:table-cell>
          <table:table-cell office:value-type="string" office:string-value="High Arousal, High Valence" table:formula="of:=IF([.R104] &gt; 4.5; IF([.M104] &gt; 4.5; &quot;High Arousal, High Valence&quot;; &quot;High Arousal, Low Valence&quot;); IF([.M104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04] &gt; 4.5; IF([.M104] &gt; 4.5; 1; 2); IF([.M104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.9333" table:style-name="ce1">
            <text:p>4.9333</text:p>
          </table:table-cell>
          <table:table-cell office:value-type="float" office:value="1.7307999999999999" table:style-name="ce1">
            <text:p>1.7308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2" table:style-name="ce1"/>
          <table:table-cell office:value-type="string" table:style-name="ce1">
            <text:p>Radiohead</text:p>
          </table:table-cell>
          <table:table-cell office:value-type="string" table:style-name="ce1">
            <text:p>No Surprises</text:p>
          </table:table-cell>
          <table:table-cell office:value-type="string" table:style-name="ce1">
            <text:p>http://www.youtube.com/watch?v=sgzeqwhNTDk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05]/60" table:style-name="ce1">
            <text:p>0.1</text:p>
          </table:table-cell>
          <table:table-cell office:value-type="float" office:value="1.1000000000000001" table:formula="of:=[.H105]+1" table:style-name="ce1">
            <text:p>1.1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.5713999999999997" table:style-name="ce1">
            <text:p>5.5714</text:p>
          </table:table-cell>
          <table:table-cell office:value-type="float" office:value="1.7202" table:style-name="ce1">
            <text:p>1.7202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5.5" table:style-name="ce1">
            <text:p>5.5</text:p>
          </table:table-cell>
          <table:table-cell office:value-type="float" office:value="7" table:style-name="ce1">
            <text:p>7</text:p>
          </table:table-cell>
          <table:table-cell office:value-type="float" office:value="4.4286000000000003" table:style-name="ce1">
            <text:p>4.4286</text:p>
          </table:table-cell>
          <table:table-cell office:value-type="float" office:value="1.9535" table:style-name="ce1">
            <text:p>1.9535</text:p>
          </table:table-cell>
          <table:table-cell office:value-type="string" office:string-value="Low Arousal, High Valence" table:formula="of:=IF([.R105] &gt; 4.5; IF([.M105] &gt; 4.5; &quot;High Arousal, High Valence&quot;; &quot;High Arousal, Low Valence&quot;); IF([.M105] &gt; 4.5; &quot;Low Arousal, High Valence&quot;; &quot;Low Arousal, Low Valence&quot;))" table:style-name="ce1">
            <text:p>Low Arousal, High Valence</text:p>
          </table:table-cell>
          <table:table-cell office:value-type="float" office:value="3" table:formula="of:=IF([.R105] &gt; 4.5; IF([.M105] &gt; 4.5; 1; 2); IF([.M105] &gt; 4.5; 3; 4))" table:style-name="ce1">
            <text:p>3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.5713999999999997" table:style-name="ce1">
            <text:p>4.5714</text:p>
          </table:table-cell>
          <table:table-cell office:value-type="float" office:value="1.5451999999999999" table:style-name="ce1">
            <text:p>1.5452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5" table:style-name="ce1">
            <text:p>5</text:p>
          </table:table-cell>
          <table:table-cell office:value-type="float" office:value="5.0833000000000004" table:style-name="ce1">
            <text:p>5.0833</text:p>
          </table:table-cell>
          <table:table-cell table:number-columns-repeated="16355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2" table:style-name="ce1"/>
          <table:table-cell office:value-type="string" table:style-name="ce1">
            <text:p>Jeff Buckley</text:p>
          </table:table-cell>
          <table:table-cell office:value-type="string" table:style-name="ce1">
            <text:p>Hallelujah</text:p>
          </table:table-cell>
          <table:table-cell office:value-type="string" table:style-name="ce1">
            <text:p>http://www.youtube.com/watch?v=N3-_DbEYe7A</text:p>
          </table:table-cell>
          <table:table-cell office:value-type="float" office:value="41" table:style-name="ce1">
            <text:p>41</text:p>
          </table:table-cell>
          <table:table-cell office:value-type="float" office:value="0.68333333333333335" table:formula="of:=[.G106]/60" table:style-name="ce1">
            <text:p>0.683333333</text:p>
          </table:table-cell>
          <table:table-cell office:value-type="float" office:value="1.6833333333333333" table:formula="of:=[.H106]+1" table:style-name="ce1">
            <text:p>1.683333333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.8571" table:style-name="ce1">
            <text:p>4.8571</text:p>
          </table:table-cell>
          <table:table-cell office:value-type="float" office:value="2.5594999999999999" table:style-name="ce1">
            <text:p>2.5595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7.0833000000000004" table:style-name="ce1">
            <text:p>7.0833</text:p>
          </table:table-cell>
          <table:table-cell office:value-type="float" office:value="4.9286000000000003" table:style-name="ce1">
            <text:p>4.9286</text:p>
          </table:table-cell>
          <table:table-cell office:value-type="float" office:value="2.9872000000000001" table:style-name="ce1">
            <text:p>2.9872</text:p>
          </table:table-cell>
          <table:table-cell office:value-type="string" office:string-value="High Arousal, High Valence" table:formula="of:=IF([.R106] &gt; 4.5; IF([.M106] &gt; 4.5; &quot;High Arousal, High Valence&quot;; &quot;High Arousal, Low Valence&quot;); IF([.M106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06] &gt; 4.5; IF([.M106] &gt; 4.5; 1; 2); IF([.M106] &gt; 4.5; 3; 4))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.5</text:p>
          </table:table-cell>
          <table:table-cell office:value-type="float" office:value="9" table:style-name="ce1">
            <text:p>9</text:p>
          </table:table-cell>
          <table:table-cell office:value-type="float" office:value="4.0713999999999997" table:style-name="ce1">
            <text:p>4.0714</text:p>
          </table:table-cell>
          <table:table-cell office:value-type="float" office:value="2.0165000000000002" table:style-name="ce1">
            <text:p>2.0165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3.5" table:style-name="ce1">
            <text:p>3.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06" table:style-name="ce1">
            <text:p>106</text:p>
          </table:table-cell>
          <table:table-cell table:number-columns-repeated="2" table:style-name="ce1"/>
          <table:table-cell office:value-type="string" table:style-name="ce1">
            <text:p>Day-Mar</text:p>
          </table:table-cell>
          <table:table-cell office:value-type="string" table:style-name="ce1">
            <text:p>Embrace The Night</text:p>
          </table:table-cell>
          <table:table-cell office:value-type="string" table:style-name="ce1">
            <text:p>http://www.youtube.com/watch?v=GKcQ2RiETss</text:p>
          </table:table-cell>
          <table:table-cell office:value-type="float" office:value="136" table:style-name="ce1">
            <text:p>136</text:p>
          </table:table-cell>
          <table:table-cell office:value-type="float" office:value="2.2666666666666666" table:formula="of:=[.G107]/60" table:style-name="ce1">
            <text:p>2.266666667</text:p>
          </table:table-cell>
          <table:table-cell office:value-type="float" office:value="3.2666666666666666" table:formula="of:=[.H107]+1" table:style-name="ce1">
            <text:p>3.26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1333000000000002" table:style-name="ce1">
            <text:p>4.1333</text:p>
          </table:table-cell>
          <table:table-cell office:value-type="float" office:value="1.8571" table:style-name="ce1">
            <text:p>1.8571</text:p>
          </table:table-cell>
          <table:table-cell office:value-type="float" office:value="2.5" table:style-name="ce1">
            <text:p>2.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.3944000000000001" table:style-name="ce1">
            <text:p>2.3944</text:p>
          </table:table-cell>
          <table:table-cell office:value-type="string" office:string-value="High Arousal, Low Valence" table:formula="of:=IF([.R107] &gt; 4.5; IF([.M107] &gt; 4.5; &quot;High Arousal, High Valence&quot;; &quot;High Arousal, Low Valence&quot;); IF([.M107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07] &gt; 4.5; IF([.M107] &gt; 4.5; 1; 2); IF([.M107] &gt; 4.5; 3; 4))" table:style-name="ce1">
            <text:p>2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4" table:style-name="ce1">
            <text:p>5.4</text:p>
          </table:table-cell>
          <table:table-cell office:value-type="float" office:value="2.0590999999999999" table:style-name="ce1">
            <text:p>2.059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Dj Paul Elstak</text:p>
          </table:table-cell>
          <table:table-cell office:value-type="string" table:style-name="ce1">
            <text:p>A Hardcore State Of Mind</text:p>
          </table:table-cell>
          <table:table-cell office:value-type="string" table:style-name="ce5">
            <text:p><text:a xlink:href="http://www.youtube.com/watch?v=6fxI1JsXv1A">http://www.youtube.com/watch?v=6fxI1JsXv1A</text:a></text:p>
          </table:table-cell>
          <table:table-cell office:value-type="float" office:value="131" table:style-name="ce1">
            <text:p>131</text:p>
          </table:table-cell>
          <table:table-cell office:value-type="float" office:value="2.1833333333333331" table:formula="of:=[.G108]/60" table:style-name="ce1">
            <text:p>2.183333333</text:p>
          </table:table-cell>
          <table:table-cell office:value-type="float" office:value="3.1833333333333331" table:formula="of:=[.H108]+1" table:style-name="ce1">
            <text:p>3.18333333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7857000000000003" table:style-name="ce1">
            <text:p>4.7857</text:p>
          </table:table-cell>
          <table:table-cell office:value-type="float" office:value="1.9339" table:style-name="ce1">
            <text:p>1.9339</text:p>
          </table:table-cell>
          <table:table-cell office:value-type="float" office:value="5.9166999999999996" table:style-name="ce1">
            <text:p>5.9167</text:p>
          </table:table-cell>
          <table:table-cell office:value-type="float" office:value="5" table:style-name="ce1">
            <text:p>5</text:p>
          </table:table-cell>
          <table:table-cell office:value-type="float" office:value="6.0833000000000004" table:style-name="ce1">
            <text:p>6.0833</text:p>
          </table:table-cell>
          <table:table-cell office:value-type="float" office:value="6.3571" table:style-name="ce1">
            <text:p>6.3571</text:p>
          </table:table-cell>
          <table:table-cell office:value-type="float" office:value="1.9496" table:style-name="ce1">
            <text:p>1.9496</text:p>
          </table:table-cell>
          <table:table-cell office:value-type="string" office:string-value="High Arousal, High Valence" table:formula="of:=IF([.R108] &gt; 4.5; IF([.M108] &gt; 4.5; &quot;High Arousal, High Valence&quot;; &quot;High Arousal, Low Valence&quot;); IF([.M10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08] &gt; 4.5; IF([.M108] &gt; 4.5; 1; 2); IF([.M108] &gt; 4.5; 3; 4))" table:style-name="ce1">
            <text:p>1</text:p>
          </table:table-cell>
          <table:table-cell office:value-type="float" office:value="5.9166999999999996" table:style-name="ce1">
            <text:p>5.916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.9286000000000003" table:style-name="ce1">
            <text:p>4.9286</text:p>
          </table:table-cell>
          <table:table-cell office:value-type="float" office:value="2.1865000000000001" table:style-name="ce1">
            <text:p>2.1865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4.5" table:style-name="ce1">
            <text:p>4.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Diamanda Galas</text:p>
          </table:table-cell>
          <table:table-cell office:value-type="string" table:style-name="ce1">
            <text:p>Gloomy Sunday</text:p>
          </table:table-cell>
          <table:table-cell office:value-type="string" table:style-name="ce5">
            <text:p><text:a xlink:href="http://www.youtube.com/watch?v=KzWVWY5QUzg">http://www.youtube.com/watch?v=KzWVWY5QUzg</text:a></text:p>
          </table:table-cell>
          <table:table-cell office:value-type="float" office:value="41" table:style-name="ce1">
            <text:p>41</text:p>
          </table:table-cell>
          <table:table-cell office:value-type="float" office:value="0.68333333333333335" table:formula="of:=[.G109]/60" table:style-name="ce1">
            <text:p>0.683333333</text:p>
          </table:table-cell>
          <table:table-cell office:value-type="float" office:value="1.6833333333333333" table:formula="of:=[.H109]+1" table:style-name="ce1">
            <text:p>1.683333333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1429" table:style-name="ce1">
            <text:p>4.1429</text:p>
          </table:table-cell>
          <table:table-cell office:value-type="float" office:value="1.8069999999999999" table:style-name="ce1">
            <text:p>1.80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.2142999999999997" table:style-name="ce1">
            <text:p>4.2143</text:p>
          </table:table-cell>
          <table:table-cell office:value-type="float" office:value="1.5203" table:style-name="ce1">
            <text:p>1.5203</text:p>
          </table:table-cell>
          <table:table-cell office:value-type="string" office:string-value="Low Arousal, Low Valence" table:formula="of:=IF([.R109] &gt; 4.5; IF([.M109] &gt; 4.5; &quot;High Arousal, High Valence&quot;; &quot;High Arousal, Low Valence&quot;); IF([.M109] &gt; 4.5; &quot;Low Arousal, High Valence&quot;; &quot;Low Arousal, Low Valence&quot;))" table:style-name="ce1">
            <text:p>Low Arousal, Low Valence</text:p>
          </table:table-cell>
          <table:table-cell office:value-type="float" office:value="4" table:formula="of:=IF([.R109] &gt; 4.5; IF([.M109] &gt; 4.5; 1; 2); IF([.M109] &gt; 4.5; 3; 4))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4" table:style-name="ce1">
            <text:p>4</text:p>
          </table:table-cell>
          <table:table-cell office:value-type="float" office:value="1.8127" table:style-name="ce1">
            <text:p>1.8127</text:p>
          </table:table-cell>
          <table:table-cell office:value-type="float" office:value="2.9167000000000001" table:style-name="ce1">
            <text:p>2.9167</text:p>
          </table:table-cell>
          <table:table-cell office:value-type="float" office:value="4.5" table:style-name="ce1">
            <text:p>4.5</text:p>
          </table:table-cell>
          <table:table-cell office:value-type="float" office:value="5.0833000000000004" table:style-name="ce1">
            <text:p>5.0833</text:p>
          </table:table-cell>
          <table:table-cell table:number-columns-repeated="16355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2" table:style-name="ce1"/>
          <table:table-cell office:value-type="string" table:style-name="ce1">
            <text:p>The Smashing Pumpkins</text:p>
          </table:table-cell>
          <table:table-cell office:value-type="string" table:style-name="ce1">
            <text:p>Bullet With Butterfly Wings</text:p>
          </table:table-cell>
          <table:table-cell office:value-type="string" table:style-name="ce1">
            <text:p>http://www.youtube.com/watch?v=dxNX_PRqhCQ</text:p>
          </table:table-cell>
          <table:table-cell office:value-type="float" office:value="141" table:style-name="ce1">
            <text:p>141</text:p>
          </table:table-cell>
          <table:table-cell office:value-type="float" office:value="2.35" table:formula="of:=[.G110]/60" table:style-name="ce1">
            <text:p>2.35</text:p>
          </table:table-cell>
          <table:table-cell office:value-type="float" office:value="3.35" table:formula="of:=[.H110]+1" table:style-name="ce1">
            <text:p>3.35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5" table:style-name="ce1">
            <text:p>4.5</text:p>
          </table:table-cell>
          <table:table-cell office:value-type="float" office:value="1.7217" table:style-name="ce1">
            <text:p>1.7217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.6429" table:style-name="ce1">
            <text:p>5.6429</text:p>
          </table:table-cell>
          <table:table-cell office:value-type="float" office:value="1.7158" table:style-name="ce1">
            <text:p>1.7158</text:p>
          </table:table-cell>
          <table:table-cell office:value-type="string" office:string-value="High Arousal, Low Valence" table:formula="of:=IF([.R110] &gt; 4.5; IF([.M110] &gt; 4.5; &quot;High Arousal, High Valence&quot;; &quot;High Arousal, Low Valence&quot;); IF([.M110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10] &gt; 4.5; IF([.M110] &gt; 4.5; 1; 2); IF([.M110] &gt; 4.5; 3; 4))" table:style-name="ce1">
            <text:p>2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4.2857000000000003" table:style-name="ce1">
            <text:p>4.2857</text:p>
          </table:table-cell>
          <table:table-cell office:value-type="float" office:value="1.6659999999999999" table:style-name="ce1">
            <text:p>1.666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string" table:style-name="ce1">
            <text:p>The Cranberries</text:p>
          </table:table-cell>
          <table:table-cell office:value-type="string" table:style-name="ce1">
            <text:p>Zombie</text:p>
          </table:table-cell>
          <table:table-cell office:value-type="string" table:style-name="ce1">
            <text:p>http://www.youtube.com/watch?v=6Ejga4kJUts</text:p>
          </table:table-cell>
          <table:table-cell office:value-type="float" office:value="256" table:style-name="ce1">
            <text:p>256</text:p>
          </table:table-cell>
          <table:table-cell office:value-type="float" office:value="4.2666666666666666" table:formula="of:=[.G111]/60" table:style-name="ce1">
            <text:p>4.266666667</text:p>
          </table:table-cell>
          <table:table-cell office:value-type="float" office:value="5.2666666666666666" table:formula="of:=[.H111]+1" table:style-name="ce1">
            <text:p>5.266666667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6429" table:style-name="ce1">
            <text:p>4.6429</text:p>
          </table:table-cell>
          <table:table-cell office:value-type="float" office:value="2.0215999999999998" table:style-name="ce1">
            <text:p>2.0216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4.5" table:style-name="ce1">
            <text:p>4.5</text:p>
          </table:table-cell>
          <table:table-cell office:value-type="float" office:value="5.0833000000000004" table:style-name="ce1">
            <text:p>5.0833</text:p>
          </table:table-cell>
          <table:table-cell office:value-type="float" office:value="5.6429" table:style-name="ce1">
            <text:p>5.6429</text:p>
          </table:table-cell>
          <table:table-cell office:value-type="float" office:value="1.7970999999999999" table:style-name="ce1">
            <text:p>1.7971</text:p>
          </table:table-cell>
          <table:table-cell office:value-type="string" office:string-value="High Arousal, High Valence" table:formula="of:=IF([.R111] &gt; 4.5; IF([.M111] &gt; 4.5; &quot;High Arousal, High Valence&quot;; &quot;High Arousal, Low Valence&quot;); IF([.M111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11] &gt; 4.5; IF([.M111] &gt; 4.5; 1; 2); IF([.M111] &gt; 4.5; 3; 4))" table:style-name="ce1">
            <text:p>1</text:p>
          </table:table-cell>
          <table:table-cell office:value-type="float" office:value="4.9166999999999996" table:style-name="ce1">
            <text:p>4.91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1429" table:style-name="ce1">
            <text:p>5.1429</text:p>
          </table:table-cell>
          <table:table-cell office:value-type="float" office:value="1.7261" table:style-name="ce1">
            <text:p>1.7261</text:p>
          </table:table-cell>
          <table:table-cell office:value-type="float" office:value="3.9167000000000001" table:style-name="ce1">
            <text:p>3.9167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5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Napalm Death</text:p>
          </table:table-cell>
          <table:table-cell office:value-type="string" table:style-name="ce1">
            <text:p>Procrastination On The Empty Vessel</text:p>
          </table:table-cell>
          <table:table-cell office:value-type="string" table:style-name="ce5">
            <text:p><text:a xlink:href="http://www.youtube.com/watch?v=Y9eXzmVzDR8">http://www.youtube.com/watch?v=Y9eXzmVzDR8</text:a></text:p>
          </table:table-cell>
          <table:table-cell office:value-type="float" office:value="41" table:style-name="ce1">
            <text:p>41</text:p>
          </table:table-cell>
          <table:table-cell office:value-type="float" office:value="0.68333333333333335" table:formula="of:=[.G112]/60" table:style-name="ce1">
            <text:p>0.683333333</text:p>
          </table:table-cell>
          <table:table-cell office:value-type="float" office:value="1.6833333333333333" table:formula="of:=[.H112]+1" table:style-name="ce1">
            <text:p>1.68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5333000000000001" table:style-name="ce1">
            <text:p>3.5333</text:p>
          </table:table-cell>
          <table:table-cell office:value-type="float" office:value="1.8927" table:style-name="ce1">
            <text:p>1.8927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3" table:style-name="ce1">
            <text:p>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6.3333000000000004" table:style-name="ce1">
            <text:p>6.3333</text:p>
          </table:table-cell>
          <table:table-cell office:value-type="float" office:value="2.1187" table:style-name="ce1">
            <text:p>2.1187</text:p>
          </table:table-cell>
          <table:table-cell office:value-type="string" office:string-value="High Arousal, Low Valence" table:formula="of:=IF([.R112] &gt; 4.5; IF([.M112] &gt; 4.5; &quot;High Arousal, High Valence&quot;; &quot;High Arousal, Low Valence&quot;); IF([.M112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12] &gt; 4.5; IF([.M112] &gt; 4.5; 1; 2); IF([.M112] &gt; 4.5; 3; 4))" table:style-name="ce1">
            <text:p>2</text:p>
          </table:table-cell>
          <table:table-cell office:value-type="float" office:value="4.3333000000000004" table:style-name="ce1">
            <text:p>4.3333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4.9333" table:style-name="ce1">
            <text:p>4.9333</text:p>
          </table:table-cell>
          <table:table-cell office:value-type="float" office:value="2.3513999999999999" table:style-name="ce1">
            <text:p>2.3514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Sepultura</text:p>
          </table:table-cell>
          <table:table-cell office:value-type="string" table:style-name="ce1">
            <text:p>Refuse Resist</text:p>
          </table:table-cell>
          <table:table-cell office:value-type="string" table:style-name="ce5">
            <text:p><text:a xlink:href="http://www.youtube.com/watch?v=AJQ4sg3VCsk">http://www.youtube.com/watch?v=AJQ4sg3VCsk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13]/60" table:style-name="ce1">
            <text:p>0.1</text:p>
          </table:table-cell>
          <table:table-cell office:value-type="float" office:value="1.1000000000000001" table:formula="of:=[.H113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.9333" table:style-name="ce1">
            <text:p>4.9333</text:p>
          </table:table-cell>
          <table:table-cell office:value-type="float" office:value="2.294" table:style-name="ce1">
            <text:p>2.29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7.2667000000000002" table:style-name="ce1">
            <text:p>7.2667</text:p>
          </table:table-cell>
          <table:table-cell office:value-type="float" office:value="1.34" table:style-name="ce1">
            <text:p>1.34</text:p>
          </table:table-cell>
          <table:table-cell office:value-type="string" office:string-value="High Arousal, High Valence" table:formula="of:=IF([.R113] &gt; 4.5; IF([.M113] &gt; 4.5; &quot;High Arousal, High Valence&quot;; &quot;High Arousal, Low Valence&quot;); IF([.M113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13] &gt; 4.5; IF([.M113] &gt; 4.5; 1; 2); IF([.M113] &gt; 4.5; 3; 4))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.0667" table:style-name="ce1">
            <text:p>7.0667</text:p>
          </table:table-cell>
          <table:table-cell office:value-type="float" office:value="2.0806" table:style-name="ce1">
            <text:p>2.0806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5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Cradle Of Filth</text:p>
          </table:table-cell>
          <table:table-cell office:value-type="string" table:style-name="ce1">
            <text:p>Scorched Earth Erotica</text:p>
          </table:table-cell>
          <table:table-cell office:value-type="string" table:style-name="ce5">
            <text:p><text:a xlink:href="http://www.youtube.com/watch?v=ScD62dww0Fw">http://www.youtube.com/watch?v=ScD62dww0Fw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14]/60" table:style-name="ce1">
            <text:p>0.1</text:p>
          </table:table-cell>
          <table:table-cell office:value-type="float" office:value="1.1000000000000001" table:formula="of:=[.H114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2667000000000002" table:style-name="ce1">
            <text:p>3.2667</text:p>
          </table:table-cell>
          <table:table-cell office:value-type="float" office:value="1.6111" table:style-name="ce1">
            <text:p>1.6111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.8666999999999998" table:style-name="ce1">
            <text:p>5.8667</text:p>
          </table:table-cell>
          <table:table-cell office:value-type="float" office:value="2.2764000000000002" table:style-name="ce1">
            <text:p>2.2764</text:p>
          </table:table-cell>
          <table:table-cell office:value-type="string" office:string-value="High Arousal, Low Valence" table:formula="of:=IF([.R114] &gt; 4.5; IF([.M114] &gt; 4.5; &quot;High Arousal, High Valence&quot;; &quot;High Arousal, Low Valence&quot;); IF([.M114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14] &gt; 4.5; IF([.M114] &gt; 4.5; 1; 2); IF([.M114] &gt; 4.5; 3; 4))" table:style-name="ce1">
            <text:p>2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5.5332999999999997" table:style-name="ce1">
            <text:p>5.5333</text:p>
          </table:table-cell>
          <table:table-cell office:value-type="float" office:value="2.2764000000000002" table:style-name="ce1">
            <text:p>2.276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2" table:style-name="ce1"/>
          <table:table-cell office:value-type="string" table:style-name="ce1">
            <text:p>Deicide</text:p>
          </table:table-cell>
          <table:table-cell office:value-type="string" table:style-name="ce1">
            <text:p>Homage For Satan</text:p>
          </table:table-cell>
          <table:table-cell office:value-type="string" table:style-name="ce1">
            <text:p>http://www.youtube.com/watch?v=IJkMrl4AG8w</text:p>
          </table:table-cell>
          <table:table-cell office:value-type="float" office:value="116" table:style-name="ce1">
            <text:p>116</text:p>
          </table:table-cell>
          <table:table-cell office:value-type="float" office:value="1.9333333333333333" table:formula="of:=[.G115]/60" table:style-name="ce1">
            <text:p>1.933333333</text:p>
          </table:table-cell>
          <table:table-cell office:value-type="float" office:value="2.9333333333333336" table:formula="of:=[.H115]+1" table:style-name="ce1">
            <text:p>2.93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.1333000000000002" table:style-name="ce1">
            <text:p>5.1333</text:p>
          </table:table-cell>
          <table:table-cell office:value-type="float" office:value="2.5263" table:style-name="ce1">
            <text:p>2.5263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6.4" table:style-name="ce1">
            <text:p>6.4</text:p>
          </table:table-cell>
          <table:table-cell office:value-type="float" office:value="1.9933000000000001" table:style-name="ce1">
            <text:p>1.9933</text:p>
          </table:table-cell>
          <table:table-cell office:value-type="string" office:string-value="High Arousal, High Valence" table:formula="of:=IF([.R115] &gt; 4.5; IF([.M115] &gt; 4.5; &quot;High Arousal, High Valence&quot;; &quot;High Arousal, Low Valence&quot;); IF([.M115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15] &gt; 4.5; IF([.M115] &gt; 4.5; 1; 2); IF([.M115] &gt; 4.5; 3; 4))" table:style-name="ce1">
            <text:p>1</text:p>
          </table:table-cell>
          <table:table-cell office:value-type="float" office:value="5.1666999999999996" table:style-name="ce1">
            <text:p>5.1667</text:p>
          </table:table-cell>
          <table:table-cell office:value-type="float" office:value="7" table:style-name="ce1">
            <text:p>7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5.8" table:style-name="ce1">
            <text:p>5.8</text:p>
          </table:table-cell>
          <table:table-cell office:value-type="float" office:value="1.9391" table:style-name="ce1">
            <text:p>1.939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Gorgoroth</text:p>
          </table:table-cell>
          <table:table-cell office:value-type="string" table:style-name="ce1">
            <text:p>Carving A Giant</text:p>
          </table:table-cell>
          <table:table-cell office:value-type="string" table:style-name="ce5">
            <text:p><text:a xlink:href="http://www.youtube.com/watch?v=aFn26ntmSsg">http://www.youtube.com/watch?v=aFn26ntmSsg</text:a></text:p>
          </table:table-cell>
          <table:table-cell office:value-type="float" office:value="166" table:style-name="ce1">
            <text:p>166</text:p>
          </table:table-cell>
          <table:table-cell office:value-type="float" office:value="2.7666666666666666" table:formula="of:=[.G116]/60" table:style-name="ce1">
            <text:p>2.766666667</text:p>
          </table:table-cell>
          <table:table-cell office:value-type="float" office:value="3.7666666666666666" table:formula="of:=[.H116]+1" table:style-name="ce1">
            <text:p>3.76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2667000000000002" table:style-name="ce1">
            <text:p>3.2667</text:p>
          </table:table-cell>
          <table:table-cell office:value-type="float" office:value="2.1124000000000001" table:style-name="ce1">
            <text:p>2.1124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2410000000000001" table:style-name="ce1">
            <text:p>2.241</text:p>
          </table:table-cell>
          <table:table-cell office:value-type="string" office:string-value="High Arousal, Low Valence" table:formula="of:=IF([.R116] &gt; 4.5; IF([.M116] &gt; 4.5; &quot;High Arousal, High Valence&quot;; &quot;High Arousal, Low Valence&quot;); IF([.M116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16] &gt; 4.5; IF([.M116] &gt; 4.5; 1; 2); IF([.M116] &gt; 4.5; 3; 4))" table:style-name="ce1">
            <text:p>2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2.4129" table:style-name="ce1">
            <text:p>2.4129</text:p>
          </table:table-cell>
          <table:table-cell office:value-type="float" office:value="3.3332999999999999" table:style-name="ce1">
            <text:p>3.3333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table:number-columns-repeated="1635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Dark Funeral</text:p>
          </table:table-cell>
          <table:table-cell office:value-type="string" table:style-name="ce1">
            <text:p>My Funeral</text:p>
          </table:table-cell>
          <table:table-cell office:value-type="string" table:style-name="ce2">
            <text:p><text:a xlink:href="http://www.youtube.com/watch?v=TEVodXzNmPM">http://www.youtube.com/watch?v=TEVodXzNmPM</text:a></text:p>
          </table:table-cell>
          <table:table-cell office:value-type="float" office:value="251" table:style-name="ce1">
            <text:p>251</text:p>
          </table:table-cell>
          <table:table-cell office:value-type="float" office:value="4.1833333333333336" table:formula="of:=[.G117]/60" table:style-name="ce1">
            <text:p>4.183333333</text:p>
          </table:table-cell>
          <table:table-cell office:value-type="float" office:value="5.1833333333333336" table:formula="of:=[.H117]+1" table:style-name="ce1">
            <text:p>5.183333333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4666999999999999" table:style-name="ce1">
            <text:p>3.4667</text:p>
          </table:table-cell>
          <table:table-cell office:value-type="float" office:value="2.3342999999999998" table:style-name="ce1">
            <text:p>2.3343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3" table:style-name="ce1">
            <text:p>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.3333000000000004" table:style-name="ce1">
            <text:p>5.3333</text:p>
          </table:table-cell>
          <table:table-cell office:value-type="float" office:value="2.3851" table:style-name="ce1">
            <text:p>2.3851</text:p>
          </table:table-cell>
          <table:table-cell office:value-type="string" office:string-value="High Arousal, Low Valence" table:formula="of:=IF([.R117] &gt; 4.5; IF([.M117] &gt; 4.5; &quot;High Arousal, High Valence&quot;; &quot;High Arousal, Low Valence&quot;); IF([.M117] &gt; 4.5; &quot;Low Arousal, High Valence&quot;; &quot;Low Arousal, Low Valence&quot;))" table:style-name="ce3">
            <text:p>High Arousal, Low Valence</text:p>
          </table:table-cell>
          <table:table-cell office:value-type="float" office:value="2" table:formula="of:=IF([.R117] &gt; 4.5; IF([.M117] &gt; 4.5; 1; 2); IF([.M117] &gt; 4.5; 3; 4))" table:style-name="ce3">
            <text:p>2</text:p>
          </table:table-cell>
          <table:table-cell office:value-type="float" office:value="3.1667000000000001" table:style-name="ce1">
            <text:p>3.1667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.2667000000000002" table:style-name="ce1">
            <text:p>5.2667</text:p>
          </table:table-cell>
          <table:table-cell office:value-type="float" office:value="2.8628" table:style-name="ce1">
            <text:p>2.8628</text:p>
          </table:table-cell>
          <table:table-cell office:value-type="float" office:value="2.1667000000000001" table:style-name="ce1">
            <text:p>2.166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55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2" table:style-name="ce1"/>
          <table:table-cell office:value-type="string" table:style-name="ce1">
            <text:p>Counting Crows</text:p>
          </table:table-cell>
          <table:table-cell office:value-type="string" table:style-name="ce1">
            <text:p>Angels Of The Silences</text:p>
          </table:table-cell>
          <table:table-cell office:value-type="string" table:style-name="ce1">
            <text:p>http://www.youtube.com/watch?v=rHaKHy8qSpo</text:p>
          </table:table-cell>
          <table:table-cell office:value-type="float" office:value="106" table:style-name="ce1">
            <text:p>106</text:p>
          </table:table-cell>
          <table:table-cell office:value-type="float" office:value="1.7666666666666666" table:formula="of:=[.G118]/60" table:style-name="ce1">
            <text:p>1.766666667</text:p>
          </table:table-cell>
          <table:table-cell office:value-type="float" office:value="2.7666666666666666" table:formula="of:=[.H118]+1" table:style-name="ce1">
            <text:p>2.76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.8666999999999998" table:style-name="ce1">
            <text:p>5.8667</text:p>
          </table:table-cell>
          <table:table-cell office:value-type="float" office:value="1.4078999999999999" table:style-name="ce1">
            <text:p>1.407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2" table:style-name="ce1">
            <text:p>5.2</text:p>
          </table:table-cell>
          <table:table-cell office:value-type="float" office:value="1.4236" table:style-name="ce1">
            <text:p>1.4236</text:p>
          </table:table-cell>
          <table:table-cell office:value-type="string" office:string-value="High Arousal, High Valence" table:formula="of:=IF([.R118] &gt; 4.5; IF([.M118] &gt; 4.5; &quot;High Arousal, High Valence&quot;; &quot;High Arousal, Low Valence&quot;); IF([.M118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18] &gt; 4.5; IF([.M118] &gt; 4.5; 1; 2); IF([.M118] &gt; 4.5; 3; 4))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.6666999999999996" table:style-name="ce1">
            <text:p>5.6667</text:p>
          </table:table-cell>
          <table:table-cell office:value-type="float" office:value="1.66" table:style-name="ce1">
            <text:p>1.6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.8333000000000004" table:style-name="ce1">
            <text:p>6.8333</text:p>
          </table:table-cell>
          <table:table-cell table:number-columns-repeated="1635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Rage Against The Machine</text:p>
          </table:table-cell>
          <table:table-cell office:value-type="string" table:style-name="ce1">
            <text:p>Bombtrack</text:p>
          </table:table-cell>
          <table:table-cell office:value-type="string" table:style-name="ce5">
            <text:p><text:a xlink:href="http://www.youtube.com/watch?v=Tu1wAP2Baco">http://www.youtube.com/watch?v=Tu1wAP2Baco</text:a></text:p>
          </table:table-cell>
          <table:table-cell office:value-type="float" office:value="6" table:style-name="ce1">
            <text:p>6</text:p>
          </table:table-cell>
          <table:table-cell office:value-type="float" office:value="0.1" table:formula="of:=[.G119]/60" table:style-name="ce1">
            <text:p>0.1</text:p>
          </table:table-cell>
          <table:table-cell office:value-type="float" office:value="1.1000000000000001" table:formula="of:=[.H119]+1" table:style-name="ce1">
            <text:p>1.1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.8666999999999998" table:style-name="ce1">
            <text:p>5.8667</text:p>
          </table:table-cell>
          <table:table-cell office:value-type="float" office:value="2.1867999999999999" table:style-name="ce1">
            <text:p>2.1868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8.5" table:style-name="ce1">
            <text:p>8.5</text:p>
          </table:table-cell>
          <table:table-cell office:value-type="float" office:value="7.0667" table:style-name="ce1">
            <text:p>7.0667</text:p>
          </table:table-cell>
          <table:table-cell office:value-type="float" office:value="1.4359999999999999" table:style-name="ce1">
            <text:p>1.436</text:p>
          </table:table-cell>
          <table:table-cell office:value-type="string" office:string-value="High Arousal, High Valence" table:formula="of:=IF([.R119] &gt; 4.5; IF([.M119] &gt; 4.5; &quot;High Arousal, High Valence&quot;; &quot;High Arousal, Low Valence&quot;); IF([.M119] &gt; 4.5; &quot;Low Arousal, High Valence&quot;; &quot;Low Arousal, Low Valence&quot;))" table:style-name="ce1">
            <text:p>High Arousal, High Valence</text:p>
          </table:table-cell>
          <table:table-cell office:value-type="float" office:value="1" table:formula="of:=IF([.R119] &gt; 4.5; IF([.M119] &gt; 4.5; 1; 2); IF([.M119] &gt; 4.5; 3; 4))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7.0667" table:style-name="ce1">
            <text:p>7.0667</text:p>
          </table:table-cell>
          <table:table-cell office:value-type="float" office:value="1.6111" table:style-name="ce1">
            <text:p>1.61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number-columns-repeated="16355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string" table:style-name="ce1">
            <text:p>Scooter</text:p>
          </table:table-cell>
          <table:table-cell office:value-type="string" table:style-name="ce1">
            <text:p>Hyper Hyper</text:p>
          </table:table-cell>
          <table:table-cell office:value-type="string" table:style-name="ce1">
            <text:p>http://www.youtube.com/watch?v=7Twnmhe948A</text:p>
          </table:table-cell>
          <table:table-cell office:value-type="float" office:value="151" table:style-name="ce1">
            <text:p>151</text:p>
          </table:table-cell>
          <table:table-cell office:value-type="float" office:value="2.5166666666666666" table:formula="of:=[.G120]/60" table:style-name="ce1">
            <text:p>2.516666667</text:p>
          </table:table-cell>
          <table:table-cell office:value-type="float" office:value="3.5166666666666666" table:formula="of:=[.H120]+1" table:style-name="ce1">
            <text:p>3.516666667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0667" table:style-name="ce1">
            <text:p>4.0667</text:p>
          </table:table-cell>
          <table:table-cell office:value-type="float" office:value="1.9137" table:style-name="ce1">
            <text:p>1.913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.8333000000000004" table:style-name="ce1">
            <text:p>5.8333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4712000000000001" table:style-name="ce1">
            <text:p>2.4712</text:p>
          </table:table-cell>
          <table:table-cell office:value-type="string" office:string-value="High Arousal, Low Valence" table:formula="of:=IF([.R120] &gt; 4.5; IF([.M120] &gt; 4.5; &quot;High Arousal, High Valence&quot;; &quot;High Arousal, Low Valence&quot;); IF([.M120] &gt; 4.5; &quot;Low Arousal, High Valence&quot;; &quot;Low Arousal, Low Valence&quot;))" table:style-name="ce1">
            <text:p>High Arousal, Low Valence</text:p>
          </table:table-cell>
          <table:table-cell office:value-type="float" office:value="2" table:formula="of:=IF([.R120] &gt; 4.5; IF([.M120] &gt; 4.5; 1; 2); IF([.M120] &gt; 4.5; 3; 4))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.8333000000000004" table:style-name="ce1">
            <text:p>6.8333</text:p>
          </table:table-cell>
          <table:table-cell office:value-type="float" office:value="5" table:style-name="ce1">
            <text:p>5</text:p>
          </table:table-cell>
          <table:table-cell office:value-type="float" office:value="2.1292" table:style-name="ce1">
            <text:p>2.1292</text:p>
          </table:table-cell>
          <table:table-cell office:value-type="float" office:value="4.1666999999999996" table:style-name="ce1">
            <text:p>4.1667</text:p>
          </table:table-cell>
          <table:table-cell office:value-type="float" office:value="5" table:style-name="ce1">
            <text:p>5</text:p>
          </table:table-cell>
          <table:table-cell office:value-type="float" office:value="6.6666999999999996" table:style-name="ce1">
            <text:p>6.6667</text:p>
          </table:table-cell>
          <table:table-cell table:number-columns-repeated="1635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Arch Enemy</text:p>
          </table:table-cell>
          <table:table-cell office:value-type="string" table:style-name="ce1">
            <text:p>My Apocalypse</text:p>
          </table:table-cell>
          <table:table-cell office:value-type="string" table:style-name="ce2">
            <text:p><text:a xlink:href="http://www.youtube.com/watch?v=mZM-d2qD15E">http://www.youtube.com/watch?v=mZM-d2qD15E</text:a></text:p>
          </table:table-cell>
          <table:table-cell office:value-type="float" office:value="201" table:style-name="ce1">
            <text:p>201</text:p>
          </table:table-cell>
          <table:table-cell office:value-type="float" office:value="3.35" table:formula="of:=[.G121]/60" table:style-name="ce1">
            <text:p>3.35</text:p>
          </table:table-cell>
          <table:table-cell office:value-type="float" office:value="4.3499999999999996" table:formula="of:=[.H121]+1" table:style-name="ce1">
            <text:p>4.3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.7332999999999998" table:style-name="ce1">
            <text:p>3.7333</text:p>
          </table:table-cell>
          <table:table-cell office:value-type="float" office:value="2.5939999999999999" table:style-name="ce1">
            <text:p>2.59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.8333000000000004" table:style-name="ce1">
            <text:p>4.8333</text:p>
          </table:table-cell>
          <table:table-cell office:value-type="float" office:value="5.7332999999999998" table:style-name="ce1">
            <text:p>5.7333</text:p>
          </table:table-cell>
          <table:table-cell office:value-type="float" office:value="2.2351000000000001" table:style-name="ce1">
            <text:p>2.2351</text:p>
          </table:table-cell>
          <table:table-cell office:value-type="string" office:string-value="High Arousal, Low Valence" table:formula="of:=IF([.R121] &gt; 4.5; IF([.M121] &gt; 4.5; &quot;High Arousal, High Valence&quot;; &quot;High Arousal, Low Valence&quot;); IF([.M121] &gt; 4.5; &quot;Low Arousal, High Valence&quot;; &quot;Low Arousal, Low Valence&quot;))" table:style-name="ce3">
            <text:p>High Arousal, Low Valence</text:p>
          </table:table-cell>
          <table:table-cell office:value-type="float" office:value="2" table:formula="of:=IF([.R121] &gt; 4.5; IF([.M121] &gt; 4.5; 1; 2); IF([.M121] &gt; 4.5; 3; 4))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.8333000000000004" table:style-name="ce1">
            <text:p>7.8333</text:p>
          </table:table-cell>
          <table:table-cell office:value-type="float" office:value="5.5332999999999997" table:style-name="ce1">
            <text:p>5.5333</text:p>
          </table:table-cell>
          <table:table-cell office:value-type="float" office:value="2.3626999999999998" table:style-name="ce1">
            <text:p>2.362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5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63" table:style-name="ce1"/>
        </table:table-row>
        <table:table-row table:number-rows-repeated="10484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style style:name="T1" style:family="text">
      <style:text-properties fo:color="#000000" style:font-name="Arial1" style:font-name-asian="Arial1" style:font-name-complex="Arial1" fo:font-size="10pt" style:font-size-asian="10pt" style:font-size-complex="10pt"/>
    </style:style>
    <style:style style:name="T2" style:family="text">
      <style:text-properties fo:color="#000000" style:font-name="Arial1" style:font-name-asian="Arial1" style:font-name-complex="Arial1" fo:font-size="10pt" style:font-size-asian="10pt" style:font-size-complex="10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1</meta:generator>
    <dc:creator>HERBUELA VON RALPH D</dc:creator>
    <meta:creation-date>2024-11-05T02:04:47Z</meta:creation-date>
    <dc:date>2024-11-05T08:38:06Z</dc:date>
    <meta:editing-cycles>6</meta:editing-cycles>
    <meta:editing-duration>PT426655S</meta:editing-duration>
  </office:meta>
</office:document-meta>
</file>